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CE181E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CE181E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in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57" table:default-cell-style-name="ce1"/>
        <table:table-row table:style-name="ro1">
          <table:table-cell office:value-type="string" table:style-name="ce1">
            <text:p>Data</text:p>
          </table:table-cell>
          <table:table-cell office:value-type="string" table:style-name="ce1">
            <text:p>Mem</text:p>
          </table:table-cell>
          <table:table-cell office:value-type="string" table:style-name="ce2">
            <text:p>FDTD-van</text:p>
          </table:table-cell>
          <table:table-cell office:value-type="string" table:style-name="ce3">
            <text:p>FDTD</text:p>
          </table:table-cell>
          <table:table-cell office:value-type="string" table:style-name="ce4">
            <text:p>is_faster</text:p>
          </table:table-cell>
          <table:table-cell office:value-type="string" table:style-name="ce5">
            <text:p>speed_up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string" table:style-name="ce1">
            <text:p>Mem</text:p>
          </table:table-cell>
          <table:table-cell office:value-type="string" table:style-name="ce2">
            <text:p>NW-van</text:p>
          </table:table-cell>
          <table:table-cell office:value-type="string" table:style-name="ce3">
            <text:p>NW</text:p>
          </table:table-cell>
          <table:table-cell office:value-type="string" table:style-name="ce4">
            <text:p>is_faster</text:p>
          </table:table-cell>
          <table:table-cell office:value-type="string" table:style-name="ce5">
            <text:p>speed_up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string" table:style-name="ce1">
            <text:p>Mem</text:p>
          </table:table-cell>
          <table:table-cell office:value-type="string" table:style-name="ce2">
            <text:p>RA-van</text:p>
          </table:table-cell>
          <table:table-cell office:value-type="string" table:style-name="ce3">
            <text:p>RA</text:p>
          </table:table-cell>
          <table:table-cell office:value-type="string" table:style-name="ce4">
            <text:p>is_faster</text:p>
          </table:table-cell>
          <table:table-cell office:value-type="string" table:style-name="ce5">
            <text:p>speed_up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string" table:style-name="ce1">
            <text:p>Mem</text:p>
          </table:table-cell>
          <table:table-cell office:value-type="string" table:style-name="ce2">
            <text:p>AddVec-van</text:p>
          </table:table-cell>
          <table:table-cell office:value-type="string" table:style-name="ce3">
            <text:p>AddVec</text:p>
          </table:table-cell>
          <table:table-cell office:value-type="string" table:style-name="ce4">
            <text:p>is_faster</text:p>
          </table:table-cell>
          <table:table-cell office:value-type="string" table:style-name="ce5">
            <text:p>speed_up</text:p>
          </table:table-cell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.13748" table:formula="of:=SUM(['fdtd-van'.C1:.ZZ1]) / COUNT(['fdtd-van'.C1:.ZZ1])" table:style-name="ce6">
            <text:p>4.13748</text:p>
          </table:table-cell>
          <table:table-cell office:value-type="float" office:value="4.3755499999999996" table:formula="of:=SUM([fdtd.C1:.ZZ1]) / COUNT([fdtd.C1:.ZZ1])" table:style-name="ce7">
            <text:p>4.37555</text:p>
          </table:table-cell>
          <table:table-cell office:value-type="boolean" office:boolean-value="false" table:formula="of:=[.C2]&gt;[.D2]" table:style-name="ce8">
            <text:p>FALSE</text:p>
          </table:table-cell>
          <table:table-cell office:value-type="float" office:value="-5.7539855177547672" table:formula="of:=(1-[.D2]/[.C2])*100" table:style-name="ce9">
            <text:p>-5.75398551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3.3993166666666661" table:formula="of:=SUM(['nw-van'.C1:.ZZ1]) / COUNT(['nw-van'.C1:.ZZ1])" table:style-name="ce6">
            <text:p>3.399316667</text:p>
          </table:table-cell>
          <table:table-cell office:value-type="float" office:value="3.62365" table:formula="of:=SUM([nw.C1:.ZZ1]) / COUNT([nw.C1:.ZZ1])" table:style-name="ce7">
            <text:p>3.62365</text:p>
          </table:table-cell>
          <table:table-cell office:value-type="boolean" office:boolean-value="false" table:formula="of:=[.J2]&gt;[.K2]" table:style-name="ce8">
            <text:p>FALSE</text:p>
          </table:table-cell>
          <table:table-cell office:value-type="float" office:value="-6.5993655587642808" table:formula="of:=(1-[.K2]/[.J2])*100" table:style-name="ce9">
            <text:p>-6.59936555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1.8812566666666666" table:formula="of:=SUM(['ra-van'.C1:.ZZ1]) / COUNT(['ra-van'.C1:.ZZ1])" table:style-name="ce10">
            <text:p>1.881256667</text:p>
          </table:table-cell>
          <table:table-cell office:value-type="float" office:value="1.68346" table:formula="of:=SUM([ra.C1:.ZZ1]) / COUNT([ra.C1:.ZZ1])" table:style-name="ce1">
            <text:p>1.68346</text:p>
          </table:table-cell>
          <table:table-cell office:value-type="boolean" office:boolean-value="true" table:formula="of:=[.Q2]&gt;[.R2]" table:style-name="ce11">
            <text:p>TRUE</text:p>
          </table:table-cell>
          <table:table-cell office:value-type="float" office:value="10.514071267964498" table:formula="of:=(1-[.R2]/[.Q2])*100" table:style-name="ce12">
            <text:p>10.51407127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.2998799999999999" table:formula="of:=SUM(['addvec-van'.C1:.ZZ1]) / COUNT(['addvec-van'.C1:.ZZ1])" table:style-name="ce6">
            <text:p>2.29988</text:p>
          </table:table-cell>
          <table:table-cell office:value-type="float" office:value="0" table:formula="of:=SUM([addvec.C1:.ZZ1]) / COUNT([addvec.C1:.ZZ1])" table:style-name="ce7">
            <text:p>#DIV/0!</text:p>
          </table:table-cell>
          <table:table-cell office:value-type="float" office:value="0" table:formula="of:=[.Z1]&gt;[.Y2]" table:style-name="ce8">
            <text:p>#DIV/0!</text:p>
          </table:table-cell>
          <table:table-cell office:value-type="float" office:value="0" table:formula="of:=(1-[.Y2]/[.X2])*100" table:style-name="ce9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6.7362133333333327" table:formula="of:=SUM(['fdtd-van'.C2:.ZZ2]) / COUNT(['fdtd-van'.C2:.ZZ2])" table:style-name="ce10">
            <text:p>6.736213333</text:p>
          </table:table-cell>
          <table:table-cell office:value-type="float" office:value="6.77888" table:formula="of:=SUM([fdtd.C2:.ZZ2]) / COUNT([fdtd.C2:.ZZ2])" table:style-name="ce1">
            <text:p>6.77888</text:p>
          </table:table-cell>
          <table:table-cell office:value-type="boolean" office:boolean-value="false" table:formula="of:=[.C3]&gt;[.D3]" table:style-name="ce11">
            <text:p>FALSE</text:p>
          </table:table-cell>
          <table:table-cell office:value-type="float" office:value="-0.63339244996201138" table:formula="of:=(1-[.D3]/[.C3])*100" table:style-name="ce9">
            <text:p>-0.6333924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5.6929499999999997" table:formula="of:=SUM(['nw-van'.C2:.ZZ2]) / COUNT(['nw-van'.C2:.ZZ2])" table:style-name="ce10">
            <text:p>5.69295</text:p>
          </table:table-cell>
          <table:table-cell office:value-type="float" office:value="6.0231700000000004" table:formula="of:=SUM([nw.C2:.ZZ2]) / COUNT([nw.C2:.ZZ2])" table:style-name="ce7">
            <text:p>6.02317</text:p>
          </table:table-cell>
          <table:table-cell office:value-type="boolean" office:boolean-value="false" table:formula="of:=[.J3]&gt;[.K3]" table:style-name="ce11">
            <text:p>FALSE</text:p>
          </table:table-cell>
          <table:table-cell office:value-type="float" office:value="-5.8005076454211046" table:formula="of:=(1-[.K3]/[.J3])*100" table:style-name="ce12">
            <text:p>-5.80050764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3.2087233333333334" table:formula="of:=SUM(['ra-van'.C2:.ZZ2]) / COUNT(['ra-van'.C2:.ZZ2])" table:style-name="ce10">
            <text:p>3.208723333</text:p>
          </table:table-cell>
          <table:table-cell office:value-type="float" office:value="2.98291" table:formula="of:=SUM([ra.C2:.ZZ2]) / COUNT([ra.C2:.ZZ2])" table:style-name="ce1">
            <text:p>2.98291</text:p>
          </table:table-cell>
          <table:table-cell office:value-type="boolean" office:boolean-value="true" table:formula="of:=[.Q3]&gt;[.R3]" table:style-name="ce11">
            <text:p>TRUE</text:p>
          </table:table-cell>
          <table:table-cell office:value-type="float" office:value="7.037482196969302" table:formula="of:=(1-[.R3]/[.Q3])*100" table:style-name="ce12">
            <text:p>7.03748219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3.9748466666666666" table:formula="of:=SUM(['addvec-van'.C2:.ZZ2]) / COUNT(['addvec-van'.C2:.ZZ2])" table:style-name="ce10">
            <text:p>3.974846667</text:p>
          </table:table-cell>
          <table:table-cell office:value-type="float" office:value="0" table:formula="of:=SUM([addvec.C2:.ZZ2]) / COUNT([addvec.C2:.ZZ2])" table:style-name="ce7">
            <text:p>#DIV/0!</text:p>
          </table:table-cell>
          <table:table-cell office:value-type="float" office:value="0" table:formula="of:=[.Z2]&gt;[.Y3]" table:style-name="ce11">
            <text:p>#DIV/0!</text:p>
          </table:table-cell>
          <table:table-cell office:value-type="float" office:value="0" table:formula="of:=(1-[.Y3]/[.X3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10.260233333333334" table:formula="of:=SUM(['fdtd-van'.C3:.ZZ3]) / COUNT(['fdtd-van'.C3:.ZZ3])" table:style-name="ce10">
            <text:p>10.26023333</text:p>
          </table:table-cell>
          <table:table-cell office:value-type="float" office:value="9.9727399999999999" table:formula="of:=SUM([fdtd.C3:.ZZ3]) / COUNT([fdtd.C3:.ZZ3])" table:style-name="ce1">
            <text:p>9.97274</text:p>
          </table:table-cell>
          <table:table-cell office:value-type="boolean" office:boolean-value="true" table:formula="of:=[.C4]&gt;[.D4]" table:style-name="ce11">
            <text:p>TRUE</text:p>
          </table:table-cell>
          <table:table-cell office:value-type="float" office:value="2.8020155487042286" table:formula="of:=(1-[.D4]/[.C4])*100" table:style-name="ce9">
            <text:p>2.802015549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8.1262266666666676" table:formula="of:=SUM(['nw-van'.C3:.ZZ3]) / COUNT(['nw-van'.C3:.ZZ3])" table:style-name="ce10">
            <text:p>8.126226667</text:p>
          </table:table-cell>
          <table:table-cell office:value-type="float" office:value="8.4009" table:formula="of:=SUM([nw.C3:.ZZ3]) / COUNT([nw.C3:.ZZ3])" table:style-name="ce7">
            <text:p>8.4009</text:p>
          </table:table-cell>
          <table:table-cell office:value-type="boolean" office:boolean-value="false" table:formula="of:=[.J4]&gt;[.K4]" table:style-name="ce11">
            <text:p>FALSE</text:p>
          </table:table-cell>
          <table:table-cell office:value-type="float" office:value="-3.3800845656942746" table:formula="of:=(1-[.K4]/[.J4])*100" table:style-name="ce12">
            <text:p>-3.38008456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4.1750400000000001" table:formula="of:=SUM(['ra-van'.C3:.ZZ3]) / COUNT(['ra-van'.C3:.ZZ3])" table:style-name="ce10">
            <text:p>4.17504</text:p>
          </table:table-cell>
          <table:table-cell office:value-type="float" office:value="4.11782" table:formula="of:=SUM([ra.C3:.ZZ3]) / COUNT([ra.C3:.ZZ3])" table:style-name="ce1">
            <text:p>4.11782</text:p>
          </table:table-cell>
          <table:table-cell office:value-type="boolean" office:boolean-value="true" table:formula="of:=[.Q4]&gt;[.R4]" table:style-name="ce11">
            <text:p>TRUE</text:p>
          </table:table-cell>
          <table:table-cell office:value-type="float" office:value="1.37052579136967" table:formula="of:=(1-[.R4]/[.Q4])*100" table:style-name="ce12">
            <text:p>1.370525791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5.4576299999999991" table:formula="of:=SUM(['addvec-van'.C3:.ZZ3]) / COUNT(['addvec-van'.C3:.ZZ3])" table:style-name="ce10">
            <text:p>5.45763</text:p>
          </table:table-cell>
          <table:table-cell office:value-type="float" office:value="0" table:formula="of:=SUM([addvec.C3:.ZZ3]) / COUNT([addvec.C3:.ZZ3])" table:style-name="ce7">
            <text:p>#DIV/0!</text:p>
          </table:table-cell>
          <table:table-cell office:value-type="float" office:value="0" table:formula="of:=[.Z3]&gt;[.Y4]" table:style-name="ce11">
            <text:p>#DIV/0!</text:p>
          </table:table-cell>
          <table:table-cell office:value-type="float" office:value="0" table:formula="of:=(1-[.Y4]/[.X4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12.967333333333334" table:formula="of:=SUM(['fdtd-van'.C4:.ZZ4]) / COUNT(['fdtd-van'.C4:.ZZ4])" table:style-name="ce10">
            <text:p>12.96733333</text:p>
          </table:table-cell>
          <table:table-cell office:value-type="float" office:value="13.077500000000001" table:formula="of:=SUM([fdtd.C4:.ZZ4]) / COUNT([fdtd.C4:.ZZ4])" table:style-name="ce1">
            <text:p>13.0775</text:p>
          </table:table-cell>
          <table:table-cell office:value-type="boolean" office:boolean-value="false" table:formula="of:=[.C5]&gt;[.D5]" table:style-name="ce11">
            <text:p>FALSE</text:p>
          </table:table-cell>
          <table:table-cell office:value-type="float" office:value="-0.84957071615854307" table:formula="of:=(1-[.D5]/[.C5])*100" table:style-name="ce9">
            <text:p>-0.84957071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9.8633433333333329" table:formula="of:=SUM(['nw-van'.C4:.ZZ4]) / COUNT(['nw-van'.C4:.ZZ4])" table:style-name="ce10">
            <text:p>9.863343333</text:p>
          </table:table-cell>
          <table:table-cell office:value-type="float" office:value="9.7549799999999998" table:formula="of:=SUM([nw.C4:.ZZ4]) / COUNT([nw.C4:.ZZ4])" table:style-name="ce7">
            <text:p>9.75498</text:p>
          </table:table-cell>
          <table:table-cell office:value-type="boolean" office:boolean-value="true" table:formula="of:=[.J5]&gt;[.K5]" table:style-name="ce11">
            <text:p>TRUE</text:p>
          </table:table-cell>
          <table:table-cell office:value-type="float" office:value="1.0986470780867674" table:formula="of:=(1-[.K5]/[.J5])*100" table:style-name="ce12">
            <text:p>1.098647078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5.0693633333333326" table:formula="of:=SUM(['ra-van'.C4:.ZZ4]) / COUNT(['ra-van'.C4:.ZZ4])" table:style-name="ce10">
            <text:p>5.069363333</text:p>
          </table:table-cell>
          <table:table-cell office:value-type="float" office:value="4.8752599999999999" table:formula="of:=SUM([ra.C4:.ZZ4]) / COUNT([ra.C4:.ZZ4])" table:style-name="ce1">
            <text:p>4.87526</text:p>
          </table:table-cell>
          <table:table-cell office:value-type="boolean" office:boolean-value="true" table:formula="of:=[.Q5]&gt;[.R5]" table:style-name="ce11">
            <text:p>TRUE</text:p>
          </table:table-cell>
          <table:table-cell office:value-type="float" office:value="3.8289489344158101" table:formula="of:=(1-[.R5]/[.Q5])*100" table:style-name="ce12">
            <text:p>3.82894893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7.1156800000000002" table:formula="of:=SUM(['addvec-van'.C4:.ZZ4]) / COUNT(['addvec-van'.C4:.ZZ4])" table:style-name="ce10">
            <text:p>7.11568</text:p>
          </table:table-cell>
          <table:table-cell office:value-type="float" office:value="0" table:formula="of:=SUM([addvec.C4:.ZZ4]) / COUNT([addvec.C4:.ZZ4])" table:style-name="ce7">
            <text:p>#DIV/0!</text:p>
          </table:table-cell>
          <table:table-cell office:value-type="float" office:value="0" table:formula="of:=[.Z4]&gt;[.Y5]" table:style-name="ce11">
            <text:p>#DIV/0!</text:p>
          </table:table-cell>
          <table:table-cell office:value-type="float" office:value="0" table:formula="of:=(1-[.Y5]/[.X5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5.747233333333334" table:formula="of:=SUM(['fdtd-van'.C5:.ZZ5]) / COUNT(['fdtd-van'.C5:.ZZ5])" table:style-name="ce10">
            <text:p>15.74723333</text:p>
          </table:table-cell>
          <table:table-cell office:value-type="float" office:value="14.2746" table:formula="of:=SUM([fdtd.C5:.ZZ5]) / COUNT([fdtd.C5:.ZZ5])" table:style-name="ce1">
            <text:p>14.2746</text:p>
          </table:table-cell>
          <table:table-cell office:value-type="boolean" office:boolean-value="true" table:formula="of:=[.C6]&gt;[.D6]" table:style-name="ce11">
            <text:p>TRUE</text:p>
          </table:table-cell>
          <table:table-cell office:value-type="float" office:value="9.3516956417741159" table:formula="of:=(1-[.D6]/[.C6])*100" table:style-name="ce9">
            <text:p>9.35169564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2.158466666666667" table:formula="of:=SUM(['nw-van'.C5:.ZZ5]) / COUNT(['nw-van'.C5:.ZZ5])" table:style-name="ce10">
            <text:p>12.15846667</text:p>
          </table:table-cell>
          <table:table-cell office:value-type="float" office:value="12.3569" table:formula="of:=SUM([nw.C5:.ZZ5]) / COUNT([nw.C5:.ZZ5])" table:style-name="ce7">
            <text:p>12.3569</text:p>
          </table:table-cell>
          <table:table-cell office:value-type="boolean" office:boolean-value="false" table:formula="of:=[.J6]&gt;[.K6]" table:style-name="ce11">
            <text:p>FALSE</text:p>
          </table:table-cell>
          <table:table-cell office:value-type="float" office:value="-1.6320588670720504" table:formula="of:=(1-[.K6]/[.J6])*100" table:style-name="ce12">
            <text:p>-1.632058867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6.0699399999999999" table:formula="of:=SUM(['ra-van'.C5:.ZZ5]) / COUNT(['ra-van'.C5:.ZZ5])" table:style-name="ce10">
            <text:p>6.06994</text:p>
          </table:table-cell>
          <table:table-cell office:value-type="float" office:value="6.2730899999999998" table:formula="of:=SUM([ra.C5:.ZZ5]) / COUNT([ra.C5:.ZZ5])" table:style-name="ce1">
            <text:p>6.27309</text:p>
          </table:table-cell>
          <table:table-cell office:value-type="boolean" office:boolean-value="false" table:formula="of:=[.Q6]&gt;[.R6]" table:style-name="ce11">
            <text:p>FALSE</text:p>
          </table:table-cell>
          <table:table-cell office:value-type="float" office:value="-3.3468205616530078" table:formula="of:=(1-[.R6]/[.Q6])*100" table:style-name="ce12">
            <text:p>-3.346820562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8.9027833333333337" table:formula="of:=SUM(['addvec-van'.C5:.ZZ5]) / COUNT(['addvec-van'.C5:.ZZ5])" table:style-name="ce10">
            <text:p>8.902783333</text:p>
          </table:table-cell>
          <table:table-cell office:value-type="float" office:value="0" table:formula="of:=SUM([addvec.C5:.ZZ5]) / COUNT([addvec.C5:.ZZ5])" table:style-name="ce7">
            <text:p>#DIV/0!</text:p>
          </table:table-cell>
          <table:table-cell office:value-type="float" office:value="0" table:formula="of:=[.Z5]&gt;[.Y6]" table:style-name="ce11">
            <text:p>#DIV/0!</text:p>
          </table:table-cell>
          <table:table-cell office:value-type="float" office:value="0" table:formula="of:=(1-[.Y6]/[.X6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18.205766666666666" table:formula="of:=SUM(['fdtd-van'.C6:.ZZ6]) / COUNT(['fdtd-van'.C6:.ZZ6])" table:style-name="ce10">
            <text:p>18.20576667</text:p>
          </table:table-cell>
          <table:table-cell office:value-type="float" office:value="17.960999999999999" table:formula="of:=SUM([fdtd.C6:.ZZ6]) / COUNT([fdtd.C6:.ZZ6])" table:style-name="ce1">
            <text:p>17.961</text:p>
          </table:table-cell>
          <table:table-cell office:value-type="boolean" office:boolean-value="true" table:formula="of:=[.C7]&gt;[.D7]" table:style-name="ce11">
            <text:p>TRUE</text:p>
          </table:table-cell>
          <table:table-cell office:value-type="float" office:value="1.3444458074639343" table:formula="of:=(1-[.D7]/[.C7])*100" table:style-name="ce9">
            <text:p>1.344445807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13.631866666666667" table:formula="of:=SUM(['nw-van'.C6:.ZZ6]) / COUNT(['nw-van'.C6:.ZZ6])" table:style-name="ce10">
            <text:p>13.63186667</text:p>
          </table:table-cell>
          <table:table-cell office:value-type="float" office:value="12.5097" table:formula="of:=SUM([nw.C6:.ZZ6]) / COUNT([nw.C6:.ZZ6])" table:style-name="ce7">
            <text:p>12.5097</text:p>
          </table:table-cell>
          <table:table-cell office:value-type="boolean" office:boolean-value="true" table:formula="of:=[.J7]&gt;[.K7]" table:style-name="ce11">
            <text:p>TRUE</text:p>
          </table:table-cell>
          <table:table-cell office:value-type="float" office:value="8.2319369320904894" table:formula="of:=(1-[.K7]/[.J7])*100" table:style-name="ce12">
            <text:p>8.23193693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6.8238433333333335" table:formula="of:=SUM(['ra-van'.C6:.ZZ6]) / COUNT(['ra-van'.C6:.ZZ6])" table:style-name="ce10">
            <text:p>6.823843333</text:p>
          </table:table-cell>
          <table:table-cell office:value-type="float" office:value="7.2408000000000001" table:formula="of:=SUM([ra.C6:.ZZ6]) / COUNT([ra.C6:.ZZ6])" table:style-name="ce1">
            <text:p>7.2408</text:p>
          </table:table-cell>
          <table:table-cell office:value-type="boolean" office:boolean-value="false" table:formula="of:=[.Q7]&gt;[.R7]" table:style-name="ce11">
            <text:p>FALSE</text:p>
          </table:table-cell>
          <table:table-cell office:value-type="float" office:value="-6.1102907305902399" table:formula="of:=(1-[.R7]/[.Q7])*100" table:style-name="ce12">
            <text:p>-6.110290731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10.525703333333333" table:formula="of:=SUM(['addvec-van'.C6:.ZZ6]) / COUNT(['addvec-van'.C6:.ZZ6])" table:style-name="ce10">
            <text:p>10.52570333</text:p>
          </table:table-cell>
          <table:table-cell office:value-type="float" office:value="0" table:formula="of:=SUM([addvec.C6:.ZZ6]) / COUNT([addvec.C6:.ZZ6])" table:style-name="ce7">
            <text:p>#DIV/0!</text:p>
          </table:table-cell>
          <table:table-cell office:value-type="float" office:value="0" table:formula="of:=[.Z6]&gt;[.Y7]" table:style-name="ce11">
            <text:p>#DIV/0!</text:p>
          </table:table-cell>
          <table:table-cell office:value-type="float" office:value="0" table:formula="of:=(1-[.Y7]/[.X7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21.038166666666665" table:formula="of:=SUM(['fdtd-van'.C7:.ZZ7]) / COUNT(['fdtd-van'.C7:.ZZ7])" table:style-name="ce10">
            <text:p>21.03816667</text:p>
          </table:table-cell>
          <table:table-cell office:value-type="float" office:value="19.772400000000001" table:formula="of:=SUM([fdtd.C7:.ZZ7]) / COUNT([fdtd.C7:.ZZ7])" table:style-name="ce1">
            <text:p>19.7724</text:p>
          </table:table-cell>
          <table:table-cell office:value-type="boolean" office:boolean-value="true" table:formula="of:=[.C8]&gt;[.D8]" table:style-name="ce11">
            <text:p>TRUE</text:p>
          </table:table-cell>
          <table:table-cell office:value-type="float" office:value="6.0165255210767654" table:formula="of:=(1-[.D8]/[.C8])*100" table:style-name="ce9">
            <text:p>6.01652552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5.429333333333332" table:formula="of:=SUM(['nw-van'.C7:.ZZ7]) / COUNT(['nw-van'.C7:.ZZ7])" table:style-name="ce10">
            <text:p>15.42933333</text:p>
          </table:table-cell>
          <table:table-cell office:value-type="float" office:value="15.127599999999999" table:formula="of:=SUM([nw.C7:.ZZ7]) / COUNT([nw.C7:.ZZ7])" table:style-name="ce7">
            <text:p>15.1276</text:p>
          </table:table-cell>
          <table:table-cell office:value-type="boolean" office:boolean-value="true" table:formula="of:=[.J8]&gt;[.K8]" table:style-name="ce11">
            <text:p>TRUE</text:p>
          </table:table-cell>
          <table:table-cell office:value-type="float" office:value="1.9555824403733157" table:formula="of:=(1-[.K8]/[.J8])*100" table:style-name="ce12">
            <text:p>1.95558244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7.9863499999999989" table:formula="of:=SUM(['ra-van'.C7:.ZZ7]) / COUNT(['ra-van'.C7:.ZZ7])" table:style-name="ce10">
            <text:p>7.98635</text:p>
          </table:table-cell>
          <table:table-cell office:value-type="float" office:value="8.2186199999999996" table:formula="of:=SUM([ra.C7:.ZZ7]) / COUNT([ra.C7:.ZZ7])" table:style-name="ce1">
            <text:p>8.21862</text:p>
          </table:table-cell>
          <table:table-cell office:value-type="boolean" office:boolean-value="false" table:formula="of:=[.Q8]&gt;[.R8]" table:style-name="ce11">
            <text:p>FALSE</text:p>
          </table:table-cell>
          <table:table-cell office:value-type="float" office:value="-2.908337350604473" table:formula="of:=(1-[.R8]/[.Q8])*100" table:style-name="ce12">
            <text:p>-2.90833735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1.607500000000002" table:formula="of:=SUM(['addvec-van'.C7:.ZZ7]) / COUNT(['addvec-van'.C7:.ZZ7])" table:style-name="ce10">
            <text:p>11.6075</text:p>
          </table:table-cell>
          <table:table-cell office:value-type="float" office:value="0" table:formula="of:=SUM([addvec.C7:.ZZ7]) / COUNT([addvec.C7:.ZZ7])" table:style-name="ce7">
            <text:p>#DIV/0!</text:p>
          </table:table-cell>
          <table:table-cell office:value-type="float" office:value="0" table:formula="of:=[.Z7]&gt;[.Y8]" table:style-name="ce11">
            <text:p>#DIV/0!</text:p>
          </table:table-cell>
          <table:table-cell office:value-type="float" office:value="0" table:formula="of:=(1-[.Y8]/[.X8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23.027133333333335" table:formula="of:=SUM(['fdtd-van'.C8:.ZZ8]) / COUNT(['fdtd-van'.C8:.ZZ8])" table:style-name="ce10">
            <text:p>23.02713333</text:p>
          </table:table-cell>
          <table:table-cell office:value-type="float" office:value="23.2197" table:formula="of:=SUM([fdtd.C8:.ZZ8]) / COUNT([fdtd.C8:.ZZ8])" table:style-name="ce1">
            <text:p>23.2197</text:p>
          </table:table-cell>
          <table:table-cell office:value-type="boolean" office:boolean-value="false" table:formula="of:=[.C9]&gt;[.D9]" table:style-name="ce11">
            <text:p>FALSE</text:p>
          </table:table-cell>
          <table:table-cell office:value-type="float" office:value="-0.83625983260326997" table:formula="of:=(1-[.D9]/[.C9])*100" table:style-name="ce9">
            <text:p>-0.83625983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17.213133333333335" table:formula="of:=SUM(['nw-van'.C8:.ZZ8]) / COUNT(['nw-van'.C8:.ZZ8])" table:style-name="ce10">
            <text:p>17.21313333</text:p>
          </table:table-cell>
          <table:table-cell office:value-type="float" office:value="18.302" table:formula="of:=SUM([nw.C8:.ZZ8]) / COUNT([nw.C8:.ZZ8])" table:style-name="ce7">
            <text:p>18.302</text:p>
          </table:table-cell>
          <table:table-cell office:value-type="boolean" office:boolean-value="false" table:formula="of:=[.J9]&gt;[.K9]" table:style-name="ce11">
            <text:p>FALSE</text:p>
          </table:table-cell>
          <table:table-cell office:value-type="float" office:value="-6.325789997559994" table:formula="of:=(1-[.K9]/[.J9])*100" table:style-name="ce12">
            <text:p>-6.325789998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9.2429233333333318" table:formula="of:=SUM(['ra-van'.C8:.ZZ8]) / COUNT(['ra-van'.C8:.ZZ8])" table:style-name="ce10">
            <text:p>9.242923333</text:p>
          </table:table-cell>
          <table:table-cell office:value-type="float" office:value="9.2108799999999995" table:formula="of:=SUM([ra.C8:.ZZ8]) / COUNT([ra.C8:.ZZ8])" table:style-name="ce1">
            <text:p>9.21088</text:p>
          </table:table-cell>
          <table:table-cell office:value-type="boolean" office:boolean-value="true" table:formula="of:=[.Q9]&gt;[.R9]" table:style-name="ce11">
            <text:p>TRUE</text:p>
          </table:table-cell>
          <table:table-cell office:value-type="float" office:value="0.34667963995517193" table:formula="of:=(1-[.R9]/[.Q9])*100" table:style-name="ce12">
            <text:p>0.34667964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13.425866666666666" table:formula="of:=SUM(['addvec-van'.C8:.ZZ8]) / COUNT(['addvec-van'.C8:.ZZ8])" table:style-name="ce10">
            <text:p>13.42586667</text:p>
          </table:table-cell>
          <table:table-cell office:value-type="float" office:value="0" table:formula="of:=SUM([addvec.C8:.ZZ8]) / COUNT([addvec.C8:.ZZ8])" table:style-name="ce7">
            <text:p>#DIV/0!</text:p>
          </table:table-cell>
          <table:table-cell office:value-type="float" office:value="0" table:formula="of:=[.Z8]&gt;[.Y9]" table:style-name="ce11">
            <text:p>#DIV/0!</text:p>
          </table:table-cell>
          <table:table-cell office:value-type="float" office:value="0" table:formula="of:=(1-[.Y9]/[.X9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26.014399999999998" table:formula="of:=SUM(['fdtd-van'.C9:.ZZ9]) / COUNT(['fdtd-van'.C9:.ZZ9])" table:style-name="ce10">
            <text:p>26.0144</text:p>
          </table:table-cell>
          <table:table-cell office:value-type="float" office:value="25.917899999999999" table:formula="of:=SUM([fdtd.C9:.ZZ9]) / COUNT([fdtd.C9:.ZZ9])" table:style-name="ce1">
            <text:p>25.9179</text:p>
          </table:table-cell>
          <table:table-cell office:value-type="boolean" office:boolean-value="true" table:formula="of:=[.C10]&gt;[.D10]" table:style-name="ce11">
            <text:p>TRUE</text:p>
          </table:table-cell>
          <table:table-cell office:value-type="float" office:value="0.37094839781044442" table:formula="of:=(1-[.D10]/[.C10])*100" table:style-name="ce9">
            <text:p>0.370948398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8.756199999999996" table:formula="of:=SUM(['nw-van'.C9:.ZZ9]) / COUNT(['nw-van'.C9:.ZZ9])" table:style-name="ce10">
            <text:p>18.7562</text:p>
          </table:table-cell>
          <table:table-cell office:value-type="float" office:value="19.882100000000001" table:formula="of:=SUM([nw.C9:.ZZ9]) / COUNT([nw.C9:.ZZ9])" table:style-name="ce7">
            <text:p>19.8821</text:p>
          </table:table-cell>
          <table:table-cell office:value-type="boolean" office:boolean-value="false" table:formula="of:=[.J10]&gt;[.K10]" table:style-name="ce11">
            <text:p>FALSE</text:p>
          </table:table-cell>
          <table:table-cell office:value-type="float" office:value="-6.0028150691505022" table:formula="of:=(1-[.K10]/[.J10])*100" table:style-name="ce12">
            <text:p>-6.002815069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0.458366666666665" table:formula="of:=SUM(['ra-van'.C9:.ZZ9]) / COUNT(['ra-van'.C9:.ZZ9])" table:style-name="ce10">
            <text:p>10.45836667</text:p>
          </table:table-cell>
          <table:table-cell office:value-type="float" office:value="10.297599999999999" table:formula="of:=SUM([ra.C9:.ZZ9]) / COUNT([ra.C9:.ZZ9])" table:style-name="ce1">
            <text:p>10.2976</text:p>
          </table:table-cell>
          <table:table-cell office:value-type="boolean" office:boolean-value="true" table:formula="of:=[.Q10]&gt;[.R10]" table:style-name="ce11">
            <text:p>TRUE</text:p>
          </table:table-cell>
          <table:table-cell office:value-type="float" office:value="1.5372062559163013" table:formula="of:=(1-[.R10]/[.Q10])*100" table:style-name="ce12">
            <text:p>1.537206256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5.037699999999999" table:formula="of:=SUM(['addvec-van'.C9:.ZZ9]) / COUNT(['addvec-van'.C9:.ZZ9])" table:style-name="ce10">
            <text:p>15.0377</text:p>
          </table:table-cell>
          <table:table-cell office:value-type="float" office:value="0" table:formula="of:=SUM([addvec.C9:.ZZ9]) / COUNT([addvec.C9:.ZZ9])" table:style-name="ce7">
            <text:p>#DIV/0!</text:p>
          </table:table-cell>
          <table:table-cell office:value-type="float" office:value="0" table:formula="of:=[.Z9]&gt;[.Y10]" table:style-name="ce11">
            <text:p>#DIV/0!</text:p>
          </table:table-cell>
          <table:table-cell office:value-type="float" office:value="0" table:formula="of:=(1-[.Y10]/[.X10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30.29966666666667" table:formula="of:=SUM(['fdtd-van'.C10:.ZZ10]) / COUNT(['fdtd-van'.C10:.ZZ10])" table:style-name="ce10">
            <text:p>130.2996667</text:p>
          </table:table-cell>
          <table:table-cell office:value-type="float" office:value="114.68300000000001" table:formula="of:=SUM([fdtd.C10:.ZZ10]) / COUNT([fdtd.C10:.ZZ10])" table:style-name="ce1">
            <text:p>114.683</text:p>
          </table:table-cell>
          <table:table-cell office:value-type="boolean" office:boolean-value="true" table:formula="of:=[.C11]&gt;[.D11]" table:style-name="ce11">
            <text:p>TRUE</text:p>
          </table:table-cell>
          <table:table-cell office:value-type="float" office:value="11.985193106147618" table:formula="of:=(1-[.D11]/[.C11])*100" table:style-name="ce9">
            <text:p>11.9851931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46.7576" table:formula="of:=SUM(['nw-van'.C10:.ZZ10]) / COUNT(['nw-van'.C10:.ZZ10])" table:style-name="ce10">
            <text:p>146.7576</text:p>
          </table:table-cell>
          <table:table-cell office:value-type="float" office:value="75.4422" table:formula="of:=SUM([nw.C10:.ZZ10]) / COUNT([nw.C10:.ZZ10])" table:style-name="ce7">
            <text:p>75.4422</text:p>
          </table:table-cell>
          <table:table-cell office:value-type="boolean" office:boolean-value="true" table:formula="of:=[.J11]&gt;[.K11]" table:style-name="ce11">
            <text:p>TRUE</text:p>
          </table:table-cell>
          <table:table-cell office:value-type="float" office:value="48.594008078627617" table:formula="of:=(1-[.K11]/[.J11])*100" table:style-name="ce12">
            <text:p>48.5940080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6.278933333333338" table:formula="of:=SUM(['ra-van'.C10:.ZZ10]) / COUNT(['ra-van'.C10:.ZZ10])" table:style-name="ce10">
            <text:p>26.27893333</text:p>
          </table:table-cell>
          <table:table-cell office:value-type="float" office:value="26.418600000000001" table:formula="of:=SUM([ra.C10:.ZZ10]) / COUNT([ra.C10:.ZZ10])" table:style-name="ce1">
            <text:p>26.4186</text:p>
          </table:table-cell>
          <table:table-cell office:value-type="boolean" office:boolean-value="false" table:formula="of:=[.Q11]&gt;[.R11]" table:style-name="ce11">
            <text:p>FALSE</text:p>
          </table:table-cell>
          <table:table-cell office:value-type="float" office:value="-0.53147768554784314" table:formula="of:=(1-[.R11]/[.Q11])*100" table:style-name="ce12">
            <text:p>-0.53147768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5.716133333333334" table:formula="of:=SUM(['addvec-van'.C10:.ZZ10]) / COUNT(['addvec-van'.C10:.ZZ10])" table:style-name="ce10">
            <text:p>15.71613333</text:p>
          </table:table-cell>
          <table:table-cell office:value-type="float" office:value="0" table:formula="of:=SUM([addvec.C10:.ZZ10]) / COUNT([addvec.C10:.ZZ10])" table:style-name="ce7">
            <text:p>#DIV/0!</text:p>
          </table:table-cell>
          <table:table-cell office:value-type="float" office:value="0" table:formula="of:=[.Z10]&gt;[.Y11]" table:style-name="ce11">
            <text:p>#DIV/0!</text:p>
          </table:table-cell>
          <table:table-cell office:value-type="float" office:value="0" table:formula="of:=(1-[.Y11]/[.X11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00" table:style-name="ce1">
            <text:p>100</text:p>
          </table:table-cell>
          <table:table-cell office:value-type="float" office:value="144.61500000000001" table:formula="of:=SUM(['fdtd-van'.C11:.ZZ11]) / COUNT(['fdtd-van'.C11:.ZZ11])" table:style-name="ce10">
            <text:p>144.615</text:p>
          </table:table-cell>
          <table:table-cell office:value-type="float" office:value="128.89099999999999" table:formula="of:=SUM([fdtd.C11:.ZZ11]) / COUNT([fdtd.C11:.ZZ11])" table:style-name="ce1">
            <text:p>128.891</text:p>
          </table:table-cell>
          <table:table-cell office:value-type="boolean" office:boolean-value="true" table:formula="of:=[.C12]&gt;[.D12]" table:style-name="ce11">
            <text:p>TRUE</text:p>
          </table:table-cell>
          <table:table-cell office:value-type="float" office:value="10.873007640977782" table:formula="of:=(1-[.D12]/[.C12])*100" table:style-name="ce9">
            <text:p>10.87300764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100" table:style-name="ce1">
            <text:p>100</text:p>
          </table:table-cell>
          <table:table-cell office:value-type="float" office:value="954.01733333333323" table:formula="of:=SUM(['nw-van'.C11:.ZZ11]) / COUNT(['nw-van'.C11:.ZZ11])" table:style-name="ce10">
            <text:p>954.0173333</text:p>
          </table:table-cell>
          <table:table-cell office:value-type="float" office:value="653.56600000000003" table:formula="of:=SUM([nw.C11:.ZZ11]) / COUNT([nw.C11:.ZZ11])" table:style-name="ce7">
            <text:p>653.566</text:p>
          </table:table-cell>
          <table:table-cell office:value-type="boolean" office:boolean-value="true" table:formula="of:=[.J12]&gt;[.K12]" table:style-name="ce11">
            <text:p>TRUE</text:p>
          </table:table-cell>
          <table:table-cell office:value-type="float" office:value="31.493278249312016" table:formula="of:=(1-[.K12]/[.J12])*100" table:style-name="ce12">
            <text:p>31.49327825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100" table:style-name="ce1">
            <text:p>100</text:p>
          </table:table-cell>
          <table:table-cell office:value-type="float" office:value="30.187033333333336" table:formula="of:=SUM(['ra-van'.C11:.ZZ11]) / COUNT(['ra-van'.C11:.ZZ11])" table:style-name="ce10">
            <text:p>30.18703333</text:p>
          </table:table-cell>
          <table:table-cell office:value-type="float" office:value="30.7273" table:formula="of:=SUM([ra.C11:.ZZ11]) / COUNT([ra.C11:.ZZ11])" table:style-name="ce1">
            <text:p>30.7273</text:p>
          </table:table-cell>
          <table:table-cell office:value-type="boolean" office:boolean-value="false" table:formula="of:=[.Q12]&gt;[.R12]" table:style-name="ce11">
            <text:p>FALSE</text:p>
          </table:table-cell>
          <table:table-cell office:value-type="float" office:value="-1.7897309109540238" table:formula="of:=(1-[.R12]/[.Q12])*100" table:style-name="ce12">
            <text:p>-1.789730911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100" table:style-name="ce1">
            <text:p>100</text:p>
          </table:table-cell>
          <table:table-cell office:value-type="float" office:value="18.183066666666665" table:formula="of:=SUM(['addvec-van'.C11:.ZZ11]) / COUNT(['addvec-van'.C11:.ZZ11])" table:style-name="ce10">
            <text:p>18.18306667</text:p>
          </table:table-cell>
          <table:table-cell office:value-type="float" office:value="0" table:formula="of:=SUM([addvec.C11:.ZZ11]) / COUNT([addvec.C11:.ZZ11])" table:style-name="ce7">
            <text:p>#DIV/0!</text:p>
          </table:table-cell>
          <table:table-cell office:value-type="float" office:value="0" table:formula="of:=[.Z11]&gt;[.Y12]" table:style-name="ce11">
            <text:p>#DIV/0!</text:p>
          </table:table-cell>
          <table:table-cell office:value-type="float" office:value="0" table:formula="of:=(1-[.Y12]/[.X12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160.55499999999998" table:formula="of:=SUM(['fdtd-van'.C12:.ZZ12]) / COUNT(['fdtd-van'.C12:.ZZ12])" table:style-name="ce10">
            <text:p>160.555</text:p>
          </table:table-cell>
          <table:table-cell office:value-type="float" office:value="153.94200000000001" table:formula="of:=SUM([fdtd.C12:.ZZ12]) / COUNT([fdtd.C12:.ZZ12])" table:style-name="ce1">
            <text:p>153.942</text:p>
          </table:table-cell>
          <table:table-cell office:value-type="boolean" office:boolean-value="true" table:formula="of:=[.C13]&gt;[.D13]" table:style-name="ce11">
            <text:p>TRUE</text:p>
          </table:table-cell>
          <table:table-cell office:value-type="float" office:value="4.1188377814455945" table:formula="of:=(1-[.D13]/[.C13])*100" table:style-name="ce9">
            <text:p>4.118837781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1777.4833333333333" table:formula="of:=SUM(['nw-van'.C12:.ZZ12]) / COUNT(['nw-van'.C12:.ZZ12])" table:style-name="ce10">
            <text:p>1777.483333</text:p>
          </table:table-cell>
          <table:table-cell office:value-type="float" office:value="1599.72" table:formula="of:=SUM([nw.C12:.ZZ12]) / COUNT([nw.C12:.ZZ12])" table:style-name="ce7">
            <text:p>1599.72</text:p>
          </table:table-cell>
          <table:table-cell office:value-type="boolean" office:boolean-value="true" table:formula="of:=[.J13]&gt;[.K13]" table:style-name="ce11">
            <text:p>TRUE</text:p>
          </table:table-cell>
          <table:table-cell office:value-type="float" office:value="10.000843889769239" table:formula="of:=(1-[.K13]/[.J13])*100" table:style-name="ce12">
            <text:p>10.00084389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49.001666666666665" table:formula="of:=SUM(['ra-van'.C12:.ZZ12]) / COUNT(['ra-van'.C12:.ZZ12])" table:style-name="ce10">
            <text:p>49.00166667</text:p>
          </table:table-cell>
          <table:table-cell office:value-type="float" office:value="44.131300000000003" table:formula="of:=SUM([ra.C12:.ZZ12]) / COUNT([ra.C12:.ZZ12])" table:style-name="ce1">
            <text:p>44.1313</text:p>
          </table:table-cell>
          <table:table-cell office:value-type="boolean" office:boolean-value="true" table:formula="of:=[.Q13]&gt;[.R13]" table:style-name="ce11">
            <text:p>TRUE</text:p>
          </table:table-cell>
          <table:table-cell office:value-type="float" office:value="9.9391857419815608" table:formula="of:=(1-[.R13]/[.Q13])*100" table:style-name="ce12">
            <text:p>9.939185742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19.335533333333331" table:formula="of:=SUM(['addvec-van'.C12:.ZZ12]) / COUNT(['addvec-van'.C12:.ZZ12])" table:style-name="ce10">
            <text:p>19.33553333</text:p>
          </table:table-cell>
          <table:table-cell office:value-type="float" office:value="0" table:formula="of:=SUM([addvec.C12:.ZZ12]) / COUNT([addvec.C12:.ZZ12])" table:style-name="ce7">
            <text:p>#DIV/0!</text:p>
          </table:table-cell>
          <table:table-cell office:value-type="float" office:value="0" table:formula="of:=[.Z12]&gt;[.Y13]" table:style-name="ce11">
            <text:p>#DIV/0!</text:p>
          </table:table-cell>
          <table:table-cell office:value-type="float" office:value="0" table:formula="of:=(1-[.Y13]/[.X13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00" table:style-name="ce1">
            <text:p>100</text:p>
          </table:table-cell>
          <table:table-cell office:value-type="float" office:value="173.99733333333333" table:formula="of:=SUM(['fdtd-van'.C13:.ZZ13]) / COUNT(['fdtd-van'.C13:.ZZ13])" table:style-name="ce10">
            <text:p>173.9973333</text:p>
          </table:table-cell>
          <table:table-cell office:value-type="float" office:value="167.392" table:formula="of:=SUM([fdtd.C13:.ZZ13]) / COUNT([fdtd.C13:.ZZ13])" table:style-name="ce1">
            <text:p>167.392</text:p>
          </table:table-cell>
          <table:table-cell office:value-type="boolean" office:boolean-value="true" table:formula="of:=[.C14]&gt;[.D14]" table:style-name="ce11">
            <text:p>TRUE</text:p>
          </table:table-cell>
          <table:table-cell office:value-type="float" office:value="3.7962267620959667" table:formula="of:=(1-[.D14]/[.C14])*100" table:style-name="ce9">
            <text:p>3.796226762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100" table:style-name="ce1">
            <text:p>100</text:p>
          </table:table-cell>
          <table:table-cell office:value-type="float" office:value="2812.8366666666666" table:formula="of:=SUM(['nw-van'.C13:.ZZ13]) / COUNT(['nw-van'.C13:.ZZ13])" table:style-name="ce10">
            <text:p>2812.836667</text:p>
          </table:table-cell>
          <table:table-cell office:value-type="float" office:value="2610.63" table:formula="of:=SUM([nw.C13:.ZZ13]) / COUNT([nw.C13:.ZZ13])" table:style-name="ce7">
            <text:p>2610.63</text:p>
          </table:table-cell>
          <table:table-cell office:value-type="boolean" office:boolean-value="true" table:formula="of:=[.J14]&gt;[.K14]" table:style-name="ce11">
            <text:p>TRUE</text:p>
          </table:table-cell>
          <table:table-cell office:value-type="float" office:value="7.1887098551758459" table:formula="of:=(1-[.K14]/[.J14])*100" table:style-name="ce12">
            <text:p>7.188709855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100" table:style-name="ce1">
            <text:p>100</text:p>
          </table:table-cell>
          <table:table-cell office:value-type="float" office:value="101.21080000000001" table:formula="of:=SUM(['ra-van'.C13:.ZZ13]) / COUNT(['ra-van'.C13:.ZZ13])" table:style-name="ce10">
            <text:p>101.2108</text:p>
          </table:table-cell>
          <table:table-cell office:value-type="float" office:value="114.602" table:formula="of:=SUM([ra.C13:.ZZ13]) / COUNT([ra.C13:.ZZ13])" table:style-name="ce1">
            <text:p>114.602</text:p>
          </table:table-cell>
          <table:table-cell office:value-type="boolean" office:boolean-value="false" table:formula="of:=[.Q14]&gt;[.R14]" table:style-name="ce11">
            <text:p>FALSE</text:p>
          </table:table-cell>
          <table:table-cell office:value-type="float" office:value="-13.230999063341065" table:formula="of:=(1-[.R14]/[.Q14])*100" table:style-name="ce12">
            <text:p>-13.23099906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100" table:style-name="ce1">
            <text:p>100</text:p>
          </table:table-cell>
          <table:table-cell office:value-type="float" office:value="22.920266666666667" table:formula="of:=SUM(['addvec-van'.C13:.ZZ13]) / COUNT(['addvec-van'.C13:.ZZ13])" table:style-name="ce10">
            <text:p>22.92026667</text:p>
          </table:table-cell>
          <table:table-cell office:value-type="float" office:value="0" table:formula="of:=SUM([addvec.C13:.ZZ13]) / COUNT([addvec.C13:.ZZ13])" table:style-name="ce7">
            <text:p>#DIV/0!</text:p>
          </table:table-cell>
          <table:table-cell office:value-type="float" office:value="0" table:formula="of:=[.Z13]&gt;[.Y14]" table:style-name="ce11">
            <text:p>#DIV/0!</text:p>
          </table:table-cell>
          <table:table-cell office:value-type="float" office:value="0" table:formula="of:=(1-[.Y14]/[.X14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00" table:style-name="ce1">
            <text:p>100</text:p>
          </table:table-cell>
          <table:table-cell office:value-type="float" office:value="307.04266666666666" table:formula="of:=SUM(['fdtd-van'.C14:.ZZ14]) / COUNT(['fdtd-van'.C14:.ZZ14])" table:style-name="ce10">
            <text:p>307.0426667</text:p>
          </table:table-cell>
          <table:table-cell office:value-type="float" office:value="208.327" table:formula="of:=SUM([fdtd.C14:.ZZ14]) / COUNT([fdtd.C14:.ZZ14])" table:style-name="ce1">
            <text:p>208.327</text:p>
          </table:table-cell>
          <table:table-cell office:value-type="boolean" office:boolean-value="true" table:formula="of:=[.C15]&gt;[.D15]" table:style-name="ce11">
            <text:p>TRUE</text:p>
          </table:table-cell>
          <table:table-cell office:value-type="float" office:value="32.150472029945888" table:formula="of:=(1-[.D15]/[.C15])*100" table:style-name="ce9">
            <text:p>32.15047203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100" table:style-name="ce1">
            <text:p>100</text:p>
          </table:table-cell>
          <table:table-cell office:value-type="float" office:value="3639.5733333333337" table:formula="of:=SUM(['nw-van'.C14:.ZZ14]) / COUNT(['nw-van'.C14:.ZZ14])" table:style-name="ce10">
            <text:p>3639.573333</text:p>
          </table:table-cell>
          <table:table-cell office:value-type="float" office:value="3755.2" table:formula="of:=SUM([nw.C14:.ZZ14]) / COUNT([nw.C14:.ZZ14])" table:style-name="ce7">
            <text:p>3755.2</text:p>
          </table:table-cell>
          <table:table-cell office:value-type="boolean" office:boolean-value="false" table:formula="of:=[.J15]&gt;[.K15]" table:style-name="ce11">
            <text:p>FALSE</text:p>
          </table:table-cell>
          <table:table-cell office:value-type="float" office:value="-3.1769291638580111" table:formula="of:=(1-[.K15]/[.J15])*100" table:style-name="ce12">
            <text:p>-3.176929164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100" table:style-name="ce1">
            <text:p>100</text:p>
          </table:table-cell>
          <table:table-cell office:value-type="float" office:value="395.47266666666673" table:formula="of:=SUM(['ra-van'.C14:.ZZ14]) / COUNT(['ra-van'.C14:.ZZ14])" table:style-name="ce10">
            <text:p>395.4726667</text:p>
          </table:table-cell>
          <table:table-cell office:value-type="float" office:value="635.76300000000003" table:formula="of:=SUM([ra.C14:.ZZ14]) / COUNT([ra.C14:.ZZ14])" table:style-name="ce1">
            <text:p>635.763</text:p>
          </table:table-cell>
          <table:table-cell office:value-type="boolean" office:boolean-value="false" table:formula="of:=[.Q15]&gt;[.R15]" table:style-name="ce11">
            <text:p>FALSE</text:p>
          </table:table-cell>
          <table:table-cell office:value-type="float" office:value="-60.760288532372208" table:formula="of:=(1-[.R15]/[.Q15])*100" table:style-name="ce12">
            <text:p>-60.76028853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100" table:style-name="ce1">
            <text:p>100</text:p>
          </table:table-cell>
          <table:table-cell office:value-type="float" office:value="26.238533333333333" table:formula="of:=SUM(['addvec-van'.C14:.ZZ14]) / COUNT(['addvec-van'.C14:.ZZ14])" table:style-name="ce10">
            <text:p>26.23853333</text:p>
          </table:table-cell>
          <table:table-cell office:value-type="float" office:value="0" table:formula="of:=SUM([addvec.C14:.ZZ14]) / COUNT([addvec.C14:.ZZ14])" table:style-name="ce7">
            <text:p>#DIV/0!</text:p>
          </table:table-cell>
          <table:table-cell office:value-type="float" office:value="0" table:formula="of:=[.Z14]&gt;[.Y15]" table:style-name="ce11">
            <text:p>#DIV/0!</text:p>
          </table:table-cell>
          <table:table-cell office:value-type="float" office:value="0" table:formula="of:=(1-[.Y15]/[.X15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407.32066666666668" table:formula="of:=SUM(['fdtd-van'.C15:.ZZ15]) / COUNT(['fdtd-van'.C15:.ZZ15])" table:style-name="ce10">
            <text:p>407.3206667</text:p>
          </table:table-cell>
          <table:table-cell office:value-type="float" office:value="342.49" table:formula="of:=SUM([fdtd.C15:.ZZ15]) / COUNT([fdtd.C15:.ZZ15])" table:style-name="ce1">
            <text:p>342.49</text:p>
          </table:table-cell>
          <table:table-cell office:value-type="boolean" office:boolean-value="true" table:formula="of:=[.C16]&gt;[.D16]" table:style-name="ce11">
            <text:p>TRUE</text:p>
          </table:table-cell>
          <table:table-cell office:value-type="float" office:value="15.916370558167936" table:formula="of:=(1-[.D16]/[.C16])*100" table:style-name="ce9">
            <text:p>15.91637056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4849.8966666666665" table:formula="of:=SUM(['nw-van'.C15:.ZZ15]) / COUNT(['nw-van'.C15:.ZZ15])" table:style-name="ce10">
            <text:p>4849.896667</text:p>
          </table:table-cell>
          <table:table-cell office:value-type="float" office:value="4679.1000000000004" table:formula="of:=SUM([nw.C15:.ZZ15]) / COUNT([nw.C15:.ZZ15])" table:style-name="ce7">
            <text:p>4679.1</text:p>
          </table:table-cell>
          <table:table-cell office:value-type="boolean" office:boolean-value="true" table:formula="of:=[.J16]&gt;[.K16]" table:style-name="ce11">
            <text:p>TRUE</text:p>
          </table:table-cell>
          <table:table-cell office:value-type="float" office:value="3.5216557878552601" table:formula="of:=(1-[.K16]/[.J16])*100" table:style-name="ce12">
            <text:p>3.521655788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2754.2033333333334" table:formula="of:=SUM(['ra-van'.C15:.ZZ15]) / COUNT(['ra-van'.C15:.ZZ15])" table:style-name="ce10">
            <text:p>2754.203333</text:p>
          </table:table-cell>
          <table:table-cell office:value-type="float" office:value="2445.9499999999998" table:formula="of:=SUM([ra.C15:.ZZ15]) / COUNT([ra.C15:.ZZ15])" table:style-name="ce1">
            <text:p>2445.95</text:p>
          </table:table-cell>
          <table:table-cell office:value-type="boolean" office:boolean-value="true" table:formula="of:=[.Q16]&gt;[.R16]" table:style-name="ce11">
            <text:p>TRUE</text:p>
          </table:table-cell>
          <table:table-cell office:value-type="float" office:value="11.192105158055387" table:formula="of:=(1-[.R16]/[.Q16])*100" table:style-name="ce12">
            <text:p>11.19210516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28.799700000000001" table:formula="of:=SUM(['addvec-van'.C15:.ZZ15]) / COUNT(['addvec-van'.C15:.ZZ15])" table:style-name="ce10">
            <text:p>28.7997</text:p>
          </table:table-cell>
          <table:table-cell office:value-type="float" office:value="0" table:formula="of:=SUM([addvec.C15:.ZZ15]) / COUNT([addvec.C15:.ZZ15])" table:style-name="ce7">
            <text:p>#DIV/0!</text:p>
          </table:table-cell>
          <table:table-cell office:value-type="float" office:value="0" table:formula="of:=[.Z15]&gt;[.Y16]" table:style-name="ce11">
            <text:p>#DIV/0!</text:p>
          </table:table-cell>
          <table:table-cell office:value-type="float" office:value="0" table:formula="of:=(1-[.Y16]/[.X16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422.23133333333334" table:formula="of:=SUM(['fdtd-van'.C16:.ZZ16]) / COUNT(['fdtd-van'.C16:.ZZ16])" table:style-name="ce10">
            <text:p>422.2313333</text:p>
          </table:table-cell>
          <table:table-cell office:value-type="float" office:value="366.32" table:formula="of:=SUM([fdtd.C16:.ZZ16]) / COUNT([fdtd.C16:.ZZ16])" table:style-name="ce1">
            <text:p>366.32</text:p>
          </table:table-cell>
          <table:table-cell office:value-type="boolean" office:boolean-value="true" table:formula="of:=[.C17]&gt;[.D17]" table:style-name="ce11">
            <text:p>TRUE</text:p>
          </table:table-cell>
          <table:table-cell office:value-type="float" office:value="13.241872149074684" table:formula="of:=(1-[.D17]/[.C17])*100" table:style-name="ce9">
            <text:p>13.24187215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5884.7133333333331" table:formula="of:=SUM(['nw-van'.C16:.ZZ16]) / COUNT(['nw-van'.C16:.ZZ16])" table:style-name="ce10">
            <text:p>5884.713333</text:p>
          </table:table-cell>
          <table:table-cell office:value-type="float" office:value="5982.73" table:formula="of:=SUM([nw.C16:.ZZ16]) / COUNT([nw.C16:.ZZ16])" table:style-name="ce7">
            <text:p>5982.73</text:p>
          </table:table-cell>
          <table:table-cell office:value-type="boolean" office:boolean-value="false" table:formula="of:=[.J17]&gt;[.K17]" table:style-name="ce11">
            <text:p>FALSE</text:p>
          </table:table-cell>
          <table:table-cell office:value-type="float" office:value="-1.6656149775633233" table:formula="of:=(1-[.K17]/[.J17])*100" table:style-name="ce12">
            <text:p>-1.665614978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3857.2066666666665" table:formula="of:=SUM(['ra-van'.C16:.ZZ16]) / COUNT(['ra-van'.C16:.ZZ16])" table:style-name="ce10">
            <text:p>3857.206667</text:p>
          </table:table-cell>
          <table:table-cell office:value-type="float" office:value="3866.88" table:formula="of:=SUM([ra.C16:.ZZ16]) / COUNT([ra.C16:.ZZ16])" table:style-name="ce1">
            <text:p>3866.88</text:p>
          </table:table-cell>
          <table:table-cell office:value-type="boolean" office:boolean-value="false" table:formula="of:=[.Q17]&gt;[.R17]" table:style-name="ce11">
            <text:p>FALSE</text:p>
          </table:table-cell>
          <table:table-cell office:value-type="float" office:value="-0.25078597465177932" table:formula="of:=(1-[.R17]/[.Q17])*100" table:style-name="ce12">
            <text:p>-0.250785975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29.510733333333331" table:formula="of:=SUM(['addvec-van'.C16:.ZZ16]) / COUNT(['addvec-van'.C16:.ZZ16])" table:style-name="ce10">
            <text:p>29.51073333</text:p>
          </table:table-cell>
          <table:table-cell office:value-type="float" office:value="0" table:formula="of:=SUM([addvec.C16:.ZZ16]) / COUNT([addvec.C16:.ZZ16])" table:style-name="ce7">
            <text:p>#DIV/0!</text:p>
          </table:table-cell>
          <table:table-cell office:value-type="float" office:value="0" table:formula="of:=[.Z16]&gt;[.Y17]" table:style-name="ce11">
            <text:p>#DIV/0!</text:p>
          </table:table-cell>
          <table:table-cell office:value-type="float" office:value="0" table:formula="of:=(1-[.Y17]/[.X17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466.78066666666672" table:formula="of:=SUM(['fdtd-van'.C17:.ZZ17]) / COUNT(['fdtd-van'.C17:.ZZ17])" table:style-name="ce10">
            <text:p>466.7806667</text:p>
          </table:table-cell>
          <table:table-cell office:value-type="float" office:value="419.05200000000002" table:formula="of:=SUM([fdtd.C17:.ZZ17]) / COUNT([fdtd.C17:.ZZ17])" table:style-name="ce1">
            <text:p>419.052</text:p>
          </table:table-cell>
          <table:table-cell office:value-type="boolean" office:boolean-value="true" table:formula="of:=[.C18]&gt;[.D18]" table:style-name="ce11">
            <text:p>TRUE</text:p>
          </table:table-cell>
          <table:table-cell office:value-type="float" office:value="10.225073589166078" table:formula="of:=(1-[.D18]/[.C18])*100" table:style-name="ce9">
            <text:p>10.22507359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7461.8833333333341" table:formula="of:=SUM(['nw-van'.C17:.ZZ17]) / COUNT(['nw-van'.C17:.ZZ17])" table:style-name="ce10">
            <text:p>7461.883333</text:p>
          </table:table-cell>
          <table:table-cell office:value-type="float" office:value="7861.3" table:formula="of:=SUM([nw.C17:.ZZ17]) / COUNT([nw.C17:.ZZ17])" table:style-name="ce7">
            <text:p>7861.3</text:p>
          </table:table-cell>
          <table:table-cell office:value-type="boolean" office:boolean-value="false" table:formula="of:=[.J18]&gt;[.K18]" table:style-name="ce11">
            <text:p>FALSE</text:p>
          </table:table-cell>
          <table:table-cell office:value-type="float" office:value="-5.3527594686774593" table:formula="of:=(1-[.K18]/[.J18])*100" table:style-name="ce12">
            <text:p>-5.352759469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4027.49" table:formula="of:=SUM(['ra-van'.C17:.ZZ17]) / COUNT(['ra-van'.C17:.ZZ17])" table:style-name="ce10">
            <text:p>4027.49</text:p>
          </table:table-cell>
          <table:table-cell office:value-type="float" office:value="4044.62" table:formula="of:=SUM([ra.C17:.ZZ17]) / COUNT([ra.C17:.ZZ17])" table:style-name="ce1">
            <text:p>4044.62</text:p>
          </table:table-cell>
          <table:table-cell office:value-type="boolean" office:boolean-value="false" table:formula="of:=[.Q18]&gt;[.R18]" table:style-name="ce11">
            <text:p>FALSE</text:p>
          </table:table-cell>
          <table:table-cell office:value-type="float" office:value="-0.42532694060073428" table:formula="of:=(1-[.R18]/[.Q18])*100" table:style-name="ce12">
            <text:p>-0.425326941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31.985499999999998" table:formula="of:=SUM(['addvec-van'.C17:.ZZ17]) / COUNT(['addvec-van'.C17:.ZZ17])" table:style-name="ce10">
            <text:p>31.9855</text:p>
          </table:table-cell>
          <table:table-cell office:value-type="float" office:value="0" table:formula="of:=SUM([addvec.C17:.ZZ17]) / COUNT([addvec.C17:.ZZ17])" table:style-name="ce7">
            <text:p>#DIV/0!</text:p>
          </table:table-cell>
          <table:table-cell office:value-type="float" office:value="0" table:formula="of:=[.Z17]&gt;[.Y18]" table:style-name="ce11">
            <text:p>#DIV/0!</text:p>
          </table:table-cell>
          <table:table-cell office:value-type="float" office:value="0" table:formula="of:=(1-[.Y18]/[.X18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00" table:style-name="ce1">
            <text:p>100</text:p>
          </table:table-cell>
          <table:table-cell office:value-type="float" office:value="485.84633333333335" table:formula="of:=SUM(['fdtd-van'.C18:.ZZ18]) / COUNT(['fdtd-van'.C18:.ZZ18])" table:style-name="ce10">
            <text:p>485.8463333</text:p>
          </table:table-cell>
          <table:table-cell office:value-type="float" office:value="441.96" table:formula="of:=SUM([fdtd.C18:.ZZ18]) / COUNT([fdtd.C18:.ZZ18])" table:style-name="ce1">
            <text:p>441.96</text:p>
          </table:table-cell>
          <table:table-cell office:value-type="boolean" office:boolean-value="true" table:formula="of:=[.C19]&gt;[.D19]" table:style-name="ce11">
            <text:p>TRUE</text:p>
          </table:table-cell>
          <table:table-cell office:value-type="float" office:value="9.0329658417373508" table:formula="of:=(1-[.D19]/[.C19])*100" table:style-name="ce9">
            <text:p>9.032965842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00" table:style-name="ce1">
            <text:p>100</text:p>
          </table:table-cell>
          <table:table-cell office:value-type="float" office:value="9036.0566666666673" table:formula="of:=SUM(['nw-van'.C18:.ZZ18]) / COUNT(['nw-van'.C18:.ZZ18])" table:style-name="ce10">
            <text:p>9036.056667</text:p>
          </table:table-cell>
          <table:table-cell office:value-type="float" office:value="8934.41" table:formula="of:=SUM([nw.C18:.ZZ18]) / COUNT([nw.C18:.ZZ18])" table:style-name="ce7">
            <text:p>8934.41</text:p>
          </table:table-cell>
          <table:table-cell office:value-type="boolean" office:boolean-value="true" table:formula="of:=[.J19]&gt;[.K19]" table:style-name="ce11">
            <text:p>TRUE</text:p>
          </table:table-cell>
          <table:table-cell office:value-type="float" office:value="1.1249007218119167" table:formula="of:=(1-[.K19]/[.J19])*100" table:style-name="ce12">
            <text:p>1.124900722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00" table:style-name="ce1">
            <text:p>100</text:p>
          </table:table-cell>
          <table:table-cell office:value-type="float" office:value="4317.2133333333331" table:formula="of:=SUM(['ra-van'.C18:.ZZ18]) / COUNT(['ra-van'.C18:.ZZ18])" table:style-name="ce10">
            <text:p>4317.213333</text:p>
          </table:table-cell>
          <table:table-cell office:value-type="float" office:value="4320.72" table:formula="of:=SUM([ra.C18:.ZZ18]) / COUNT([ra.C18:.ZZ18])" table:style-name="ce1">
            <text:p>4320.72</text:p>
          </table:table-cell>
          <table:table-cell office:value-type="boolean" office:boolean-value="false" table:formula="of:=[.Q19]&gt;[.R19]" table:style-name="ce11">
            <text:p>FALSE</text:p>
          </table:table-cell>
          <table:table-cell office:value-type="float" office:value="-8.122523479652255E-2" table:formula="of:=(1-[.R19]/[.Q19])*100" table:style-name="ce12">
            <text:p>-0.081225235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00" table:style-name="ce1">
            <text:p>100</text:p>
          </table:table-cell>
          <table:table-cell office:value-type="float" office:value="34.617966666666668" table:formula="of:=SUM(['addvec-van'.C18:.ZZ18]) / COUNT(['addvec-van'.C18:.ZZ18])" table:style-name="ce10">
            <text:p>34.61796667</text:p>
          </table:table-cell>
          <table:table-cell office:value-type="float" office:value="0" table:formula="of:=SUM([addvec.C18:.ZZ18]) / COUNT([addvec.C18:.ZZ18])" table:style-name="ce7">
            <text:p>#DIV/0!</text:p>
          </table:table-cell>
          <table:table-cell office:value-type="float" office:value="0" table:formula="of:=[.Z18]&gt;[.Y19]" table:style-name="ce11">
            <text:p>#DIV/0!</text:p>
          </table:table-cell>
          <table:table-cell office:value-type="float" office:value="0" table:formula="of:=(1-[.Y19]/[.X19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00" table:style-name="ce1">
            <text:p>100</text:p>
          </table:table-cell>
          <table:table-cell office:value-type="float" office:value="514.12833333333333" table:formula="of:=SUM(['fdtd-van'.C19:.ZZ19]) / COUNT(['fdtd-van'.C19:.ZZ19])" table:style-name="ce10">
            <text:p>514.1283333</text:p>
          </table:table-cell>
          <table:table-cell office:value-type="float" office:value="469.44200000000001" table:formula="of:=SUM([fdtd.C19:.ZZ19]) / COUNT([fdtd.C19:.ZZ19])" table:style-name="ce1">
            <text:p>469.442</text:p>
          </table:table-cell>
          <table:table-cell office:value-type="boolean" office:boolean-value="true" table:formula="of:=[.C20]&gt;[.D20]" table:style-name="ce11">
            <text:p>TRUE</text:p>
          </table:table-cell>
          <table:table-cell office:value-type="float" office:value="8.6916690709518019" table:formula="of:=(1-[.D20]/[.C20])*100" table:style-name="ce9">
            <text:p>8.691669071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100" table:style-name="ce1">
            <text:p>100</text:p>
          </table:table-cell>
          <table:table-cell office:value-type="float" office:value="10872.033333333333" table:formula="of:=SUM(['nw-van'.C19:.ZZ19]) / COUNT(['nw-van'.C19:.ZZ19])" table:style-name="ce10">
            <text:p>10872.03333</text:p>
          </table:table-cell>
          <table:table-cell office:value-type="float" office:value="11028.4" table:formula="of:=SUM([nw.C19:.ZZ19]) / COUNT([nw.C19:.ZZ19])" table:style-name="ce7">
            <text:p>11028.4</text:p>
          </table:table-cell>
          <table:table-cell office:value-type="boolean" office:boolean-value="false" table:formula="of:=[.J20]&gt;[.K20]" table:style-name="ce11">
            <text:p>FALSE</text:p>
          </table:table-cell>
          <table:table-cell office:value-type="float" office:value="-1.438246755436734" table:formula="of:=(1-[.K20]/[.J20])*100" table:style-name="ce12">
            <text:p>-1.438246755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100" table:style-name="ce1">
            <text:p>100</text:p>
          </table:table-cell>
          <table:table-cell office:value-type="float" office:value="4649.4433333333327" table:formula="of:=SUM(['ra-van'.C19:.ZZ19]) / COUNT(['ra-van'.C19:.ZZ19])" table:style-name="ce10">
            <text:p>4649.443333</text:p>
          </table:table-cell>
          <table:table-cell office:value-type="float" office:value="4712.8500000000004" table:formula="of:=SUM([ra.C19:.ZZ19]) / COUNT([ra.C19:.ZZ19])" table:style-name="ce1">
            <text:p>4712.85</text:p>
          </table:table-cell>
          <table:table-cell office:value-type="boolean" office:boolean-value="false" table:formula="of:=[.Q20]&gt;[.R20]" table:style-name="ce11">
            <text:p>FALSE</text:p>
          </table:table-cell>
          <table:table-cell office:value-type="float" office:value="-1.3637474880505707" table:formula="of:=(1-[.R20]/[.Q20])*100" table:style-name="ce12">
            <text:p>-1.363747488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100" table:style-name="ce1">
            <text:p>100</text:p>
          </table:table-cell>
          <table:table-cell office:value-type="float" office:value="37.131599999999999" table:formula="of:=SUM(['addvec-van'.C19:.ZZ19]) / COUNT(['addvec-van'.C19:.ZZ19])" table:style-name="ce10">
            <text:p>37.1316</text:p>
          </table:table-cell>
          <table:table-cell office:value-type="float" office:value="0" table:formula="of:=SUM([addvec.C19:.ZZ19]) / COUNT([addvec.C19:.ZZ19])" table:style-name="ce7">
            <text:p>#DIV/0!</text:p>
          </table:table-cell>
          <table:table-cell office:value-type="float" office:value="0" table:formula="of:=[.Z19]&gt;[.Y20]" table:style-name="ce11">
            <text:p>#DIV/0!</text:p>
          </table:table-cell>
          <table:table-cell office:value-type="float" office:value="0" table:formula="of:=(1-[.Y20]/[.X20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536.7116666666667" table:formula="of:=SUM(['fdtd-van'.C20:.ZZ20]) / COUNT(['fdtd-van'.C20:.ZZ20])" table:style-name="ce10">
            <text:p>536.7116667</text:p>
          </table:table-cell>
          <table:table-cell office:value-type="float" office:value="509.73200000000003" table:formula="of:=SUM([fdtd.C20:.ZZ20]) / COUNT([fdtd.C20:.ZZ20])" table:style-name="ce1">
            <text:p>509.732</text:p>
          </table:table-cell>
          <table:table-cell office:value-type="boolean" office:boolean-value="true" table:formula="of:=[.C21]&gt;[.D21]" table:style-name="ce11">
            <text:p>TRUE</text:p>
          </table:table-cell>
          <table:table-cell office:value-type="float" office:value="5.026845575060479" table:formula="of:=(1-[.D21]/[.C21])*100" table:style-name="ce9">
            <text:p>5.026845575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3096.633333333331" table:formula="of:=SUM(['nw-van'.C20:.ZZ20]) / COUNT(['nw-van'.C20:.ZZ20])" table:style-name="ce10">
            <text:p>13096.63333</text:p>
          </table:table-cell>
          <table:table-cell office:value-type="float" office:value="13196.7" table:formula="of:=SUM([nw.C20:.ZZ20]) / COUNT([nw.C20:.ZZ20])" table:style-name="ce7">
            <text:p>13196.7</text:p>
          </table:table-cell>
          <table:table-cell office:value-type="boolean" office:boolean-value="false" table:formula="of:=[.J21]&gt;[.K21]" table:style-name="ce11">
            <text:p>FALSE</text:p>
          </table:table-cell>
          <table:table-cell office:value-type="float" office:value="-0.76406404699429498" table:formula="of:=(1-[.K21]/[.J21])*100" table:style-name="ce12">
            <text:p>-0.764064047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5095.6133333333337" table:formula="of:=SUM(['ra-van'.C20:.ZZ20]) / COUNT(['ra-van'.C20:.ZZ20])" table:style-name="ce10">
            <text:p>5095.613333</text:p>
          </table:table-cell>
          <table:table-cell office:value-type="float" office:value="5145.5600000000004" table:formula="of:=SUM([ra.C20:.ZZ20]) / COUNT([ra.C20:.ZZ20])" table:style-name="ce1">
            <text:p>5145.56</text:p>
          </table:table-cell>
          <table:table-cell office:value-type="boolean" office:boolean-value="false" table:formula="of:=[.Q21]&gt;[.R21]" table:style-name="ce11">
            <text:p>FALSE</text:p>
          </table:table-cell>
          <table:table-cell office:value-type="float" office:value="-0.98018949632494579" table:formula="of:=(1-[.R21]/[.Q21])*100" table:style-name="ce12">
            <text:p>-0.98018949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39.900299999999994" table:formula="of:=SUM(['addvec-van'.C20:.ZZ20]) / COUNT(['addvec-van'.C20:.ZZ20])" table:style-name="ce10">
            <text:p>39.9003</text:p>
          </table:table-cell>
          <table:table-cell office:value-type="float" office:value="0" table:formula="of:=SUM([addvec.C20:.ZZ20]) / COUNT([addvec.C20:.ZZ20])" table:style-name="ce7">
            <text:p>#DIV/0!</text:p>
          </table:table-cell>
          <table:table-cell office:value-type="float" office:value="0" table:formula="of:=[.Z20]&gt;[.Y21]" table:style-name="ce11">
            <text:p>#DIV/0!</text:p>
          </table:table-cell>
          <table:table-cell office:value-type="float" office:value="0" table:formula="of:=(1-[.Y21]/[.X21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8.107600000000001" table:formula="of:=SUM(['fdtd-van'.C21:.ZZ21]) / COUNT(['fdtd-van'.C21:.ZZ21])" table:style-name="ce10">
            <text:p>28.1076</text:p>
          </table:table-cell>
          <table:table-cell office:value-type="float" office:value="28.767199999999999" table:formula="of:=SUM([fdtd.C21:.ZZ21]) / COUNT([fdtd.C21:.ZZ21])" table:style-name="ce1">
            <text:p>28.7672</text:p>
          </table:table-cell>
          <table:table-cell office:value-type="boolean" office:boolean-value="false" table:formula="of:=[.C22]&gt;[.D22]" table:style-name="ce11">
            <text:p>FALSE</text:p>
          </table:table-cell>
          <table:table-cell office:value-type="float" office:value="-2.3466962672017422" table:formula="of:=(1-[.D22]/[.C22])*100" table:style-name="ce9">
            <text:p>-2.34669626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1.774866666666668" table:formula="of:=SUM(['nw-van'.C21:.ZZ21]) / COUNT(['nw-van'.C21:.ZZ21])" table:style-name="ce10">
            <text:p>21.77486667</text:p>
          </table:table-cell>
          <table:table-cell office:value-type="float" office:value="20.575299999999999" table:formula="of:=SUM([nw.C21:.ZZ21]) / COUNT([nw.C21:.ZZ21])" table:style-name="ce7">
            <text:p>20.5753</text:p>
          </table:table-cell>
          <table:table-cell office:value-type="boolean" office:boolean-value="true" table:formula="of:=[.J22]&gt;[.K22]" table:style-name="ce11">
            <text:p>TRUE</text:p>
          </table:table-cell>
          <table:table-cell office:value-type="float" office:value="5.5089506862652122" table:formula="of:=(1-[.K22]/[.J22])*100" table:style-name="ce12">
            <text:p>5.50895068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1.459533333333333" table:formula="of:=SUM(['ra-van'.C21:.ZZ21]) / COUNT(['ra-van'.C21:.ZZ21])" table:style-name="ce10">
            <text:p>11.45953333</text:p>
          </table:table-cell>
          <table:table-cell office:value-type="float" office:value="12.230700000000001" table:formula="of:=SUM([ra.C21:.ZZ21]) / COUNT([ra.C21:.ZZ21])" table:style-name="ce1">
            <text:p>12.2307</text:p>
          </table:table-cell>
          <table:table-cell office:value-type="boolean" office:boolean-value="false" table:formula="of:=[.Q22]&gt;[.R22]" table:style-name="ce11">
            <text:p>FALSE</text:p>
          </table:table-cell>
          <table:table-cell office:value-type="float" office:value="-6.7294770584026109" table:formula="of:=(1-[.R22]/[.Q22])*100" table:style-name="ce12">
            <text:p>-6.72947705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6.091066666666666" table:formula="of:=SUM(['addvec-van'.C21:.ZZ21]) / COUNT(['addvec-van'.C21:.ZZ21])" table:style-name="ce10">
            <text:p>16.09106667</text:p>
          </table:table-cell>
          <table:table-cell office:value-type="float" office:value="0" table:formula="of:=SUM([addvec.C21:.ZZ21]) / COUNT([addvec.C21:.ZZ21])" table:style-name="ce7">
            <text:p>#DIV/0!</text:p>
          </table:table-cell>
          <table:table-cell office:value-type="float" office:value="0" table:formula="of:=[.Z21]&gt;[.Y22]" table:style-name="ce11">
            <text:p>#DIV/0!</text:p>
          </table:table-cell>
          <table:table-cell office:value-type="float" office:value="0" table:formula="of:=(1-[.Y22]/[.X22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000" table:style-name="ce1">
            <text:p>1000</text:p>
          </table:table-cell>
          <table:table-cell office:value-type="float" office:value="57.231099999999998" table:formula="of:=SUM(['fdtd-van'.C22:.ZZ22]) / COUNT(['fdtd-van'.C22:.ZZ22])" table:style-name="ce10">
            <text:p>57.2311</text:p>
          </table:table-cell>
          <table:table-cell office:value-type="float" office:value="55.710799999999999" table:formula="of:=SUM([fdtd.C22:.ZZ22]) / COUNT([fdtd.C22:.ZZ22])" table:style-name="ce1">
            <text:p>55.7108</text:p>
          </table:table-cell>
          <table:table-cell office:value-type="boolean" office:boolean-value="true" table:formula="of:=[.C23]&gt;[.D23]" table:style-name="ce11">
            <text:p>TRUE</text:p>
          </table:table-cell>
          <table:table-cell office:value-type="float" office:value="2.6564228190616657" table:formula="of:=(1-[.D23]/[.C23])*100" table:style-name="ce9">
            <text:p>2.656422819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000" table:style-name="ce1">
            <text:p>1000</text:p>
          </table:table-cell>
          <table:table-cell office:value-type="float" office:value="40.868966666666665" table:formula="of:=SUM(['nw-van'.C22:.ZZ22]) / COUNT(['nw-van'.C22:.ZZ22])" table:style-name="ce10">
            <text:p>40.86896667</text:p>
          </table:table-cell>
          <table:table-cell office:value-type="float" office:value="41.878700000000002" table:formula="of:=SUM([nw.C22:.ZZ22]) / COUNT([nw.C22:.ZZ22])" table:style-name="ce7">
            <text:p>41.8787</text:p>
          </table:table-cell>
          <table:table-cell office:value-type="boolean" office:boolean-value="false" table:formula="of:=[.J23]&gt;[.K23]" table:style-name="ce11">
            <text:p>FALSE</text:p>
          </table:table-cell>
          <table:table-cell office:value-type="float" office:value="-2.4706602972589753" table:formula="of:=(1-[.K23]/[.J23])*100" table:style-name="ce12">
            <text:p>-2.470660297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000" table:style-name="ce1">
            <text:p>1000</text:p>
          </table:table-cell>
          <table:table-cell office:value-type="float" office:value="22.277799999999999" table:formula="of:=SUM(['ra-van'.C22:.ZZ22]) / COUNT(['ra-van'.C22:.ZZ22])" table:style-name="ce10">
            <text:p>22.2778</text:p>
          </table:table-cell>
          <table:table-cell office:value-type="float" office:value="21.139500000000002" table:formula="of:=SUM([ra.C22:.ZZ22]) / COUNT([ra.C22:.ZZ22])" table:style-name="ce1">
            <text:p>21.1395</text:p>
          </table:table-cell>
          <table:table-cell office:value-type="boolean" office:boolean-value="true" table:formula="of:=[.Q23]&gt;[.R23]" table:style-name="ce11">
            <text:p>TRUE</text:p>
          </table:table-cell>
          <table:table-cell office:value-type="float" office:value="5.1095709630214703" table:formula="of:=(1-[.R23]/[.Q23])*100" table:style-name="ce12">
            <text:p>5.109570963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1000" table:style-name="ce1">
            <text:p>1000</text:p>
          </table:table-cell>
          <table:table-cell office:value-type="float" office:value="31.180499999999999" table:formula="of:=SUM(['addvec-van'.C22:.ZZ22]) / COUNT(['addvec-van'.C22:.ZZ22])" table:style-name="ce10">
            <text:p>31.1805</text:p>
          </table:table-cell>
          <table:table-cell office:value-type="float" office:value="0" table:formula="of:=SUM([addvec.C22:.ZZ22]) / COUNT([addvec.C22:.ZZ22])" table:style-name="ce7">
            <text:p>#DIV/0!</text:p>
          </table:table-cell>
          <table:table-cell office:value-type="float" office:value="0" table:formula="of:=[.Z22]&gt;[.Y23]" table:style-name="ce11">
            <text:p>#DIV/0!</text:p>
          </table:table-cell>
          <table:table-cell office:value-type="float" office:value="0" table:formula="of:=(1-[.Y23]/[.X23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000" table:style-name="ce1">
            <text:p>1000</text:p>
          </table:table-cell>
          <table:table-cell office:value-type="float" office:value="81.438200000000009" table:formula="of:=SUM(['fdtd-van'.C23:.ZZ23]) / COUNT(['fdtd-van'.C23:.ZZ23])" table:style-name="ce10">
            <text:p>81.4382</text:p>
          </table:table-cell>
          <table:table-cell office:value-type="float" office:value="80.984099999999998" table:formula="of:=SUM([fdtd.C23:.ZZ23]) / COUNT([fdtd.C23:.ZZ23])" table:style-name="ce1">
            <text:p>80.9841</text:p>
          </table:table-cell>
          <table:table-cell office:value-type="boolean" office:boolean-value="true" table:formula="of:=[.C24]&gt;[.D24]" table:style-name="ce11">
            <text:p>TRUE</text:p>
          </table:table-cell>
          <table:table-cell office:value-type="float" office:value="0.55760073282563605" table:formula="of:=(1-[.D24]/[.C24])*100" table:style-name="ce9">
            <text:p>0.557600733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000" table:style-name="ce1">
            <text:p>1000</text:p>
          </table:table-cell>
          <table:table-cell office:value-type="float" office:value="59.60646666666667" table:formula="of:=SUM(['nw-van'.C23:.ZZ23]) / COUNT(['nw-van'.C23:.ZZ23])" table:style-name="ce10">
            <text:p>59.60646667</text:p>
          </table:table-cell>
          <table:table-cell office:value-type="float" office:value="61.229199999999999" table:formula="of:=SUM([nw.C23:.ZZ23]) / COUNT([nw.C23:.ZZ23])" table:style-name="ce7">
            <text:p>61.2292</text:p>
          </table:table-cell>
          <table:table-cell office:value-type="boolean" office:boolean-value="false" table:formula="of:=[.J24]&gt;[.K24]" table:style-name="ce11">
            <text:p>FALSE</text:p>
          </table:table-cell>
          <table:table-cell office:value-type="float" office:value="-2.7224115504246083" table:formula="of:=(1-[.K24]/[.J24])*100" table:style-name="ce12">
            <text:p>-2.72241155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000" table:style-name="ce1">
            <text:p>1000</text:p>
          </table:table-cell>
          <table:table-cell office:value-type="float" office:value="32.999500000000005" table:formula="of:=SUM(['ra-van'.C23:.ZZ23]) / COUNT(['ra-van'.C23:.ZZ23])" table:style-name="ce10">
            <text:p>32.9995</text:p>
          </table:table-cell>
          <table:table-cell office:value-type="float" office:value="32.500700000000002" table:formula="of:=SUM([ra.C23:.ZZ23]) / COUNT([ra.C23:.ZZ23])" table:style-name="ce1">
            <text:p>32.5007</text:p>
          </table:table-cell>
          <table:table-cell office:value-type="boolean" office:boolean-value="true" table:formula="of:=[.Q24]&gt;[.R24]" table:style-name="ce11">
            <text:p>TRUE</text:p>
          </table:table-cell>
          <table:table-cell office:value-type="float" office:value="1.5115380536068757" table:formula="of:=(1-[.R24]/[.Q24])*100" table:style-name="ce12">
            <text:p>1.511538054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000" table:style-name="ce1">
            <text:p>1000</text:p>
          </table:table-cell>
          <table:table-cell office:value-type="float" office:value="44.067933333333336" table:formula="of:=SUM(['addvec-van'.C23:.ZZ23]) / COUNT(['addvec-van'.C23:.ZZ23])" table:style-name="ce10">
            <text:p>44.06793333</text:p>
          </table:table-cell>
          <table:table-cell office:value-type="float" office:value="0" table:formula="of:=SUM([addvec.C23:.ZZ23]) / COUNT([addvec.C23:.ZZ23])" table:style-name="ce7">
            <text:p>#DIV/0!</text:p>
          </table:table-cell>
          <table:table-cell office:value-type="float" office:value="0" table:formula="of:=[.Z23]&gt;[.Y24]" table:style-name="ce11">
            <text:p>#DIV/0!</text:p>
          </table:table-cell>
          <table:table-cell office:value-type="float" office:value="0" table:formula="of:=(1-[.Y24]/[.X24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1000" table:style-name="ce1">
            <text:p>1000</text:p>
          </table:table-cell>
          <table:table-cell office:value-type="float" office:value="109.92199999999998" table:formula="of:=SUM(['fdtd-van'.C24:.ZZ24]) / COUNT(['fdtd-van'.C24:.ZZ24])" table:style-name="ce10">
            <text:p>109.922</text:p>
          </table:table-cell>
          <table:table-cell office:value-type="float" office:value="109.46" table:formula="of:=SUM([fdtd.C24:.ZZ24]) / COUNT([fdtd.C24:.ZZ24])" table:style-name="ce1">
            <text:p>109.46</text:p>
          </table:table-cell>
          <table:table-cell office:value-type="boolean" office:boolean-value="true" table:formula="of:=[.C25]&gt;[.D25]" table:style-name="ce11">
            <text:p>TRUE</text:p>
          </table:table-cell>
          <table:table-cell office:value-type="float" office:value="0.42029802951182305" table:formula="of:=(1-[.D25]/[.C25])*100" table:style-name="ce9">
            <text:p>0.42029803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000" table:style-name="ce1">
            <text:p>1000</text:p>
          </table:table-cell>
          <table:table-cell office:value-type="float" office:value="75.490766666666673" table:formula="of:=SUM(['nw-van'.C24:.ZZ24]) / COUNT(['nw-van'.C24:.ZZ24])" table:style-name="ce10">
            <text:p>75.49076667</text:p>
          </table:table-cell>
          <table:table-cell office:value-type="float" office:value="76.450199999999995" table:formula="of:=SUM([nw.C24:.ZZ24]) / COUNT([nw.C24:.ZZ24])" table:style-name="ce7">
            <text:p>76.4502</text:p>
          </table:table-cell>
          <table:table-cell office:value-type="boolean" office:boolean-value="false" table:formula="of:=[.J25]&gt;[.K25]" table:style-name="ce11">
            <text:p>FALSE</text:p>
          </table:table-cell>
          <table:table-cell office:value-type="float" office:value="-1.2709280561022052" table:formula="of:=(1-[.K25]/[.J25])*100" table:style-name="ce12">
            <text:p>-1.270928056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000" table:style-name="ce1">
            <text:p>1000</text:p>
          </table:table-cell>
          <table:table-cell office:value-type="float" office:value="43.63483333333334" table:formula="of:=SUM(['ra-van'.C24:.ZZ24]) / COUNT(['ra-van'.C24:.ZZ24])" table:style-name="ce10">
            <text:p>43.63483333</text:p>
          </table:table-cell>
          <table:table-cell office:value-type="float" office:value="44.380499999999998" table:formula="of:=SUM([ra.C24:.ZZ24]) / COUNT([ra.C24:.ZZ24])" table:style-name="ce1">
            <text:p>44.3805</text:p>
          </table:table-cell>
          <table:table-cell office:value-type="boolean" office:boolean-value="false" table:formula="of:=[.Q25]&gt;[.R25]" table:style-name="ce11">
            <text:p>FALSE</text:p>
          </table:table-cell>
          <table:table-cell office:value-type="float" office:value="-1.7088793738946784" table:formula="of:=(1-[.R25]/[.Q25])*100" table:style-name="ce12">
            <text:p>-1.708879374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000" table:style-name="ce1">
            <text:p>1000</text:p>
          </table:table-cell>
          <table:table-cell office:value-type="float" office:value="61.445666666666661" table:formula="of:=SUM(['addvec-van'.C24:.ZZ24]) / COUNT(['addvec-van'.C24:.ZZ24])" table:style-name="ce10">
            <text:p>61.44566667</text:p>
          </table:table-cell>
          <table:table-cell office:value-type="float" office:value="0" table:formula="of:=SUM([addvec.C24:.ZZ24]) / COUNT([addvec.C24:.ZZ24])" table:style-name="ce7">
            <text:p>#DIV/0!</text:p>
          </table:table-cell>
          <table:table-cell office:value-type="float" office:value="0" table:formula="of:=[.Z24]&gt;[.Y25]" table:style-name="ce11">
            <text:p>#DIV/0!</text:p>
          </table:table-cell>
          <table:table-cell office:value-type="float" office:value="0" table:formula="of:=(1-[.Y25]/[.X25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000" table:style-name="ce1">
            <text:p>1000</text:p>
          </table:table-cell>
          <table:table-cell office:value-type="float" office:value="134.63999999999999" table:formula="of:=SUM(['fdtd-van'.C25:.ZZ25]) / COUNT(['fdtd-van'.C25:.ZZ25])" table:style-name="ce10">
            <text:p>134.64</text:p>
          </table:table-cell>
          <table:table-cell office:value-type="float" office:value="130.36199999999999" table:formula="of:=SUM([fdtd.C25:.ZZ25]) / COUNT([fdtd.C25:.ZZ25])" table:style-name="ce1">
            <text:p>130.362</text:p>
          </table:table-cell>
          <table:table-cell office:value-type="boolean" office:boolean-value="true" table:formula="of:=[.C26]&gt;[.D26]" table:style-name="ce11">
            <text:p>TRUE</text:p>
          </table:table-cell>
          <table:table-cell office:value-type="float" office:value="3.1773618538324389" table:formula="of:=(1-[.D26]/[.C26])*100" table:style-name="ce9">
            <text:p>3.177361854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000" table:style-name="ce1">
            <text:p>1000</text:p>
          </table:table-cell>
          <table:table-cell office:value-type="float" office:value="93.163166666666669" table:formula="of:=SUM(['nw-van'.C25:.ZZ25]) / COUNT(['nw-van'.C25:.ZZ25])" table:style-name="ce10">
            <text:p>93.16316667</text:p>
          </table:table-cell>
          <table:table-cell office:value-type="float" office:value="94.134500000000003" table:formula="of:=SUM([nw.C25:.ZZ25]) / COUNT([nw.C25:.ZZ25])" table:style-name="ce7">
            <text:p>94.1345</text:p>
          </table:table-cell>
          <table:table-cell office:value-type="boolean" office:boolean-value="false" table:formula="of:=[.J26]&gt;[.K26]" table:style-name="ce11">
            <text:p>FALSE</text:p>
          </table:table-cell>
          <table:table-cell office:value-type="float" office:value="-1.0426151966352881" table:formula="of:=(1-[.K26]/[.J26])*100" table:style-name="ce12">
            <text:p>-1.042615197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000" table:style-name="ce1">
            <text:p>1000</text:p>
          </table:table-cell>
          <table:table-cell office:value-type="float" office:value="54.362300000000005" table:formula="of:=SUM(['ra-van'.C25:.ZZ25]) / COUNT(['ra-van'.C25:.ZZ25])" table:style-name="ce10">
            <text:p>54.3623</text:p>
          </table:table-cell>
          <table:table-cell office:value-type="float" office:value="53.702199999999998" table:formula="of:=SUM([ra.C25:.ZZ25]) / COUNT([ra.C25:.ZZ25])" table:style-name="ce1">
            <text:p>53.7022</text:p>
          </table:table-cell>
          <table:table-cell office:value-type="boolean" office:boolean-value="true" table:formula="of:=[.Q26]&gt;[.R26]" table:style-name="ce11">
            <text:p>TRUE</text:p>
          </table:table-cell>
          <table:table-cell office:value-type="float" office:value="1.2142606181121951" table:formula="of:=(1-[.R26]/[.Q26])*100" table:style-name="ce12">
            <text:p>1.214260618</text:p>
          </table:table-cell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1000" table:style-name="ce1">
            <text:p>1000</text:p>
          </table:table-cell>
          <table:table-cell office:value-type="float" office:value="74.846733333333347" table:formula="of:=SUM(['addvec-van'.C25:.ZZ25]) / COUNT(['addvec-van'.C25:.ZZ25])" table:style-name="ce10">
            <text:p>74.84673333</text:p>
          </table:table-cell>
          <table:table-cell office:value-type="float" office:value="0" table:formula="of:=SUM([addvec.C25:.ZZ25]) / COUNT([addvec.C25:.ZZ25])" table:style-name="ce7">
            <text:p>#DIV/0!</text:p>
          </table:table-cell>
          <table:table-cell office:value-type="float" office:value="0" table:formula="of:=[.Z25]&gt;[.Y26]" table:style-name="ce11">
            <text:p>#DIV/0!</text:p>
          </table:table-cell>
          <table:table-cell office:value-type="float" office:value="0" table:formula="of:=(1-[.Y26]/[.X26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1000" table:style-name="ce1">
            <text:p>1000</text:p>
          </table:table-cell>
          <table:table-cell office:value-type="float" office:value="164.71533333333332" table:formula="of:=SUM(['fdtd-van'.C26:.ZZ26]) / COUNT(['fdtd-van'.C26:.ZZ26])" table:style-name="ce10">
            <text:p>164.7153333</text:p>
          </table:table-cell>
          <table:table-cell office:value-type="float" office:value="163.505" table:formula="of:=SUM([fdtd.C26:.ZZ26]) / COUNT([fdtd.C26:.ZZ26])" table:style-name="ce1">
            <text:p>163.505</text:p>
          </table:table-cell>
          <table:table-cell office:value-type="boolean" office:boolean-value="true" table:formula="of:=[.C27]&gt;[.D27]" table:style-name="ce11">
            <text:p>TRUE</text:p>
          </table:table-cell>
          <table:table-cell office:value-type="float" office:value="0.73480307439500736" table:formula="of:=(1-[.D27]/[.C27])*100" table:style-name="ce9">
            <text:p>0.734803074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1000" table:style-name="ce1">
            <text:p>1000</text:p>
          </table:table-cell>
          <table:table-cell office:value-type="float" office:value="110.76733333333334" table:formula="of:=SUM(['nw-van'.C26:.ZZ26]) / COUNT(['nw-van'.C26:.ZZ26])" table:style-name="ce10">
            <text:p>110.7673333</text:p>
          </table:table-cell>
          <table:table-cell office:value-type="float" office:value="112.428" table:formula="of:=SUM([nw.C26:.ZZ26]) / COUNT([nw.C26:.ZZ26])" table:style-name="ce7">
            <text:p>112.428</text:p>
          </table:table-cell>
          <table:table-cell office:value-type="boolean" office:boolean-value="false" table:formula="of:=[.J27]&gt;[.K27]" table:style-name="ce11">
            <text:p>FALSE</text:p>
          </table:table-cell>
          <table:table-cell office:value-type="float" office:value="-1.4992386443656525" table:formula="of:=(1-[.K27]/[.J27])*100" table:style-name="ce12">
            <text:p>-1.499238644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1000" table:style-name="ce1">
            <text:p>1000</text:p>
          </table:table-cell>
          <table:table-cell office:value-type="float" office:value="65.289699999999996" table:formula="of:=SUM(['ra-van'.C26:.ZZ26]) / COUNT(['ra-van'.C26:.ZZ26])" table:style-name="ce10">
            <text:p>65.2897</text:p>
          </table:table-cell>
          <table:table-cell office:value-type="float" office:value="64.7059" table:formula="of:=SUM([ra.C26:.ZZ26]) / COUNT([ra.C26:.ZZ26])" table:style-name="ce1">
            <text:p>64.7059</text:p>
          </table:table-cell>
          <table:table-cell office:value-type="boolean" office:boolean-value="true" table:formula="of:=[.Q27]&gt;[.R27]" table:style-name="ce11">
            <text:p>TRUE</text:p>
          </table:table-cell>
          <table:table-cell office:value-type="float" office:value="0.89416860546149834" table:formula="of:=(1-[.R27]/[.Q27])*100" table:style-name="ce12">
            <text:p>0.894168605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1000" table:style-name="ce1">
            <text:p>1000</text:p>
          </table:table-cell>
          <table:table-cell office:value-type="float" office:value="90.383199999999988" table:formula="of:=SUM(['addvec-van'.C26:.ZZ26]) / COUNT(['addvec-van'.C26:.ZZ26])" table:style-name="ce10">
            <text:p>90.3832</text:p>
          </table:table-cell>
          <table:table-cell office:value-type="float" office:value="0" table:formula="of:=SUM([addvec.C26:.ZZ26]) / COUNT([addvec.C26:.ZZ26])" table:style-name="ce7">
            <text:p>#DIV/0!</text:p>
          </table:table-cell>
          <table:table-cell office:value-type="float" office:value="0" table:formula="of:=[.Z26]&gt;[.Y27]" table:style-name="ce11">
            <text:p>#DIV/0!</text:p>
          </table:table-cell>
          <table:table-cell office:value-type="float" office:value="0" table:formula="of:=(1-[.Y27]/[.X27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190.495" table:formula="of:=SUM(['fdtd-van'.C27:.ZZ27]) / COUNT(['fdtd-van'.C27:.ZZ27])" table:style-name="ce10">
            <text:p>190.495</text:p>
          </table:table-cell>
          <table:table-cell office:value-type="float" office:value="189.55600000000001" table:formula="of:=SUM([fdtd.C27:.ZZ27]) / COUNT([fdtd.C27:.ZZ27])" table:style-name="ce1">
            <text:p>189.556</text:p>
          </table:table-cell>
          <table:table-cell office:value-type="boolean" office:boolean-value="true" table:formula="of:=[.C28]&gt;[.D28]" table:style-name="ce11">
            <text:p>TRUE</text:p>
          </table:table-cell>
          <table:table-cell office:value-type="float" office:value="0.49292632352554433" table:formula="of:=(1-[.D28]/[.C28])*100" table:style-name="ce9">
            <text:p>0.492926324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129.88433333333333" table:formula="of:=SUM(['nw-van'.C27:.ZZ27]) / COUNT(['nw-van'.C27:.ZZ27])" table:style-name="ce10">
            <text:p>129.8843333</text:p>
          </table:table-cell>
          <table:table-cell office:value-type="float" office:value="128.541" table:formula="of:=SUM([nw.C27:.ZZ27]) / COUNT([nw.C27:.ZZ27])" table:style-name="ce7">
            <text:p>128.541</text:p>
          </table:table-cell>
          <table:table-cell office:value-type="boolean" office:boolean-value="true" table:formula="of:=[.J28]&gt;[.K28]" table:style-name="ce11">
            <text:p>TRUE</text:p>
          </table:table-cell>
          <table:table-cell office:value-type="float" office:value="1.0342535538029995" table:formula="of:=(1-[.K28]/[.J28])*100" table:style-name="ce12">
            <text:p>1.034253554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76.510000000000005" table:formula="of:=SUM(['ra-van'.C27:.ZZ27]) / COUNT(['ra-van'.C27:.ZZ27])" table:style-name="ce10">
            <text:p>76.51</text:p>
          </table:table-cell>
          <table:table-cell office:value-type="float" office:value="73.9011" table:formula="of:=SUM([ra.C27:.ZZ27]) / COUNT([ra.C27:.ZZ27])" table:style-name="ce1">
            <text:p>73.9011</text:p>
          </table:table-cell>
          <table:table-cell office:value-type="boolean" office:boolean-value="true" table:formula="of:=[.Q28]&gt;[.R28]" table:style-name="ce11">
            <text:p>TRUE</text:p>
          </table:table-cell>
          <table:table-cell office:value-type="float" office:value="3.4098810612991803" table:formula="of:=(1-[.R28]/[.Q28])*100" table:style-name="ce12">
            <text:p>3.409881061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104.88666666666667" table:formula="of:=SUM(['addvec-van'.C27:.ZZ27]) / COUNT(['addvec-van'.C27:.ZZ27])" table:style-name="ce10">
            <text:p>104.8866667</text:p>
          </table:table-cell>
          <table:table-cell office:value-type="float" office:value="0" table:formula="of:=SUM([addvec.C27:.ZZ27]) / COUNT([addvec.C27:.ZZ27])" table:style-name="ce7">
            <text:p>#DIV/0!</text:p>
          </table:table-cell>
          <table:table-cell office:value-type="float" office:value="0" table:formula="of:=[.Z27]&gt;[.Y28]" table:style-name="ce11">
            <text:p>#DIV/0!</text:p>
          </table:table-cell>
          <table:table-cell office:value-type="float" office:value="0" table:formula="of:=(1-[.Y28]/[.X28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1000" table:style-name="ce1">
            <text:p>1000</text:p>
          </table:table-cell>
          <table:table-cell office:value-type="float" office:value="214.14366666666669" table:formula="of:=SUM(['fdtd-van'.C28:.ZZ28]) / COUNT(['fdtd-van'.C28:.ZZ28])" table:style-name="ce10">
            <text:p>214.1436667</text:p>
          </table:table-cell>
          <table:table-cell office:value-type="float" office:value="213.452" table:formula="of:=SUM([fdtd.C28:.ZZ28]) / COUNT([fdtd.C28:.ZZ28])" table:style-name="ce1">
            <text:p>213.452</text:p>
          </table:table-cell>
          <table:table-cell office:value-type="boolean" office:boolean-value="true" table:formula="of:=[.C29]&gt;[.D29]" table:style-name="ce11">
            <text:p>TRUE</text:p>
          </table:table-cell>
          <table:table-cell office:value-type="float" office:value="0.32299188550989344" table:formula="of:=(1-[.D29]/[.C29])*100" table:style-name="ce9">
            <text:p>0.322991886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1000" table:style-name="ce1">
            <text:p>1000</text:p>
          </table:table-cell>
          <table:table-cell office:value-type="float" office:value="145.75533333333334" table:formula="of:=SUM(['nw-van'.C28:.ZZ28]) / COUNT(['nw-van'.C28:.ZZ28])" table:style-name="ce10">
            <text:p>145.7553333</text:p>
          </table:table-cell>
          <table:table-cell office:value-type="float" office:value="143.72" table:formula="of:=SUM([nw.C28:.ZZ28]) / COUNT([nw.C28:.ZZ28])" table:style-name="ce7">
            <text:p>143.72</text:p>
          </table:table-cell>
          <table:table-cell office:value-type="boolean" office:boolean-value="true" table:formula="of:=[.J29]&gt;[.K29]" table:style-name="ce11">
            <text:p>TRUE</text:p>
          </table:table-cell>
          <table:table-cell office:value-type="float" office:value="1.3964040195213023" table:formula="of:=(1-[.K29]/[.J29])*100" table:style-name="ce12">
            <text:p>1.39640402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1000" table:style-name="ce1">
            <text:p>1000</text:p>
          </table:table-cell>
          <table:table-cell office:value-type="float" office:value="86.994433333333333" table:formula="of:=SUM(['ra-van'.C28:.ZZ28]) / COUNT(['ra-van'.C28:.ZZ28])" table:style-name="ce10">
            <text:p>86.99443333</text:p>
          </table:table-cell>
          <table:table-cell office:value-type="float" office:value="86.531199999999998" table:formula="of:=SUM([ra.C28:.ZZ28]) / COUNT([ra.C28:.ZZ28])" table:style-name="ce1">
            <text:p>86.5312</text:p>
          </table:table-cell>
          <table:table-cell office:value-type="boolean" office:boolean-value="true" table:formula="of:=[.Q29]&gt;[.R29]" table:style-name="ce11">
            <text:p>TRUE</text:p>
          </table:table-cell>
          <table:table-cell office:value-type="float" office:value="0.53248617823439259" table:formula="of:=(1-[.R29]/[.Q29])*100" table:style-name="ce12">
            <text:p>0.532486178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1000" table:style-name="ce1">
            <text:p>1000</text:p>
          </table:table-cell>
          <table:table-cell office:value-type="float" office:value="120.69133333333333" table:formula="of:=SUM(['addvec-van'.C28:.ZZ28]) / COUNT(['addvec-van'.C28:.ZZ28])" table:style-name="ce10">
            <text:p>120.6913333</text:p>
          </table:table-cell>
          <table:table-cell office:value-type="float" office:value="0" table:formula="of:=SUM([addvec.C28:.ZZ28]) / COUNT([addvec.C28:.ZZ28])" table:style-name="ce7">
            <text:p>#DIV/0!</text:p>
          </table:table-cell>
          <table:table-cell office:value-type="float" office:value="0" table:formula="of:=[.Z28]&gt;[.Y29]" table:style-name="ce11">
            <text:p>#DIV/0!</text:p>
          </table:table-cell>
          <table:table-cell office:value-type="float" office:value="0" table:formula="of:=(1-[.Y29]/[.X29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1000" table:style-name="ce1">
            <text:p>1000</text:p>
          </table:table-cell>
          <table:table-cell office:value-type="float" office:value="244.70766666666668" table:formula="of:=SUM(['fdtd-van'.C29:.ZZ29]) / COUNT(['fdtd-van'.C29:.ZZ29])" table:style-name="ce10">
            <text:p>244.7076667</text:p>
          </table:table-cell>
          <table:table-cell office:value-type="float" office:value="234.56899999999999" table:formula="of:=SUM([fdtd.C29:.ZZ29]) / COUNT([fdtd.C29:.ZZ29])" table:style-name="ce1">
            <text:p>234.569</text:p>
          </table:table-cell>
          <table:table-cell office:value-type="boolean" office:boolean-value="true" table:formula="of:=[.C30]&gt;[.D30]" table:style-name="ce11">
            <text:p>TRUE</text:p>
          </table:table-cell>
          <table:table-cell office:value-type="float" office:value="4.1431749175547044" table:formula="of:=(1-[.D30]/[.C30])*100" table:style-name="ce9">
            <text:p>4.143174918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1000" table:style-name="ce1">
            <text:p>1000</text:p>
          </table:table-cell>
          <table:table-cell office:value-type="float" office:value="161.75966666666667" table:formula="of:=SUM(['nw-van'.C29:.ZZ29]) / COUNT(['nw-van'.C29:.ZZ29])" table:style-name="ce10">
            <text:p>161.7596667</text:p>
          </table:table-cell>
          <table:table-cell office:value-type="float" office:value="160.73400000000001" table:formula="of:=SUM([nw.C29:.ZZ29]) / COUNT([nw.C29:.ZZ29])" table:style-name="ce7">
            <text:p>160.734</text:p>
          </table:table-cell>
          <table:table-cell office:value-type="boolean" office:boolean-value="true" table:formula="of:=[.J30]&gt;[.K30]" table:style-name="ce11">
            <text:p>TRUE</text:p>
          </table:table-cell>
          <table:table-cell office:value-type="float" office:value="0.63406823703477944" table:formula="of:=(1-[.K30]/[.J30])*100" table:style-name="ce12">
            <text:p>0.634068237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1000" table:style-name="ce1">
            <text:p>1000</text:p>
          </table:table-cell>
          <table:table-cell office:value-type="float" office:value="100.83966666666667" table:formula="of:=SUM(['ra-van'.C29:.ZZ29]) / COUNT(['ra-van'.C29:.ZZ29])" table:style-name="ce10">
            <text:p>100.8396667</text:p>
          </table:table-cell>
          <table:table-cell office:value-type="float" office:value="100.486" table:formula="of:=SUM([ra.C29:.ZZ29]) / COUNT([ra.C29:.ZZ29])" table:style-name="ce1">
            <text:p>100.486</text:p>
          </table:table-cell>
          <table:table-cell office:value-type="boolean" office:boolean-value="true" table:formula="of:=[.Q30]&gt;[.R30]" table:style-name="ce11">
            <text:p>TRUE</text:p>
          </table:table-cell>
          <table:table-cell office:value-type="float" office:value="0.35072177284732886" table:formula="of:=(1-[.R30]/[.Q30])*100" table:style-name="ce12">
            <text:p>0.350721773</text:p>
          </table:table-cell>
          <table:table-cell table:style-name="ce1"/>
          <table:table-cell office:value-type="float" office:value="900" table:style-name="ce1">
            <text:p>900</text:p>
          </table:table-cell>
          <table:table-cell office:value-type="float" office:value="1000" table:style-name="ce1">
            <text:p>1000</text:p>
          </table:table-cell>
          <table:table-cell office:value-type="float" office:value="135.20933333333335" table:formula="of:=SUM(['addvec-van'.C29:.ZZ29]) / COUNT(['addvec-van'.C29:.ZZ29])" table:style-name="ce10">
            <text:p>135.2093333</text:p>
          </table:table-cell>
          <table:table-cell office:value-type="float" office:value="0" table:formula="of:=SUM([addvec.C29:.ZZ29]) / COUNT([addvec.C29:.ZZ29])" table:style-name="ce7">
            <text:p>#DIV/0!</text:p>
          </table:table-cell>
          <table:table-cell office:value-type="float" office:value="0" table:formula="of:=[.Z29]&gt;[.Y30]" table:style-name="ce11">
            <text:p>#DIV/0!</text:p>
          </table:table-cell>
          <table:table-cell office:value-type="float" office:value="0" table:formula="of:=(1-[.Y30]/[.X30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297.0633333333333" table:formula="of:=SUM(['fdtd-van'.C30:.ZZ30]) / COUNT(['fdtd-van'.C30:.ZZ30])" table:style-name="ce10">
            <text:p>1297.063333</text:p>
          </table:table-cell>
          <table:table-cell office:value-type="float" office:value="1110.45" table:formula="of:=SUM([fdtd.C30:.ZZ30]) / COUNT([fdtd.C30:.ZZ30])" table:style-name="ce1">
            <text:p>1110.45</text:p>
          </table:table-cell>
          <table:table-cell office:value-type="boolean" office:boolean-value="true" table:formula="of:=[.C31]&gt;[.D31]" table:style-name="ce11">
            <text:p>TRUE</text:p>
          </table:table-cell>
          <table:table-cell office:value-type="float" office:value="14.387372500443307" table:formula="of:=(1-[.D31]/[.C31])*100" table:style-name="ce9">
            <text:p>14.3873725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377.6423333333334" table:formula="of:=SUM(['nw-van'.C30:.ZZ30]) / COUNT(['nw-van'.C30:.ZZ30])" table:style-name="ce10">
            <text:p>377.6423333</text:p>
          </table:table-cell>
          <table:table-cell office:value-type="float" office:value="383.61799999999999" table:formula="of:=SUM([nw.C30:.ZZ30]) / COUNT([nw.C30:.ZZ30])" table:style-name="ce7">
            <text:p>383.618</text:p>
          </table:table-cell>
          <table:table-cell office:value-type="boolean" office:boolean-value="false" table:formula="of:=[.J31]&gt;[.K31]" table:style-name="ce11">
            <text:p>FALSE</text:p>
          </table:table-cell>
          <table:table-cell office:value-type="float" office:value="-1.5823614407636022" table:formula="of:=(1-[.K31]/[.J31])*100" table:style-name="ce12">
            <text:p>-1.582361441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43.85666666666665" table:formula="of:=SUM(['ra-van'.C30:.ZZ30]) / COUNT(['ra-van'.C30:.ZZ30])" table:style-name="ce10">
            <text:p>143.8566667</text:p>
          </table:table-cell>
          <table:table-cell office:value-type="float" office:value="147.26599999999999" table:formula="of:=SUM([ra.C30:.ZZ30]) / COUNT([ra.C30:.ZZ30])" table:style-name="ce1">
            <text:p>147.266</text:p>
          </table:table-cell>
          <table:table-cell office:value-type="boolean" office:boolean-value="false" table:formula="of:=[.Q31]&gt;[.R31]" table:style-name="ce11">
            <text:p>FALSE</text:p>
          </table:table-cell>
          <table:table-cell office:value-type="float" office:value="-2.3699515721667508" table:formula="of:=(1-[.R31]/[.Q31])*100" table:style-name="ce12">
            <text:p>-2.369951572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50.52199999999999" table:formula="of:=SUM(['addvec-van'.C30:.ZZ30]) / COUNT(['addvec-van'.C30:.ZZ30])" table:style-name="ce10">
            <text:p>150.522</text:p>
          </table:table-cell>
          <table:table-cell office:value-type="float" office:value="0" table:formula="of:=SUM([addvec.C30:.ZZ30]) / COUNT([addvec.C30:.ZZ30])" table:style-name="ce7">
            <text:p>#DIV/0!</text:p>
          </table:table-cell>
          <table:table-cell office:value-type="float" office:value="0" table:formula="of:=[.Z30]&gt;[.Y31]" table:style-name="ce11">
            <text:p>#DIV/0!</text:p>
          </table:table-cell>
          <table:table-cell office:value-type="float" office:value="0" table:formula="of:=(1-[.Y31]/[.X31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1000" table:style-name="ce1">
            <text:p>1000</text:p>
          </table:table-cell>
          <table:table-cell office:value-type="float" office:value="1476.6933333333334" table:formula="of:=SUM(['fdtd-van'.C31:.ZZ31]) / COUNT(['fdtd-van'.C31:.ZZ31])" table:style-name="ce10">
            <text:p>1476.693333</text:p>
          </table:table-cell>
          <table:table-cell office:value-type="float" office:value="1207.46" table:formula="of:=SUM([fdtd.C31:.ZZ31]) / COUNT([fdtd.C31:.ZZ31])" table:style-name="ce1">
            <text:p>1207.46</text:p>
          </table:table-cell>
          <table:table-cell office:value-type="boolean" office:boolean-value="true" table:formula="of:=[.C32]&gt;[.D32]" table:style-name="ce11">
            <text:p>TRUE</text:p>
          </table:table-cell>
          <table:table-cell office:value-type="float" office:value="18.23217639410575" table:formula="of:=(1-[.D32]/[.C32])*100" table:style-name="ce9">
            <text:p>18.23217639</text:p>
          </table:table-cell>
          <table:table-cell table:style-name="ce1"/>
          <table:table-cell office:value-type="float" office:value="1100" table:style-name="ce1">
            <text:p>1100</text:p>
          </table:table-cell>
          <table:table-cell office:value-type="float" office:value="1000" table:style-name="ce1">
            <text:p>1000</text:p>
          </table:table-cell>
          <table:table-cell office:value-type="float" office:value="5745.746666666666" table:formula="of:=SUM(['nw-van'.C31:.ZZ31]) / COUNT(['nw-van'.C31:.ZZ31])" table:style-name="ce10">
            <text:p>5745.746667</text:p>
          </table:table-cell>
          <table:table-cell office:value-type="float" office:value="6508.29" table:formula="of:=SUM([nw.C31:.ZZ31]) / COUNT([nw.C31:.ZZ31])" table:style-name="ce7">
            <text:p>6508.29</text:p>
          </table:table-cell>
          <table:table-cell office:value-type="boolean" office:boolean-value="false" table:formula="of:=[.J32]&gt;[.K32]" table:style-name="ce11">
            <text:p>FALSE</text:p>
          </table:table-cell>
          <table:table-cell office:value-type="float" office:value="-13.271440207364993" table:formula="of:=(1-[.K32]/[.J32])*100" table:style-name="ce12">
            <text:p>-13.27144021</text:p>
          </table:table-cell>
          <table:table-cell table:style-name="ce1"/>
          <table:table-cell office:value-type="float" office:value="1100" table:style-name="ce1">
            <text:p>1100</text:p>
          </table:table-cell>
          <table:table-cell office:value-type="float" office:value="1000" table:style-name="ce1">
            <text:p>1000</text:p>
          </table:table-cell>
          <table:table-cell office:value-type="float" office:value="291.55733333333336" table:formula="of:=SUM(['ra-van'.C31:.ZZ31]) / COUNT(['ra-van'.C31:.ZZ31])" table:style-name="ce10">
            <text:p>291.5573333</text:p>
          </table:table-cell>
          <table:table-cell office:value-type="float" office:value="289.15600000000001" table:formula="of:=SUM([ra.C31:.ZZ31]) / COUNT([ra.C31:.ZZ31])" table:style-name="ce1">
            <text:p>289.156</text:p>
          </table:table-cell>
          <table:table-cell office:value-type="boolean" office:boolean-value="true" table:formula="of:=[.Q32]&gt;[.R32]" table:style-name="ce11">
            <text:p>TRUE</text:p>
          </table:table-cell>
          <table:table-cell office:value-type="float" office:value="0.82362302668886889" table:formula="of:=(1-[.R32]/[.Q32])*100" table:style-name="ce12">
            <text:p>0.823623027</text:p>
          </table:table-cell>
          <table:table-cell table:style-name="ce1"/>
          <table:table-cell office:value-type="float" office:value="1100" table:style-name="ce1">
            <text:p>1100</text:p>
          </table:table-cell>
          <table:table-cell office:value-type="float" office:value="1000" table:style-name="ce1">
            <text:p>1000</text:p>
          </table:table-cell>
          <table:table-cell office:value-type="float" office:value="171.79033333333336" table:formula="of:=SUM(['addvec-van'.C31:.ZZ31]) / COUNT(['addvec-van'.C31:.ZZ31])" table:style-name="ce10">
            <text:p>171.7903333</text:p>
          </table:table-cell>
          <table:table-cell office:value-type="float" office:value="0" table:formula="of:=SUM([addvec.C31:.ZZ31]) / COUNT([addvec.C31:.ZZ31])" table:style-name="ce7">
            <text:p>#DIV/0!</text:p>
          </table:table-cell>
          <table:table-cell office:value-type="float" office:value="0" table:formula="of:=[.Z31]&gt;[.Y32]" table:style-name="ce11">
            <text:p>#DIV/0!</text:p>
          </table:table-cell>
          <table:table-cell office:value-type="float" office:value="0" table:formula="of:=(1-[.Y32]/[.X32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1000" table:style-name="ce1">
            <text:p>1000</text:p>
          </table:table-cell>
          <table:table-cell office:value-type="float" office:value="1540.6699999999998" table:formula="of:=SUM(['fdtd-van'.C32:.ZZ32]) / COUNT(['fdtd-van'.C32:.ZZ32])" table:style-name="ce10">
            <text:p>1540.67</text:p>
          </table:table-cell>
          <table:table-cell office:value-type="float" office:value="1349.54" table:formula="of:=SUM([fdtd.C32:.ZZ32]) / COUNT([fdtd.C32:.ZZ32])" table:style-name="ce1">
            <text:p>1349.54</text:p>
          </table:table-cell>
          <table:table-cell office:value-type="boolean" office:boolean-value="true" table:formula="of:=[.C33]&gt;[.D33]" table:style-name="ce11">
            <text:p>TRUE</text:p>
          </table:table-cell>
          <table:table-cell office:value-type="float" office:value="12.405641701337721" table:formula="of:=(1-[.D33]/[.C33])*100" table:style-name="ce9">
            <text:p>12.4056417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1000" table:style-name="ce1">
            <text:p>1000</text:p>
          </table:table-cell>
          <table:table-cell office:value-type="float" office:value="20254.399999999998" table:formula="of:=SUM(['nw-van'.C32:.ZZ32]) / COUNT(['nw-van'.C32:.ZZ32])" table:style-name="ce10">
            <text:p>20254.4</text:p>
          </table:table-cell>
          <table:table-cell office:value-type="float" office:value="19049.8" table:formula="of:=SUM([nw.C32:.ZZ32]) / COUNT([nw.C32:.ZZ32])" table:style-name="ce7">
            <text:p>19049.8</text:p>
          </table:table-cell>
          <table:table-cell office:value-type="boolean" office:boolean-value="true" table:formula="of:=[.J33]&gt;[.K33]" table:style-name="ce11">
            <text:p>TRUE</text:p>
          </table:table-cell>
          <table:table-cell office:value-type="float" office:value="5.9473497116675826" table:formula="of:=(1-[.K33]/[.J33])*100" table:style-name="ce12">
            <text:p>5.947349712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1000" table:style-name="ce1">
            <text:p>1000</text:p>
          </table:table-cell>
          <table:table-cell office:value-type="float" office:value="340.37399999999997" table:formula="of:=SUM(['ra-van'.C32:.ZZ32]) / COUNT(['ra-van'.C32:.ZZ32])" table:style-name="ce10">
            <text:p>340.374</text:p>
          </table:table-cell>
          <table:table-cell office:value-type="float" office:value="336" table:formula="of:=SUM([ra.C32:.ZZ32]) / COUNT([ra.C32:.ZZ32])" table:style-name="ce1">
            <text:p>336</text:p>
          </table:table-cell>
          <table:table-cell office:value-type="boolean" office:boolean-value="true" table:formula="of:=[.Q33]&gt;[.R33]" table:style-name="ce11">
            <text:p>TRUE</text:p>
          </table:table-cell>
          <table:table-cell office:value-type="float" office:value="1.2850570255072302" table:formula="of:=(1-[.R33]/[.Q33])*100" table:style-name="ce12">
            <text:p>1.285057026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1000" table:style-name="ce1">
            <text:p>1000</text:p>
          </table:table-cell>
          <table:table-cell office:value-type="float" office:value="194.33399999999997" table:formula="of:=SUM(['addvec-van'.C32:.ZZ32]) / COUNT(['addvec-van'.C32:.ZZ32])" table:style-name="ce10">
            <text:p>194.334</text:p>
          </table:table-cell>
          <table:table-cell office:value-type="float" office:value="0" table:formula="of:=SUM([addvec.C32:.ZZ32]) / COUNT([addvec.C32:.ZZ32])" table:style-name="ce7">
            <text:p>#DIV/0!</text:p>
          </table:table-cell>
          <table:table-cell office:value-type="float" office:value="0" table:formula="of:=[.Z32]&gt;[.Y33]" table:style-name="ce11">
            <text:p>#DIV/0!</text:p>
          </table:table-cell>
          <table:table-cell office:value-type="float" office:value="0" table:formula="of:=(1-[.Y33]/[.X33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1000" table:style-name="ce1">
            <text:p>1000</text:p>
          </table:table-cell>
          <table:table-cell office:value-type="float" office:value="1748.0833333333333" table:formula="of:=SUM(['fdtd-van'.C33:.ZZ33]) / COUNT(['fdtd-van'.C33:.ZZ33])" table:style-name="ce10">
            <text:p>1748.083333</text:p>
          </table:table-cell>
          <table:table-cell office:value-type="float" office:value="1554.86" table:formula="of:=SUM([fdtd.C33:.ZZ33]) / COUNT([fdtd.C33:.ZZ33])" table:style-name="ce1">
            <text:p>1554.86</text:p>
          </table:table-cell>
          <table:table-cell office:value-type="boolean" office:boolean-value="true" table:formula="of:=[.C34]&gt;[.D34]" table:style-name="ce11">
            <text:p>TRUE</text:p>
          </table:table-cell>
          <table:table-cell office:value-type="float" office:value="11.053439481336703" table:formula="of:=(1-[.D34]/[.C34])*100" table:style-name="ce9">
            <text:p>11.05343948</text:p>
          </table:table-cell>
          <table:table-cell table:style-name="ce1"/>
          <table:table-cell office:value-type="float" office:value="1300" table:style-name="ce1">
            <text:p>1300</text:p>
          </table:table-cell>
          <table:table-cell office:value-type="float" office:value="1000" table:style-name="ce1">
            <text:p>1000</text:p>
          </table:table-cell>
          <table:table-cell office:value-type="float" office:value="41337" table:formula="of:=SUM(['nw-van'.C33:.ZZ33]) / COUNT(['nw-van'.C33:.ZZ33])" table:style-name="ce10">
            <text:p>41337</text:p>
          </table:table-cell>
          <table:table-cell office:value-type="float" office:value="55795.199999999997" table:formula="of:=SUM([nw.C33:.ZZ33]) / COUNT([nw.C33:.ZZ33])" table:style-name="ce7">
            <text:p>55795.2</text:p>
          </table:table-cell>
          <table:table-cell office:value-type="boolean" office:boolean-value="false" table:formula="of:=[.J34]&gt;[.K34]" table:style-name="ce11">
            <text:p>FALSE</text:p>
          </table:table-cell>
          <table:table-cell office:value-type="float" office:value="-34.976413382683781" table:formula="of:=(1-[.K34]/[.J34])*100" table:style-name="ce12">
            <text:p>-34.97641338</text:p>
          </table:table-cell>
          <table:table-cell table:style-name="ce1"/>
          <table:table-cell office:value-type="float" office:value="1300" table:style-name="ce1">
            <text:p>1300</text:p>
          </table:table-cell>
          <table:table-cell office:value-type="float" office:value="1000" table:style-name="ce1">
            <text:p>1000</text:p>
          </table:table-cell>
          <table:table-cell office:value-type="float" office:value="691.97899999999993" table:formula="of:=SUM(['ra-van'.C33:.ZZ33]) / COUNT(['ra-van'.C33:.ZZ33])" table:style-name="ce10">
            <text:p>691.979</text:p>
          </table:table-cell>
          <table:table-cell office:value-type="float" office:value="601.01300000000003" table:formula="of:=SUM([ra.C33:.ZZ33]) / COUNT([ra.C33:.ZZ33])" table:style-name="ce1">
            <text:p>601.013</text:p>
          </table:table-cell>
          <table:table-cell office:value-type="boolean" office:boolean-value="true" table:formula="of:=[.Q34]&gt;[.R34]" table:style-name="ce11">
            <text:p>TRUE</text:p>
          </table:table-cell>
          <table:table-cell office:value-type="float" office:value="13.145774655011188" table:formula="of:=(1-[.R34]/[.Q34])*100" table:style-name="ce12">
            <text:p>13.14577466</text:p>
          </table:table-cell>
          <table:table-cell table:style-name="ce1"/>
          <table:table-cell office:value-type="float" office:value="1300" table:style-name="ce1">
            <text:p>1300</text:p>
          </table:table-cell>
          <table:table-cell office:value-type="float" office:value="1000" table:style-name="ce1">
            <text:p>1000</text:p>
          </table:table-cell>
          <table:table-cell office:value-type="float" office:value="219.80100000000002" table:formula="of:=SUM(['addvec-van'.C33:.ZZ33]) / COUNT(['addvec-van'.C33:.ZZ33])" table:style-name="ce10">
            <text:p>219.801</text:p>
          </table:table-cell>
          <table:table-cell office:value-type="float" office:value="0" table:formula="of:=SUM([addvec.C33:.ZZ33]) / COUNT([addvec.C33:.ZZ33])" table:style-name="ce7">
            <text:p>#DIV/0!</text:p>
          </table:table-cell>
          <table:table-cell office:value-type="float" office:value="0" table:formula="of:=[.Z33]&gt;[.Y34]" table:style-name="ce11">
            <text:p>#DIV/0!</text:p>
          </table:table-cell>
          <table:table-cell office:value-type="float" office:value="0" table:formula="of:=(1-[.Y34]/[.X34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1000" table:style-name="ce1">
            <text:p>1000</text:p>
          </table:table-cell>
          <table:table-cell office:value-type="float" office:value="1892.5966666666666" table:formula="of:=SUM(['fdtd-van'.C34:.ZZ34]) / COUNT(['fdtd-van'.C34:.ZZ34])" table:style-name="ce10">
            <text:p>1892.596667</text:p>
          </table:table-cell>
          <table:table-cell office:value-type="float" office:value="1821.3" table:formula="of:=SUM([fdtd.C34:.ZZ34]) / COUNT([fdtd.C34:.ZZ34])" table:style-name="ce1">
            <text:p>1821.3</text:p>
          </table:table-cell>
          <table:table-cell office:value-type="boolean" office:boolean-value="true" table:formula="of:=[.C35]&gt;[.D35]" table:style-name="ce11">
            <text:p>TRUE</text:p>
          </table:table-cell>
          <table:table-cell office:value-type="float" office:value="3.767134747850831" table:formula="of:=(1-[.D35]/[.C35])*100" table:style-name="ce9">
            <text:p>3.767134748</text:p>
          </table:table-cell>
          <table:table-cell table:style-name="ce1"/>
          <table:table-cell office:value-type="float" office:value="1400" table:style-name="ce1">
            <text:p>1400</text:p>
          </table:table-cell>
          <table:table-cell office:value-type="float" office:value="1000" table:style-name="ce1">
            <text:p>1000</text:p>
          </table:table-cell>
          <table:table-cell office:value-type="float" office:value="77426.033333333326" table:formula="of:=SUM(['nw-van'.C34:.ZZ34]) / COUNT(['nw-van'.C34:.ZZ34])" table:style-name="ce10">
            <text:p>77426.03333</text:p>
          </table:table-cell>
          <table:table-cell office:value-type="float" office:value="89645.8" table:formula="of:=SUM([nw.C34:.ZZ34]) / COUNT([nw.C34:.ZZ34])" table:style-name="ce7">
            <text:p>89645.8</text:p>
          </table:table-cell>
          <table:table-cell office:value-type="boolean" office:boolean-value="false" table:formula="of:=[.J35]&gt;[.K35]" table:style-name="ce11">
            <text:p>FALSE</text:p>
          </table:table-cell>
          <table:table-cell office:value-type="float" office:value="-15.782503817622073" table:formula="of:=(1-[.K35]/[.J35])*100" table:style-name="ce12">
            <text:p>-15.78250382</text:p>
          </table:table-cell>
          <table:table-cell table:style-name="ce1"/>
          <table:table-cell office:value-type="float" office:value="1400" table:style-name="ce1">
            <text:p>1400</text:p>
          </table:table-cell>
          <table:table-cell office:value-type="float" office:value="1000" table:style-name="ce1">
            <text:p>1000</text:p>
          </table:table-cell>
          <table:table-cell office:value-type="float" office:value="1342.9033333333334" table:formula="of:=SUM(['ra-van'.C34:.ZZ34]) / COUNT(['ra-van'.C34:.ZZ34])" table:style-name="ce10">
            <text:p>1342.903333</text:p>
          </table:table-cell>
          <table:table-cell office:value-type="float" office:value="1190.33" table:formula="of:=SUM([ra.C34:.ZZ34]) / COUNT([ra.C34:.ZZ34])" table:style-name="ce1">
            <text:p>1190.33</text:p>
          </table:table-cell>
          <table:table-cell office:value-type="boolean" office:boolean-value="true" table:formula="of:=[.Q35]&gt;[.R35]" table:style-name="ce11">
            <text:p>TRUE</text:p>
          </table:table-cell>
          <table:table-cell office:value-type="float" office:value="11.361453169873247" table:formula="of:=(1-[.R35]/[.Q35])*100" table:style-name="ce12">
            <text:p>11.36145317</text:p>
          </table:table-cell>
          <table:table-cell table:style-name="ce1"/>
          <table:table-cell office:value-type="float" office:value="1400" table:style-name="ce1">
            <text:p>1400</text:p>
          </table:table-cell>
          <table:table-cell office:value-type="float" office:value="1000" table:style-name="ce1">
            <text:p>1000</text:p>
          </table:table-cell>
          <table:table-cell office:value-type="float" office:value="243.12966666666668" table:formula="of:=SUM(['addvec-van'.C34:.ZZ34]) / COUNT(['addvec-van'.C34:.ZZ34])" table:style-name="ce10">
            <text:p>243.1296667</text:p>
          </table:table-cell>
          <table:table-cell office:value-type="float" office:value="0" table:formula="of:=SUM([addvec.C34:.ZZ34]) / COUNT([addvec.C34:.ZZ34])" table:style-name="ce7">
            <text:p>#DIV/0!</text:p>
          </table:table-cell>
          <table:table-cell office:value-type="float" office:value="0" table:formula="of:=[.Z34]&gt;[.Y35]" table:style-name="ce11">
            <text:p>#DIV/0!</text:p>
          </table:table-cell>
          <table:table-cell office:value-type="float" office:value="0" table:formula="of:=(1-[.Y35]/[.X35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1000" table:style-name="ce1">
            <text:p>1000</text:p>
          </table:table-cell>
          <table:table-cell office:value-type="float" office:value="3858.0233333333331" table:formula="of:=SUM(['fdtd-van'.C35:.ZZ35]) / COUNT(['fdtd-van'.C35:.ZZ35])" table:style-name="ce10">
            <text:p>3858.023333</text:p>
          </table:table-cell>
          <table:table-cell office:value-type="float" office:value="2536.63" table:formula="of:=SUM([fdtd.C35:.ZZ35]) / COUNT([fdtd.C35:.ZZ35])" table:style-name="ce1">
            <text:p>2536.63</text:p>
          </table:table-cell>
          <table:table-cell office:value-type="boolean" office:boolean-value="true" table:formula="of:=[.C36]&gt;[.D36]" table:style-name="ce11">
            <text:p>TRUE</text:p>
          </table:table-cell>
          <table:table-cell office:value-type="float" office:value="34.250527256185592" table:formula="of:=(1-[.D36]/[.C36])*100" table:style-name="ce9">
            <text:p>34.25052726</text:p>
          </table:table-cell>
          <table:table-cell table:style-name="ce1"/>
          <table:table-cell office:value-type="float" office:value="1500" table:style-name="ce1">
            <text:p>1500</text:p>
          </table:table-cell>
          <table:table-cell office:value-type="float" office:value="1000" table:style-name="ce1">
            <text:p>1000</text:p>
          </table:table-cell>
          <table:table-cell office:value-type="float" office:value="108916" table:formula="of:=SUM(['nw-van'.C35:.ZZ35]) / COUNT(['nw-van'.C35:.ZZ35])" table:style-name="ce10">
            <text:p>108916</text:p>
          </table:table-cell>
          <table:table-cell office:value-type="float" office:value="116498" table:formula="of:=SUM([nw.C35:.ZZ35]) / COUNT([nw.C35:.ZZ35])" table:style-name="ce7">
            <text:p>116498</text:p>
          </table:table-cell>
          <table:table-cell office:value-type="boolean" office:boolean-value="false" table:formula="of:=[.J36]&gt;[.K36]" table:style-name="ce11">
            <text:p>FALSE</text:p>
          </table:table-cell>
          <table:table-cell office:value-type="float" office:value="-6.9613279958867347" table:formula="of:=(1-[.K36]/[.J36])*100" table:style-name="ce12">
            <text:p>-6.961327996</text:p>
          </table:table-cell>
          <table:table-cell table:style-name="ce1"/>
          <table:table-cell office:value-type="float" office:value="1500" table:style-name="ce1">
            <text:p>1500</text:p>
          </table:table-cell>
          <table:table-cell office:value-type="float" office:value="1000" table:style-name="ce1">
            <text:p>1000</text:p>
          </table:table-cell>
          <table:table-cell office:value-type="float" office:value="10373.566666666668" table:formula="of:=SUM(['ra-van'.C35:.ZZ35]) / COUNT(['ra-van'.C35:.ZZ35])" table:style-name="ce10">
            <text:p>10373.56667</text:p>
          </table:table-cell>
          <table:table-cell office:value-type="float" office:value="11330.6" table:formula="of:=SUM([ra.C35:.ZZ35]) / COUNT([ra.C35:.ZZ35])" table:style-name="ce1">
            <text:p>11330.6</text:p>
          </table:table-cell>
          <table:table-cell office:value-type="boolean" office:boolean-value="false" table:formula="of:=[.Q36]&gt;[.R36]" table:style-name="ce11">
            <text:p>FALSE</text:p>
          </table:table-cell>
          <table:table-cell office:value-type="float" office:value="-9.2256922241466199" table:formula="of:=(1-[.R36]/[.Q36])*100" table:style-name="ce12">
            <text:p>-9.225692224</text:p>
          </table:table-cell>
          <table:table-cell table:style-name="ce1"/>
          <table:table-cell office:value-type="float" office:value="1500" table:style-name="ce1">
            <text:p>1500</text:p>
          </table:table-cell>
          <table:table-cell office:value-type="float" office:value="1000" table:style-name="ce1">
            <text:p>1000</text:p>
          </table:table-cell>
          <table:table-cell office:value-type="float" office:value="267.22499999999997" table:formula="of:=SUM(['addvec-van'.C35:.ZZ35]) / COUNT(['addvec-van'.C35:.ZZ35])" table:style-name="ce10">
            <text:p>267.225</text:p>
          </table:table-cell>
          <table:table-cell office:value-type="float" office:value="0" table:formula="of:=SUM([addvec.C35:.ZZ35]) / COUNT([addvec.C35:.ZZ35])" table:style-name="ce7">
            <text:p>#DIV/0!</text:p>
          </table:table-cell>
          <table:table-cell office:value-type="float" office:value="0" table:formula="of:=[.Z35]&gt;[.Y36]" table:style-name="ce11">
            <text:p>#DIV/0!</text:p>
          </table:table-cell>
          <table:table-cell office:value-type="float" office:value="0" table:formula="of:=(1-[.Y36]/[.X36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float" office:value="1000" table:style-name="ce1">
            <text:p>1000</text:p>
          </table:table-cell>
          <table:table-cell office:value-type="float" office:value="4014.22" table:formula="of:=SUM(['fdtd-van'.C36:.ZZ36]) / COUNT(['fdtd-van'.C36:.ZZ36])" table:style-name="ce10">
            <text:p>4014.22</text:p>
          </table:table-cell>
          <table:table-cell office:value-type="float" office:value="3364.01" table:formula="of:=SUM([fdtd.C36:.ZZ36]) / COUNT([fdtd.C36:.ZZ36])" table:style-name="ce1">
            <text:p>3364.01</text:p>
          </table:table-cell>
          <table:table-cell office:value-type="boolean" office:boolean-value="true" table:formula="of:=[.C37]&gt;[.D37]" table:style-name="ce11">
            <text:p>TRUE</text:p>
          </table:table-cell>
          <table:table-cell office:value-type="float" office:value="16.197667292774177" table:formula="of:=(1-[.D37]/[.C37])*100" table:style-name="ce9">
            <text:p>16.19766729</text:p>
          </table:table-cell>
          <table:table-cell table:style-name="ce1"/>
          <table:table-cell office:value-type="float" office:value="1600" table:style-name="ce1">
            <text:p>1600</text:p>
          </table:table-cell>
          <table:table-cell office:value-type="float" office:value="1000" table:style-name="ce1">
            <text:p>1000</text:p>
          </table:table-cell>
          <table:table-cell office:value-type="float" office:value="132666" table:formula="of:=SUM(['nw-van'.C36:.ZZ36]) / COUNT(['nw-van'.C36:.ZZ36])" table:style-name="ce10">
            <text:p>132666</text:p>
          </table:table-cell>
          <table:table-cell office:value-type="float" office:value="128833" table:formula="of:=SUM([nw.C36:.ZZ36]) / COUNT([nw.C36:.ZZ36])" table:style-name="ce7">
            <text:p>128833</text:p>
          </table:table-cell>
          <table:table-cell office:value-type="boolean" office:boolean-value="true" table:formula="of:=[.J37]&gt;[.K37]" table:style-name="ce11">
            <text:p>TRUE</text:p>
          </table:table-cell>
          <table:table-cell office:value-type="float" office:value="2.8892104985452138" table:formula="of:=(1-[.K37]/[.J37])*100" table:style-name="ce12">
            <text:p>2.889210499</text:p>
          </table:table-cell>
          <table:table-cell table:style-name="ce1"/>
          <table:table-cell office:value-type="float" office:value="1600" table:style-name="ce1">
            <text:p>1600</text:p>
          </table:table-cell>
          <table:table-cell office:value-type="float" office:value="1000" table:style-name="ce1">
            <text:p>1000</text:p>
          </table:table-cell>
          <table:table-cell office:value-type="float" office:value="43086.2" table:formula="of:=SUM(['ra-van'.C36:.ZZ36]) / COUNT(['ra-van'.C36:.ZZ36])" table:style-name="ce10">
            <text:p>43086.2</text:p>
          </table:table-cell>
          <table:table-cell office:value-type="float" office:value="42766" table:formula="of:=SUM([ra.C36:.ZZ36]) / COUNT([ra.C36:.ZZ36])" table:style-name="ce1">
            <text:p>42766</text:p>
          </table:table-cell>
          <table:table-cell office:value-type="boolean" office:boolean-value="true" table:formula="of:=[.Q37]&gt;[.R37]" table:style-name="ce11">
            <text:p>TRUE</text:p>
          </table:table-cell>
          <table:table-cell office:value-type="float" office:value="0.74316138345920102" table:formula="of:=(1-[.R37]/[.Q37])*100" table:style-name="ce12">
            <text:p>0.743161383</text:p>
          </table:table-cell>
          <table:table-cell table:style-name="ce1"/>
          <table:table-cell office:value-type="float" office:value="1600" table:style-name="ce1">
            <text:p>1600</text:p>
          </table:table-cell>
          <table:table-cell office:value-type="float" office:value="1000" table:style-name="ce1">
            <text:p>1000</text:p>
          </table:table-cell>
          <table:table-cell office:value-type="float" office:value="286.48833333333329" table:formula="of:=SUM(['addvec-van'.C36:.ZZ36]) / COUNT(['addvec-van'.C36:.ZZ36])" table:style-name="ce10">
            <text:p>286.4883333</text:p>
          </table:table-cell>
          <table:table-cell office:value-type="float" office:value="0" table:formula="of:=SUM([addvec.C36:.ZZ36]) / COUNT([addvec.C36:.ZZ36])" table:style-name="ce7">
            <text:p>#DIV/0!</text:p>
          </table:table-cell>
          <table:table-cell office:value-type="float" office:value="0" table:formula="of:=[.Z36]&gt;[.Y37]" table:style-name="ce11">
            <text:p>#DIV/0!</text:p>
          </table:table-cell>
          <table:table-cell office:value-type="float" office:value="0" table:formula="of:=(1-[.Y37]/[.X37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float" office:value="1000" table:style-name="ce1">
            <text:p>1000</text:p>
          </table:table-cell>
          <table:table-cell office:value-type="float" office:value="4255.4966666666669" table:formula="of:=SUM(['fdtd-van'.C37:.ZZ37]) / COUNT(['fdtd-van'.C37:.ZZ37])" table:style-name="ce10">
            <text:p>4255.496667</text:p>
          </table:table-cell>
          <table:table-cell office:value-type="float" office:value="3866.61" table:formula="of:=SUM([fdtd.C37:.ZZ37]) / COUNT([fdtd.C37:.ZZ37])" table:style-name="ce1">
            <text:p>3866.61</text:p>
          </table:table-cell>
          <table:table-cell office:value-type="boolean" office:boolean-value="true" table:formula="of:=[.C38]&gt;[.D38]" table:style-name="ce11">
            <text:p>TRUE</text:p>
          </table:table-cell>
          <table:table-cell office:value-type="float" office:value="9.138455440767201" table:formula="of:=(1-[.D38]/[.C38])*100" table:style-name="ce9">
            <text:p>9.138455441</text:p>
          </table:table-cell>
          <table:table-cell table:style-name="ce1"/>
          <table:table-cell office:value-type="float" office:value="1700" table:style-name="ce1">
            <text:p>1700</text:p>
          </table:table-cell>
          <table:table-cell office:value-type="float" office:value="1000" table:style-name="ce1">
            <text:p>1000</text:p>
          </table:table-cell>
          <table:table-cell office:value-type="float" office:value="159775" table:formula="of:=SUM(['nw-van'.C37:.ZZ37]) / COUNT(['nw-van'.C37:.ZZ37])" table:style-name="ce10">
            <text:p>159775</text:p>
          </table:table-cell>
          <table:table-cell office:value-type="float" office:value="162523" table:formula="of:=SUM([nw.C37:.ZZ37]) / COUNT([nw.C37:.ZZ37])" table:style-name="ce7">
            <text:p>162523</text:p>
          </table:table-cell>
          <table:table-cell office:value-type="boolean" office:boolean-value="false" table:formula="of:=[.J38]&gt;[.K38]" table:style-name="ce11">
            <text:p>FALSE</text:p>
          </table:table-cell>
          <table:table-cell office:value-type="float" office:value="-1.7199186355812968" table:formula="of:=(1-[.K38]/[.J38])*100" table:style-name="ce12">
            <text:p>-1.719918636</text:p>
          </table:table-cell>
          <table:table-cell table:style-name="ce1"/>
          <table:table-cell office:value-type="float" office:value="1700" table:style-name="ce1">
            <text:p>1700</text:p>
          </table:table-cell>
          <table:table-cell office:value-type="float" office:value="1000" table:style-name="ce1">
            <text:p>1000</text:p>
          </table:table-cell>
          <table:table-cell office:value-type="float" office:value="43663.3" table:formula="of:=SUM(['ra-van'.C37:.ZZ37]) / COUNT(['ra-van'.C37:.ZZ37])" table:style-name="ce10">
            <text:p>43663.3</text:p>
          </table:table-cell>
          <table:table-cell office:value-type="float" office:value="43682.5" table:formula="of:=SUM([ra.C37:.ZZ37]) / COUNT([ra.C37:.ZZ37])" table:style-name="ce1">
            <text:p>43682.5</text:p>
          </table:table-cell>
          <table:table-cell office:value-type="boolean" office:boolean-value="false" table:formula="of:=[.Q38]&gt;[.R38]" table:style-name="ce11">
            <text:p>FALSE</text:p>
          </table:table-cell>
          <table:table-cell office:value-type="float" office:value="-4.3972855922480569E-2" table:formula="of:=(1-[.R38]/[.Q38])*100" table:style-name="ce12">
            <text:p>-0.043972856</text:p>
          </table:table-cell>
          <table:table-cell table:style-name="ce1"/>
          <table:table-cell office:value-type="float" office:value="1700" table:style-name="ce1">
            <text:p>1700</text:p>
          </table:table-cell>
          <table:table-cell office:value-type="float" office:value="1000" table:style-name="ce1">
            <text:p>1000</text:p>
          </table:table-cell>
          <table:table-cell office:value-type="float" office:value="316.17866666666669" table:formula="of:=SUM(['addvec-van'.C37:.ZZ37]) / COUNT(['addvec-van'.C37:.ZZ37])" table:style-name="ce10">
            <text:p>316.1786667</text:p>
          </table:table-cell>
          <table:table-cell office:value-type="float" office:value="0" table:formula="of:=SUM([addvec.C37:.ZZ37]) / COUNT([addvec.C37:.ZZ37])" table:style-name="ce7">
            <text:p>#DIV/0!</text:p>
          </table:table-cell>
          <table:table-cell office:value-type="float" office:value="0" table:formula="of:=[.Z37]&gt;[.Y38]" table:style-name="ce11">
            <text:p>#DIV/0!</text:p>
          </table:table-cell>
          <table:table-cell office:value-type="float" office:value="0" table:formula="of:=(1-[.Y38]/[.X38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1000" table:style-name="ce1">
            <text:p>1000</text:p>
          </table:table-cell>
          <table:table-cell office:value-type="float" office:value="4576.1433333333334" table:formula="of:=SUM(['fdtd-van'.C38:.ZZ38]) / COUNT(['fdtd-van'.C38:.ZZ38])" table:style-name="ce10">
            <text:p>4576.143333</text:p>
          </table:table-cell>
          <table:table-cell office:value-type="float" office:value="4139.5" table:formula="of:=SUM([fdtd.C38:.ZZ38]) / COUNT([fdtd.C38:.ZZ38])" table:style-name="ce1">
            <text:p>4139.5</text:p>
          </table:table-cell>
          <table:table-cell office:value-type="boolean" office:boolean-value="true" table:formula="of:=[.C39]&gt;[.D39]" table:style-name="ce11">
            <text:p>TRUE</text:p>
          </table:table-cell>
          <table:table-cell office:value-type="float" office:value="9.5417320115992901" table:formula="of:=(1-[.D39]/[.C39])*100" table:style-name="ce9">
            <text:p>9.541732012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float" office:value="1000" table:style-name="ce1">
            <text:p>1000</text:p>
          </table:table-cell>
          <table:table-cell office:value-type="float" office:value="190643" table:formula="of:=SUM(['nw-van'.C38:.ZZ38]) / COUNT(['nw-van'.C38:.ZZ38])" table:style-name="ce10">
            <text:p>190643</text:p>
          </table:table-cell>
          <table:table-cell office:value-type="float" office:value="163951" table:formula="of:=SUM([nw.C38:.ZZ38]) / COUNT([nw.C38:.ZZ38])" table:style-name="ce7">
            <text:p>163951</text:p>
          </table:table-cell>
          <table:table-cell office:value-type="boolean" office:boolean-value="true" table:formula="of:=[.J39]&gt;[.K39]" table:style-name="ce11">
            <text:p>TRUE</text:p>
          </table:table-cell>
          <table:table-cell office:value-type="float" office:value="14.001038590454407" table:formula="of:=(1-[.K39]/[.J39])*100" table:style-name="ce12">
            <text:p>14.00103859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float" office:value="1000" table:style-name="ce1">
            <text:p>1000</text:p>
          </table:table-cell>
          <table:table-cell office:value-type="float" office:value="45691" table:formula="of:=SUM(['ra-van'.C38:.ZZ38]) / COUNT(['ra-van'.C38:.ZZ38])" table:style-name="ce10">
            <text:p>45691</text:p>
          </table:table-cell>
          <table:table-cell office:value-type="float" office:value="45653.5" table:formula="of:=SUM([ra.C38:.ZZ38]) / COUNT([ra.C38:.ZZ38])" table:style-name="ce1">
            <text:p>45653.5</text:p>
          </table:table-cell>
          <table:table-cell office:value-type="boolean" office:boolean-value="true" table:formula="of:=[.Q39]&gt;[.R39]" table:style-name="ce11">
            <text:p>TRUE</text:p>
          </table:table-cell>
          <table:table-cell office:value-type="float" office:value="8.2073055962883501E-2" table:formula="of:=(1-[.R39]/[.Q39])*100" table:style-name="ce12">
            <text:p>0.082073056</text:p>
          </table:table-cell>
          <table:table-cell table:style-name="ce1"/>
          <table:table-cell office:value-type="float" office:value="1800" table:style-name="ce1">
            <text:p>1800</text:p>
          </table:table-cell>
          <table:table-cell office:value-type="float" office:value="1000" table:style-name="ce1">
            <text:p>1000</text:p>
          </table:table-cell>
          <table:table-cell office:value-type="float" office:value="334.71566666666666" table:formula="of:=SUM(['addvec-van'.C38:.ZZ38]) / COUNT(['addvec-van'.C38:.ZZ38])" table:style-name="ce10">
            <text:p>334.7156667</text:p>
          </table:table-cell>
          <table:table-cell office:value-type="float" office:value="0" table:formula="of:=SUM([addvec.C38:.ZZ38]) / COUNT([addvec.C38:.ZZ38])" table:style-name="ce7">
            <text:p>#DIV/0!</text:p>
          </table:table-cell>
          <table:table-cell office:value-type="float" office:value="0" table:formula="of:=[.Z38]&gt;[.Y39]" table:style-name="ce11">
            <text:p>#DIV/0!</text:p>
          </table:table-cell>
          <table:table-cell office:value-type="float" office:value="0" table:formula="of:=(1-[.Y39]/[.X39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4890.1133333333337" table:formula="of:=SUM(['fdtd-van'.C39:.ZZ39]) / COUNT(['fdtd-van'.C39:.ZZ39])" table:style-name="ce10">
            <text:p>4890.113333</text:p>
          </table:table-cell>
          <table:table-cell office:value-type="float" office:value="4348.1400000000003" table:formula="of:=SUM([fdtd.C39:.ZZ39]) / COUNT([fdtd.C39:.ZZ39])" table:style-name="ce1">
            <text:p>4348.14</text:p>
          </table:table-cell>
          <table:table-cell office:value-type="boolean" office:boolean-value="true" table:formula="of:=[.C40]&gt;[.D40]" table:style-name="ce11">
            <text:p>TRUE</text:p>
          </table:table-cell>
          <table:table-cell office:value-type="float" office:value="11.083042383475771" table:formula="of:=(1-[.D40]/[.C40])*100" table:style-name="ce9">
            <text:p>11.08304238</text:p>
          </table:table-cell>
          <table:table-cell table:style-name="ce1"/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20042.66666666666" table:formula="of:=SUM(['nw-van'.C39:.ZZ39]) / COUNT(['nw-van'.C39:.ZZ39])" table:style-name="ce10">
            <text:p>220042.6667</text:p>
          </table:table-cell>
          <table:table-cell office:value-type="float" office:value="205601" table:formula="of:=SUM([nw.C39:.ZZ39]) / COUNT([nw.C39:.ZZ39])" table:style-name="ce7">
            <text:p>205601</text:p>
          </table:table-cell>
          <table:table-cell office:value-type="boolean" office:boolean-value="true" table:formula="of:=[.J40]&gt;[.K40]" table:style-name="ce11">
            <text:p>TRUE</text:p>
          </table:table-cell>
          <table:table-cell office:value-type="float" office:value="6.5631210916670675" table:formula="of:=(1-[.K40]/[.J40])*100" table:style-name="ce12">
            <text:p>6.563121092</text:p>
          </table:table-cell>
          <table:table-cell table:style-name="ce1"/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48990.133333333331" table:formula="of:=SUM(['ra-van'.C39:.ZZ39]) / COUNT(['ra-van'.C39:.ZZ39])" table:style-name="ce10">
            <text:p>48990.13333</text:p>
          </table:table-cell>
          <table:table-cell office:value-type="float" office:value="48988.1" table:formula="of:=SUM([ra.C39:.ZZ39]) / COUNT([ra.C39:.ZZ39])" table:style-name="ce1">
            <text:p>48988.1</text:p>
          </table:table-cell>
          <table:table-cell office:value-type="boolean" office:boolean-value="true" table:formula="of:=[.Q40]&gt;[.R40]" table:style-name="ce11">
            <text:p>TRUE</text:p>
          </table:table-cell>
          <table:table-cell office:value-type="float" office:value="4.1504956100002488E-3" table:formula="of:=(1-[.R40]/[.Q40])*100" table:style-name="ce12">
            <text:p>0.004150496</text:p>
          </table:table-cell>
          <table:table-cell table:style-name="ce1"/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361.3486666666667" table:formula="of:=SUM(['addvec-van'.C39:.ZZ39]) / COUNT(['addvec-van'.C39:.ZZ39])" table:style-name="ce10">
            <text:p>361.3486667</text:p>
          </table:table-cell>
          <table:table-cell office:value-type="float" office:value="0" table:formula="of:=SUM([addvec.C39:.ZZ39]) / COUNT([addvec.C39:.ZZ39])" table:style-name="ce7">
            <text:p>#DIV/0!</text:p>
          </table:table-cell>
          <table:table-cell office:value-type="float" office:value="0" table:formula="of:=[.Z39]&gt;[.Y40]" table:style-name="ce11">
            <text:p>#DIV/0!</text:p>
          </table:table-cell>
          <table:table-cell office:value-type="float" office:value="0" table:formula="of:=(1-[.Y40]/[.X40])*100" table:style-name="ce12">
            <text:p>#DIV/0!</text:p>
          </table:table-cell>
          <table:table-cell table:number-columns-repeated="1635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office:value-type="float" office:value="5063.9433333333327" table:formula="of:=SUM(['fdtd-van'.C40:.ZZ40]) / COUNT(['fdtd-van'.C40:.ZZ40])" table:style-name="ce13">
            <text:p>5063.943333</text:p>
          </table:table-cell>
          <table:table-cell office:value-type="float" office:value="4520.49" table:formula="of:=SUM([fdtd.C40:.ZZ40]) / COUNT([fdtd.C40:.ZZ40])" table:style-name="ce14">
            <text:p>4520.49</text:p>
          </table:table-cell>
          <table:table-cell office:value-type="boolean" office:boolean-value="true" table:formula="of:=[.C41]&gt;[.D41]" table:style-name="ce15">
            <text:p>TRUE</text:p>
          </table:table-cell>
          <table:table-cell office:value-type="float" office:value="10.731820985358576" table:formula="of:=(1-[.D41]/[.C41])*100" table:style-name="ce9">
            <text:p>10.7318209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office:value-type="float" office:value="251343.66666666666" table:formula="of:=SUM(['nw-van'.C40:.ZZ40]) / COUNT(['nw-van'.C40:.ZZ40])" table:style-name="ce13">
            <text:p>251343.6667</text:p>
          </table:table-cell>
          <table:table-cell office:value-type="float" office:value="243212" table:formula="of:=SUM([nw.C40:.ZZ40]) / COUNT([nw.C40:.ZZ40])" table:style-name="ce7">
            <text:p>243212</text:p>
          </table:table-cell>
          <table:table-cell office:value-type="boolean" office:boolean-value="true" table:formula="of:=[.J41]&gt;[.K41]" table:style-name="ce15">
            <text:p>TRUE</text:p>
          </table:table-cell>
          <table:table-cell office:value-type="float" office:value="3.2352781251699159" table:formula="of:=(1-[.K41]/[.J41])*100" table:style-name="ce16">
            <text:p>3.235278125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office:value-type="float" office:value="52668.766666666663" table:formula="of:=SUM(['ra-van'.C40:.ZZ40]) / COUNT(['ra-van'.C40:.ZZ40])" table:style-name="ce10">
            <text:p>52668.76667</text:p>
          </table:table-cell>
          <table:table-cell office:value-type="float" office:value="52654.9" table:formula="of:=SUM([ra.C40:.ZZ40]) / COUNT([ra.C40:.ZZ40])" table:style-name="ce1">
            <text:p>52654.9</text:p>
          </table:table-cell>
          <table:table-cell office:value-type="boolean" office:boolean-value="true" table:formula="of:=[.Q41]&gt;[.R41]" table:style-name="ce15">
            <text:p>TRUE</text:p>
          </table:table-cell>
          <table:table-cell office:value-type="float" office:value="2.6328064134140128E-2" table:formula="of:=(1-[.R41]/[.Q41])*100" table:style-name="ce16">
            <text:p>0.02632806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office:value-type="float" office:value="380.06333333333333" table:formula="of:=SUM(['addvec-van'.C40:.ZZ40]) / COUNT(['addvec-van'.C40:.ZZ40])" table:style-name="ce13">
            <text:p>380.0633333</text:p>
          </table:table-cell>
          <table:table-cell office:value-type="float" office:value="0" table:formula="of:=SUM([addvec.C40:.ZZ40]) / COUNT([addvec.C40:.ZZ40])" table:style-name="ce7">
            <text:p>#DIV/0!</text:p>
          </table:table-cell>
          <table:table-cell office:value-type="float" office:value="0" table:formula="of:=[.Z40]&gt;[.Y41]" table:style-name="ce15">
            <text:p>#DIV/0!</text:p>
          </table:table-cell>
          <table:table-cell office:value-type="float" office:value="0" table:formula="of:=(1-[.Y41]/[.X41])*100" table:style-name="ce16">
            <text:p>#DIV/0!</text:p>
          </table:table-cell>
          <table:table-cell table:number-columns-repeated="16357"/>
        </table:table-row>
        <table:table-row table:number-rows-repeated="1048535" table:style-name="ro2">
          <table:table-cell table:number-columns-repeated="16384"/>
        </table:table-row>
      </table:table>
      <table:table table:name="fdtd-van" table:style-name="ta2">
        <table:table-column table:style-name="co2" table:number-columns-repeated="5" table:default-cell-style-name="ce1"/>
        <table:table-column table:style-name="co3" table:number-columns-repeated="16379" table:default-cell-style-name="ce1"/>
        <table:table-row table:style-name="ro2"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.2486699999999997" table:style-name="ce1">
            <text:p>4.24867</text:p>
          </table:table-cell>
          <table:table-cell office:value-type="float" office:value="4.1170200000000001" table:style-name="ce1">
            <text:p>4.11702</text:p>
          </table:table-cell>
          <table:table-cell office:value-type="float" office:value="4.0467500000000003" table:style-name="ce1">
            <text:p>4.04675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6.6795499999999999" table:style-name="ce1">
            <text:p>6.67955</text:p>
          </table:table-cell>
          <table:table-cell office:value-type="float" office:value="6.7399699999999996" table:style-name="ce1">
            <text:p>6.73997</text:p>
          </table:table-cell>
          <table:table-cell office:value-type="float" office:value="6.7891199999999996" table:style-name="ce1">
            <text:p>6.78912</text:p>
          </table:table-cell>
          <table:table-cell table:number-columns-repeated="16379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10.161199999999999" table:style-name="ce1">
            <text:p>10.1612</text:p>
          </table:table-cell>
          <table:table-cell office:value-type="float" office:value="10.253500000000001" table:style-name="ce1">
            <text:p>10.2535</text:p>
          </table:table-cell>
          <table:table-cell office:value-type="float" office:value="10.366" table:style-name="ce1">
            <text:p>10.366</text:p>
          </table:table-cell>
          <table:table-cell table:number-columns-repeated="16379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12.772399999999999" table:style-name="ce1">
            <text:p>12.7724</text:p>
          </table:table-cell>
          <table:table-cell office:value-type="float" office:value="12.9087" table:style-name="ce1">
            <text:p>12.9087</text:p>
          </table:table-cell>
          <table:table-cell office:value-type="float" office:value="13.2209" table:style-name="ce1">
            <text:p>13.2209</text:p>
          </table:table-cell>
          <table:table-cell table:number-columns-repeated="16379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5.760400000000001" table:style-name="ce1">
            <text:p>15.7604</text:p>
          </table:table-cell>
          <table:table-cell office:value-type="float" office:value="16.068100000000001" table:style-name="ce1">
            <text:p>16.0681</text:p>
          </table:table-cell>
          <table:table-cell office:value-type="float" office:value="15.4132" table:style-name="ce1">
            <text:p>15.4132</text:p>
          </table:table-cell>
          <table:table-cell table:number-columns-repeated="16379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18.1752" table:style-name="ce1">
            <text:p>18.1752</text:p>
          </table:table-cell>
          <table:table-cell office:value-type="float" office:value="18.057200000000002" table:style-name="ce1">
            <text:p>18.0572</text:p>
          </table:table-cell>
          <table:table-cell office:value-type="float" office:value="18.384899999999998" table:style-name="ce1">
            <text:p>18.3849</text:p>
          </table:table-cell>
          <table:table-cell table:number-columns-repeated="16379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20.8766" table:style-name="ce1">
            <text:p>20.8766</text:p>
          </table:table-cell>
          <table:table-cell office:value-type="float" office:value="21.210100000000001" table:style-name="ce1">
            <text:p>21.2101</text:p>
          </table:table-cell>
          <table:table-cell office:value-type="float" office:value="21.027799999999999" table:style-name="ce1">
            <text:p>21.0278</text:p>
          </table:table-cell>
          <table:table-cell table:number-columns-repeated="16379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23.610700000000001" table:style-name="ce1">
            <text:p>23.6107</text:p>
          </table:table-cell>
          <table:table-cell office:value-type="float" office:value="21.872599999999998" table:style-name="ce1">
            <text:p>21.8726</text:p>
          </table:table-cell>
          <table:table-cell office:value-type="float" office:value="23.598099999999999" table:style-name="ce1">
            <text:p>23.5981</text:p>
          </table:table-cell>
          <table:table-cell table:number-columns-repeated="16379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26.2728" table:style-name="ce1">
            <text:p>26.2728</text:p>
          </table:table-cell>
          <table:table-cell office:value-type="float" office:value="26.095600000000001" table:style-name="ce1">
            <text:p>26.0956</text:p>
          </table:table-cell>
          <table:table-cell office:value-type="float" office:value="25.674800000000001" table:style-name="ce1">
            <text:p>25.6748</text:p>
          </table:table-cell>
          <table:table-cell table:number-columns-repeated="16379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29.422" table:style-name="ce1">
            <text:p>129.422</text:p>
          </table:table-cell>
          <table:table-cell office:value-type="float" office:value="133.46700000000001" table:style-name="ce1">
            <text:p>133.467</text:p>
          </table:table-cell>
          <table:table-cell office:value-type="float" office:value="128.01" table:style-name="ce1">
            <text:p>128.01</text:p>
          </table:table-cell>
          <table:table-cell table:number-columns-repeated="16379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100" table:style-name="ce1">
            <text:p>100</text:p>
          </table:table-cell>
          <table:table-cell office:value-type="float" office:value="143.81200000000001" table:style-name="ce1">
            <text:p>143.812</text:p>
          </table:table-cell>
          <table:table-cell office:value-type="float" office:value="143.863" table:style-name="ce1">
            <text:p>143.863</text:p>
          </table:table-cell>
          <table:table-cell office:value-type="float" office:value="146.16999999999999" table:style-name="ce1">
            <text:p>146.17</text:p>
          </table:table-cell>
          <table:table-cell table:number-columns-repeated="16379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161.07" table:style-name="ce1">
            <text:p>161.07</text:p>
          </table:table-cell>
          <table:table-cell office:value-type="float" office:value="156.74799999999999" table:style-name="ce1">
            <text:p>156.748</text:p>
          </table:table-cell>
          <table:table-cell office:value-type="float" office:value="163.84700000000001" table:style-name="ce1">
            <text:p>163.847</text:p>
          </table:table-cell>
          <table:table-cell table:number-columns-repeated="16379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100" table:style-name="ce1">
            <text:p>100</text:p>
          </table:table-cell>
          <table:table-cell office:value-type="float" office:value="169.45099999999999" table:style-name="ce1">
            <text:p>169.451</text:p>
          </table:table-cell>
          <table:table-cell office:value-type="float" office:value="171.10900000000001" table:style-name="ce1">
            <text:p>171.109</text:p>
          </table:table-cell>
          <table:table-cell office:value-type="float" office:value="181.43199999999999" table:style-name="ce1">
            <text:p>181.432</text:p>
          </table:table-cell>
          <table:table-cell table:number-columns-repeated="16379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100" table:style-name="ce1">
            <text:p>100</text:p>
          </table:table-cell>
          <table:table-cell office:value-type="float" office:value="272.226" table:style-name="ce1">
            <text:p>272.226</text:p>
          </table:table-cell>
          <table:table-cell office:value-type="float" office:value="263.96800000000002" table:style-name="ce1">
            <text:p>263.968</text:p>
          </table:table-cell>
          <table:table-cell office:value-type="float" office:value="384.93400000000003" table:style-name="ce1">
            <text:p>384.934</text:p>
          </table:table-cell>
          <table:table-cell table:number-columns-repeated="16379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407.89699999999999" table:style-name="ce1">
            <text:p>407.897</text:p>
          </table:table-cell>
          <table:table-cell office:value-type="float" office:value="406.68200000000002" table:style-name="ce1">
            <text:p>406.682</text:p>
          </table:table-cell>
          <table:table-cell office:value-type="float" office:value="407.38299999999998" table:style-name="ce1">
            <text:p>407.383</text:p>
          </table:table-cell>
          <table:table-cell table:number-columns-repeated="16379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399.572" table:style-name="ce1">
            <text:p>399.572</text:p>
          </table:table-cell>
          <table:table-cell office:value-type="float" office:value="433.76900000000001" table:style-name="ce1">
            <text:p>433.769</text:p>
          </table:table-cell>
          <table:table-cell office:value-type="float" office:value="433.35300000000001" table:style-name="ce1">
            <text:p>433.353</text:p>
          </table:table-cell>
          <table:table-cell table:number-columns-repeated="16379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460.83699999999999" table:style-name="ce1">
            <text:p>460.837</text:p>
          </table:table-cell>
          <table:table-cell office:value-type="float" office:value="478.30500000000001" table:style-name="ce1">
            <text:p>478.305</text:p>
          </table:table-cell>
          <table:table-cell office:value-type="float" office:value="461.2" table:style-name="ce1">
            <text:p>461.2</text:p>
          </table:table-cell>
          <table:table-cell table:number-columns-repeated="16379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100" table:style-name="ce1">
            <text:p>100</text:p>
          </table:table-cell>
          <table:table-cell office:value-type="float" office:value="489.13299999999998" table:style-name="ce1">
            <text:p>489.133</text:p>
          </table:table-cell>
          <table:table-cell office:value-type="float" office:value="489.00900000000001" table:style-name="ce1">
            <text:p>489.009</text:p>
          </table:table-cell>
          <table:table-cell office:value-type="float" office:value="479.39699999999999" table:style-name="ce1">
            <text:p>479.397</text:p>
          </table:table-cell>
          <table:table-cell table:number-columns-repeated="16379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100" table:style-name="ce1">
            <text:p>100</text:p>
          </table:table-cell>
          <table:table-cell office:value-type="float" office:value="513.93600000000004" table:style-name="ce1">
            <text:p>513.936</text:p>
          </table:table-cell>
          <table:table-cell office:value-type="float" office:value="513.83299999999997" table:style-name="ce1">
            <text:p>513.833</text:p>
          </table:table-cell>
          <table:table-cell office:value-type="float" office:value="514.61599999999999" table:style-name="ce1">
            <text:p>514.616</text:p>
          </table:table-cell>
          <table:table-cell table:number-columns-repeated="16379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543.00300000000004" table:style-name="ce1">
            <text:p>543.003</text:p>
          </table:table-cell>
          <table:table-cell office:value-type="float" office:value="524.31500000000005" table:style-name="ce1">
            <text:p>524.315</text:p>
          </table:table-cell>
          <table:table-cell office:value-type="float" office:value="542.81700000000001" table:style-name="ce1">
            <text:p>542.817</text:p>
          </table:table-cell>
          <table:table-cell table:number-columns-repeated="16379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6.941400000000002" table:style-name="ce1">
            <text:p>26.9414</text:p>
          </table:table-cell>
          <table:table-cell office:value-type="float" office:value="28.760400000000001" table:style-name="ce1">
            <text:p>28.7604</text:p>
          </table:table-cell>
          <table:table-cell office:value-type="float" office:value="28.620999999999999" table:style-name="ce1">
            <text:p>28.621</text:p>
          </table:table-cell>
          <table:table-cell table:number-columns-repeated="16379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0" table:style-name="ce1">
            <text:p>1000</text:p>
          </table:table-cell>
          <table:table-cell office:value-type="float" office:value="57.377800000000001" table:style-name="ce1">
            <text:p>57.3778</text:p>
          </table:table-cell>
          <table:table-cell office:value-type="float" office:value="56.944800000000001" table:style-name="ce1">
            <text:p>56.9448</text:p>
          </table:table-cell>
          <table:table-cell office:value-type="float" office:value="57.370699999999999" table:style-name="ce1">
            <text:p>57.3707</text:p>
          </table:table-cell>
          <table:table-cell table:number-columns-repeated="16379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1000" table:style-name="ce1">
            <text:p>1000</text:p>
          </table:table-cell>
          <table:table-cell office:value-type="float" office:value="81.168800000000005" table:style-name="ce1">
            <text:p>81.1688</text:p>
          </table:table-cell>
          <table:table-cell office:value-type="float" office:value="80.663600000000002" table:style-name="ce1">
            <text:p>80.6636</text:p>
          </table:table-cell>
          <table:table-cell office:value-type="float" office:value="82.482200000000006" table:style-name="ce1">
            <text:p>82.4822</text:p>
          </table:table-cell>
          <table:table-cell table:number-columns-repeated="16379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1000" table:style-name="ce1">
            <text:p>1000</text:p>
          </table:table-cell>
          <table:table-cell office:value-type="float" office:value="109.45399999999999" table:style-name="ce1">
            <text:p>109.454</text:p>
          </table:table-cell>
          <table:table-cell office:value-type="float" office:value="109.77500000000001" table:style-name="ce1">
            <text:p>109.775</text:p>
          </table:table-cell>
          <table:table-cell office:value-type="float" office:value="110.53700000000001" table:style-name="ce1">
            <text:p>110.537</text:p>
          </table:table-cell>
          <table:table-cell table:number-columns-repeated="16379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1000" table:style-name="ce1">
            <text:p>1000</text:p>
          </table:table-cell>
          <table:table-cell office:value-type="float" office:value="137.298" table:style-name="ce1">
            <text:p>137.298</text:p>
          </table:table-cell>
          <table:table-cell office:value-type="float" office:value="136.92599999999999" table:style-name="ce1">
            <text:p>136.926</text:p>
          </table:table-cell>
          <table:table-cell office:value-type="float" office:value="129.696" table:style-name="ce1">
            <text:p>129.696</text:p>
          </table:table-cell>
          <table:table-cell table:number-columns-repeated="16379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1000" table:style-name="ce1">
            <text:p>1000</text:p>
          </table:table-cell>
          <table:table-cell office:value-type="float" office:value="166.46799999999999" table:style-name="ce1">
            <text:p>166.468</text:p>
          </table:table-cell>
          <table:table-cell office:value-type="float" office:value="162.35900000000001" table:style-name="ce1">
            <text:p>162.359</text:p>
          </table:table-cell>
          <table:table-cell office:value-type="float" office:value="165.31899999999999" table:style-name="ce1">
            <text:p>165.319</text:p>
          </table:table-cell>
          <table:table-cell table:number-columns-repeated="16379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190.43700000000001" table:style-name="ce1">
            <text:p>190.437</text:p>
          </table:table-cell>
          <table:table-cell office:value-type="float" office:value="190.52199999999999" table:style-name="ce1">
            <text:p>190.522</text:p>
          </table:table-cell>
          <table:table-cell office:value-type="float" office:value="190.52600000000001" table:style-name="ce1">
            <text:p>190.526</text:p>
          </table:table-cell>
          <table:table-cell table:number-columns-repeated="16379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1000" table:style-name="ce1">
            <text:p>1000</text:p>
          </table:table-cell>
          <table:table-cell office:value-type="float" office:value="214.21299999999999" table:style-name="ce1">
            <text:p>214.213</text:p>
          </table:table-cell>
          <table:table-cell office:value-type="float" office:value="214.87100000000001" table:style-name="ce1">
            <text:p>214.871</text:p>
          </table:table-cell>
          <table:table-cell office:value-type="float" office:value="213.34700000000001" table:style-name="ce1">
            <text:p>213.347</text:p>
          </table:table-cell>
          <table:table-cell table:number-columns-repeated="16379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float" office:value="1000" table:style-name="ce1">
            <text:p>1000</text:p>
          </table:table-cell>
          <table:table-cell office:value-type="float" office:value="244.05699999999999" table:style-name="ce1">
            <text:p>244.057</text:p>
          </table:table-cell>
          <table:table-cell office:value-type="float" office:value="244.37100000000001" table:style-name="ce1">
            <text:p>244.371</text:p>
          </table:table-cell>
          <table:table-cell office:value-type="float" office:value="245.69499999999999" table:style-name="ce1">
            <text:p>245.695</text:p>
          </table:table-cell>
          <table:table-cell table:number-columns-repeated="16379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326.73" table:style-name="ce1">
            <text:p>1326.73</text:p>
          </table:table-cell>
          <table:table-cell office:value-type="float" office:value="1328.46" table:style-name="ce1">
            <text:p>1328.46</text:p>
          </table:table-cell>
          <table:table-cell office:value-type="float" office:value="1236" table:style-name="ce1">
            <text:p>1236</text:p>
          </table:table-cell>
          <table:table-cell table:number-columns-repeated="16379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float" office:value="1000" table:style-name="ce1">
            <text:p>1000</text:p>
          </table:table-cell>
          <table:table-cell office:value-type="float" office:value="1478.8" table:style-name="ce1">
            <text:p>1478.8</text:p>
          </table:table-cell>
          <table:table-cell office:value-type="float" office:value="1474.34" table:style-name="ce1">
            <text:p>1474.34</text:p>
          </table:table-cell>
          <table:table-cell office:value-type="float" office:value="1476.94" table:style-name="ce1">
            <text:p>1476.94</text:p>
          </table:table-cell>
          <table:table-cell table:number-columns-repeated="16379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1000" table:style-name="ce1">
            <text:p>1000</text:p>
          </table:table-cell>
          <table:table-cell office:value-type="float" office:value="1561.81" table:style-name="ce1">
            <text:p>1561.81</text:p>
          </table:table-cell>
          <table:table-cell office:value-type="float" office:value="1488.59" table:style-name="ce1">
            <text:p>1488.59</text:p>
          </table:table-cell>
          <table:table-cell office:value-type="float" office:value="1571.61" table:style-name="ce1">
            <text:p>1571.61</text:p>
          </table:table-cell>
          <table:table-cell table:number-columns-repeated="16379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float" office:value="1000" table:style-name="ce1">
            <text:p>1000</text:p>
          </table:table-cell>
          <table:table-cell office:value-type="float" office:value="1750.12" table:style-name="ce1">
            <text:p>1750.12</text:p>
          </table:table-cell>
          <table:table-cell office:value-type="float" office:value="1750.24" table:style-name="ce1">
            <text:p>1750.24</text:p>
          </table:table-cell>
          <table:table-cell office:value-type="float" office:value="1743.89" table:style-name="ce1">
            <text:p>1743.89</text:p>
          </table:table-cell>
          <table:table-cell table:number-columns-repeated="16379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1000" table:style-name="ce1">
            <text:p>1000</text:p>
          </table:table-cell>
          <table:table-cell office:value-type="float" office:value="1890.02" table:style-name="ce1">
            <text:p>1890.02</text:p>
          </table:table-cell>
          <table:table-cell office:value-type="float" office:value="1891.99" table:style-name="ce1">
            <text:p>1891.99</text:p>
          </table:table-cell>
          <table:table-cell office:value-type="float" office:value="1895.78" table:style-name="ce1">
            <text:p>1895.78</text:p>
          </table:table-cell>
          <table:table-cell table:number-columns-repeated="16379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float" office:value="1000" table:style-name="ce1">
            <text:p>1000</text:p>
          </table:table-cell>
          <table:table-cell office:value-type="float" office:value="3855.7" table:style-name="ce1">
            <text:p>3855.7</text:p>
          </table:table-cell>
          <table:table-cell office:value-type="float" office:value="3855.3" table:style-name="ce1">
            <text:p>3855.3</text:p>
          </table:table-cell>
          <table:table-cell office:value-type="float" office:value="3863.07" table:style-name="ce1">
            <text:p>3863.07</text:p>
          </table:table-cell>
          <table:table-cell table:number-columns-repeated="16379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1000" table:style-name="ce1">
            <text:p>1000</text:p>
          </table:table-cell>
          <table:table-cell office:value-type="float" office:value="3877.72" table:style-name="ce1">
            <text:p>3877.72</text:p>
          </table:table-cell>
          <table:table-cell office:value-type="float" office:value="4082.84" table:style-name="ce1">
            <text:p>4082.84</text:p>
          </table:table-cell>
          <table:table-cell office:value-type="float" office:value="4082.1" table:style-name="ce1">
            <text:p>4082.1</text:p>
          </table:table-cell>
          <table:table-cell table:number-columns-repeated="16379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float" office:value="1000" table:style-name="ce1">
            <text:p>1000</text:p>
          </table:table-cell>
          <table:table-cell office:value-type="float" office:value="4395.1499999999996" table:style-name="ce1">
            <text:p>4395.15</text:p>
          </table:table-cell>
          <table:table-cell office:value-type="float" office:value="4195.26" table:style-name="ce1">
            <text:p>4195.26</text:p>
          </table:table-cell>
          <table:table-cell office:value-type="float" office:value="4176.08" table:style-name="ce1">
            <text:p>4176.08</text:p>
          </table:table-cell>
          <table:table-cell table:number-columns-repeated="16379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float" office:value="1000" table:style-name="ce1">
            <text:p>1000</text:p>
          </table:table-cell>
          <table:table-cell office:value-type="float" office:value="4639.87" table:style-name="ce1">
            <text:p>4639.87</text:p>
          </table:table-cell>
          <table:table-cell office:value-type="float" office:value="4438.59" table:style-name="ce1">
            <text:p>4438.59</text:p>
          </table:table-cell>
          <table:table-cell office:value-type="float" office:value="4649.97" table:style-name="ce1">
            <text:p>4649.97</text:p>
          </table:table-cell>
          <table:table-cell table:number-columns-repeated="16379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4894.32" table:style-name="ce1">
            <text:p>4894.32</text:p>
          </table:table-cell>
          <table:table-cell office:value-type="float" office:value="4858.97" table:style-name="ce1">
            <text:p>4858.97</text:p>
          </table:table-cell>
          <table:table-cell office:value-type="float" office:value="4917.05" table:style-name="ce1">
            <text:p>4917.05</text:p>
          </table:table-cell>
          <table:table-cell table:number-columns-repeated="16379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office:value-type="float" office:value="5109.42" table:style-name="ce1">
            <text:p>5109.42</text:p>
          </table:table-cell>
          <table:table-cell office:value-type="float" office:value="5147.88" table:style-name="ce1">
            <text:p>5147.88</text:p>
          </table:table-cell>
          <table:table-cell office:value-type="float" office:value="4934.53" table:style-name="ce1">
            <text:p>4934.53</text:p>
          </table:table-cell>
          <table:table-cell table:number-columns-repeated="16379"/>
        </table:table-row>
        <table:table-row table:number-rows-repeated="1048536" table:style-name="ro2">
          <table:table-cell table:number-columns-repeated="16384"/>
        </table:table-row>
      </table:table>
      <table:table table:name="nw-van" table:style-name="ta2">
        <table:table-column table:style-name="co2" table:number-columns-repeated="5" table:default-cell-style-name="ce1"/>
        <table:table-column table:style-name="co3" table:number-columns-repeated="16379" table:default-cell-style-name="ce1"/>
        <table:table-row table:style-name="ro2"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3.38822" table:style-name="ce1">
            <text:p>3.38822</text:p>
          </table:table-cell>
          <table:table-cell office:value-type="float" office:value="3.1806700000000001" table:style-name="ce1">
            <text:p>3.18067</text:p>
          </table:table-cell>
          <table:table-cell office:value-type="float" office:value="3.62906" table:style-name="ce1">
            <text:p>3.62906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5.4159699999999997" table:style-name="ce1">
            <text:p>5.41597</text:p>
          </table:table-cell>
          <table:table-cell office:value-type="float" office:value="5.7601000000000004" table:style-name="ce1">
            <text:p>5.7601</text:p>
          </table:table-cell>
          <table:table-cell office:value-type="float" office:value="5.9027799999999999" table:style-name="ce1">
            <text:p>5.90278</text:p>
          </table:table-cell>
          <table:table-cell table:number-columns-repeated="16379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8.0824300000000004" table:style-name="ce1">
            <text:p>8.08243</text:p>
          </table:table-cell>
          <table:table-cell office:value-type="float" office:value="8.1059800000000006" table:style-name="ce1">
            <text:p>8.10598</text:p>
          </table:table-cell>
          <table:table-cell office:value-type="float" office:value="8.1902699999999999" table:style-name="ce1">
            <text:p>8.19027</text:p>
          </table:table-cell>
          <table:table-cell table:number-columns-repeated="16379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10.239000000000001" table:style-name="ce1">
            <text:p>10.239</text:p>
          </table:table-cell>
          <table:table-cell office:value-type="float" office:value="10.1206" table:style-name="ce1">
            <text:p>10.1206</text:p>
          </table:table-cell>
          <table:table-cell office:value-type="float" office:value="9.2304300000000001" table:style-name="ce1">
            <text:p>9.23043</text:p>
          </table:table-cell>
          <table:table-cell table:number-columns-repeated="16379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1.961399999999999" table:style-name="ce1">
            <text:p>11.9614</text:p>
          </table:table-cell>
          <table:table-cell office:value-type="float" office:value="12.1031" table:style-name="ce1">
            <text:p>12.1031</text:p>
          </table:table-cell>
          <table:table-cell office:value-type="float" office:value="12.4109" table:style-name="ce1">
            <text:p>12.4109</text:p>
          </table:table-cell>
          <table:table-cell table:number-columns-repeated="16379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14.1456" table:style-name="ce1">
            <text:p>14.1456</text:p>
          </table:table-cell>
          <table:table-cell office:value-type="float" office:value="13.712400000000001" table:style-name="ce1">
            <text:p>13.7124</text:p>
          </table:table-cell>
          <table:table-cell office:value-type="float" office:value="13.037599999999999" table:style-name="ce1">
            <text:p>13.0376</text:p>
          </table:table-cell>
          <table:table-cell table:number-columns-repeated="16379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6.278600000000001" table:style-name="ce1">
            <text:p>16.2786</text:p>
          </table:table-cell>
          <table:table-cell office:value-type="float" office:value="15.0733" table:style-name="ce1">
            <text:p>15.0733</text:p>
          </table:table-cell>
          <table:table-cell office:value-type="float" office:value="14.9361" table:style-name="ce1">
            <text:p>14.9361</text:p>
          </table:table-cell>
          <table:table-cell table:number-columns-repeated="16379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17.28" table:style-name="ce1">
            <text:p>17.28</text:p>
          </table:table-cell>
          <table:table-cell office:value-type="float" office:value="17.6599" table:style-name="ce1">
            <text:p>17.6599</text:p>
          </table:table-cell>
          <table:table-cell office:value-type="float" office:value="16.6995" table:style-name="ce1">
            <text:p>16.6995</text:p>
          </table:table-cell>
          <table:table-cell table:number-columns-repeated="16379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8.485399999999998" table:style-name="ce1">
            <text:p>18.4854</text:p>
          </table:table-cell>
          <table:table-cell office:value-type="float" office:value="18.138200000000001" table:style-name="ce1">
            <text:p>18.1382</text:p>
          </table:table-cell>
          <table:table-cell office:value-type="float" office:value="19.645" table:style-name="ce1">
            <text:p>19.645</text:p>
          </table:table-cell>
          <table:table-cell table:number-columns-repeated="16379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72.34200000000001" table:style-name="ce1">
            <text:p>172.342</text:p>
          </table:table-cell>
          <table:table-cell office:value-type="float" office:value="186.95599999999999" table:style-name="ce1">
            <text:p>186.956</text:p>
          </table:table-cell>
          <table:table-cell office:value-type="float" office:value="80.974800000000002" table:style-name="ce1">
            <text:p>80.9748</text:p>
          </table:table-cell>
          <table:table-cell table:number-columns-repeated="16379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100" table:style-name="ce1">
            <text:p>100</text:p>
          </table:table-cell>
          <table:table-cell office:value-type="float" office:value="1037.33" table:style-name="ce1">
            <text:p>1037.33</text:p>
          </table:table-cell>
          <table:table-cell office:value-type="float" office:value="962.05100000000004" table:style-name="ce1">
            <text:p>962.051</text:p>
          </table:table-cell>
          <table:table-cell office:value-type="float" office:value="862.67100000000005" table:style-name="ce1">
            <text:p>862.671</text:p>
          </table:table-cell>
          <table:table-cell table:number-columns-repeated="16379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1801.99" table:style-name="ce1">
            <text:p>1801.99</text:p>
          </table:table-cell>
          <table:table-cell office:value-type="float" office:value="1776.08" table:style-name="ce1">
            <text:p>1776.08</text:p>
          </table:table-cell>
          <table:table-cell office:value-type="float" office:value="1754.38" table:style-name="ce1">
            <text:p>1754.38</text:p>
          </table:table-cell>
          <table:table-cell table:number-columns-repeated="16379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100" table:style-name="ce1">
            <text:p>100</text:p>
          </table:table-cell>
          <table:table-cell office:value-type="float" office:value="2717.15" table:style-name="ce1">
            <text:p>2717.15</text:p>
          </table:table-cell>
          <table:table-cell office:value-type="float" office:value="2908.73" table:style-name="ce1">
            <text:p>2908.73</text:p>
          </table:table-cell>
          <table:table-cell office:value-type="float" office:value="2812.63" table:style-name="ce1">
            <text:p>2812.63</text:p>
          </table:table-cell>
          <table:table-cell table:number-columns-repeated="16379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100" table:style-name="ce1">
            <text:p>100</text:p>
          </table:table-cell>
          <table:table-cell office:value-type="float" office:value="3766.6" table:style-name="ce1">
            <text:p>3766.6</text:p>
          </table:table-cell>
          <table:table-cell office:value-type="float" office:value="3686" table:style-name="ce1">
            <text:p>3686</text:p>
          </table:table-cell>
          <table:table-cell office:value-type="float" office:value="3466.12" table:style-name="ce1">
            <text:p>3466.12</text:p>
          </table:table-cell>
          <table:table-cell table:number-columns-repeated="16379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5010.0200000000004" table:style-name="ce1">
            <text:p>5010.02</text:p>
          </table:table-cell>
          <table:table-cell office:value-type="float" office:value="4848.37" table:style-name="ce1">
            <text:p>4848.37</text:p>
          </table:table-cell>
          <table:table-cell office:value-type="float" office:value="4691.3" table:style-name="ce1">
            <text:p>4691.3</text:p>
          </table:table-cell>
          <table:table-cell table:number-columns-repeated="16379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5779.92" table:style-name="ce1">
            <text:p>5779.92</text:p>
          </table:table-cell>
          <table:table-cell office:value-type="float" office:value="5920.96" table:style-name="ce1">
            <text:p>5920.96</text:p>
          </table:table-cell>
          <table:table-cell office:value-type="float" office:value="5953.26" table:style-name="ce1">
            <text:p>5953.26</text:p>
          </table:table-cell>
          <table:table-cell table:number-columns-repeated="16379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7529.12" table:style-name="ce1">
            <text:p>7529.12</text:p>
          </table:table-cell>
          <table:table-cell office:value-type="float" office:value="7327.27" table:style-name="ce1">
            <text:p>7327.27</text:p>
          </table:table-cell>
          <table:table-cell office:value-type="float" office:value="7529.26" table:style-name="ce1">
            <text:p>7529.26</text:p>
          </table:table-cell>
          <table:table-cell table:number-columns-repeated="16379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100" table:style-name="ce1">
            <text:p>100</text:p>
          </table:table-cell>
          <table:table-cell office:value-type="float" office:value="9046.27" table:style-name="ce1">
            <text:p>9046.27</text:p>
          </table:table-cell>
          <table:table-cell office:value-type="float" office:value="8948.7900000000009" table:style-name="ce1">
            <text:p>8948.79</text:p>
          </table:table-cell>
          <table:table-cell office:value-type="float" office:value="9113.11" table:style-name="ce1">
            <text:p>9113.11</text:p>
          </table:table-cell>
          <table:table-cell table:number-columns-repeated="16379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100" table:style-name="ce1">
            <text:p>100</text:p>
          </table:table-cell>
          <table:table-cell office:value-type="float" office:value="10853" table:style-name="ce1">
            <text:p>10853</text:p>
          </table:table-cell>
          <table:table-cell office:value-type="float" office:value="10822.8" table:style-name="ce1">
            <text:p>10822.8</text:p>
          </table:table-cell>
          <table:table-cell office:value-type="float" office:value="10940.3" table:style-name="ce1">
            <text:p>10940.3</text:p>
          </table:table-cell>
          <table:table-cell table:number-columns-repeated="16379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3086.8" table:style-name="ce1">
            <text:p>13086.8</text:p>
          </table:table-cell>
          <table:table-cell office:value-type="float" office:value="13093.3" table:style-name="ce1">
            <text:p>13093.3</text:p>
          </table:table-cell>
          <table:table-cell office:value-type="float" office:value="13109.8" table:style-name="ce1">
            <text:p>13109.8</text:p>
          </table:table-cell>
          <table:table-cell table:number-columns-repeated="16379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2.0488" table:style-name="ce1">
            <text:p>22.0488</text:p>
          </table:table-cell>
          <table:table-cell office:value-type="float" office:value="21.389299999999999" table:style-name="ce1">
            <text:p>21.3893</text:p>
          </table:table-cell>
          <table:table-cell office:value-type="float" office:value="21.886500000000002" table:style-name="ce1">
            <text:p>21.8865</text:p>
          </table:table-cell>
          <table:table-cell table:number-columns-repeated="16379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0" table:style-name="ce1">
            <text:p>1000</text:p>
          </table:table-cell>
          <table:table-cell office:value-type="float" office:value="41.5" table:style-name="ce1">
            <text:p>41.5</text:p>
          </table:table-cell>
          <table:table-cell office:value-type="float" office:value="40.742899999999999" table:style-name="ce1">
            <text:p>40.7429</text:p>
          </table:table-cell>
          <table:table-cell office:value-type="float" office:value="40.363999999999997" table:style-name="ce1">
            <text:p>40.364</text:p>
          </table:table-cell>
          <table:table-cell table:number-columns-repeated="16379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1000" table:style-name="ce1">
            <text:p>1000</text:p>
          </table:table-cell>
          <table:table-cell office:value-type="float" office:value="60.639200000000002" table:style-name="ce1">
            <text:p>60.6392</text:p>
          </table:table-cell>
          <table:table-cell office:value-type="float" office:value="57.2652" table:style-name="ce1">
            <text:p>57.2652</text:p>
          </table:table-cell>
          <table:table-cell office:value-type="float" office:value="60.914999999999999" table:style-name="ce1">
            <text:p>60.915</text:p>
          </table:table-cell>
          <table:table-cell table:number-columns-repeated="16379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1000" table:style-name="ce1">
            <text:p>1000</text:p>
          </table:table-cell>
          <table:table-cell office:value-type="float" office:value="74.573899999999995" table:style-name="ce1">
            <text:p>74.5739</text:p>
          </table:table-cell>
          <table:table-cell office:value-type="float" office:value="74.608800000000002" table:style-name="ce1">
            <text:p>74.6088</text:p>
          </table:table-cell>
          <table:table-cell office:value-type="float" office:value="77.289599999999993" table:style-name="ce1">
            <text:p>77.2896</text:p>
          </table:table-cell>
          <table:table-cell table:number-columns-repeated="16379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1000" table:style-name="ce1">
            <text:p>1000</text:p>
          </table:table-cell>
          <table:table-cell office:value-type="float" office:value="96.062899999999999" table:style-name="ce1">
            <text:p>96.0629</text:p>
          </table:table-cell>
          <table:table-cell office:value-type="float" office:value="91.868200000000002" table:style-name="ce1">
            <text:p>91.8682</text:p>
          </table:table-cell>
          <table:table-cell office:value-type="float" office:value="91.558400000000006" table:style-name="ce1">
            <text:p>91.5584</text:p>
          </table:table-cell>
          <table:table-cell table:number-columns-repeated="16379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1000" table:style-name="ce1">
            <text:p>1000</text:p>
          </table:table-cell>
          <table:table-cell office:value-type="float" office:value="113.536" table:style-name="ce1">
            <text:p>113.536</text:p>
          </table:table-cell>
          <table:table-cell office:value-type="float" office:value="110.678" table:style-name="ce1">
            <text:p>110.678</text:p>
          </table:table-cell>
          <table:table-cell office:value-type="float" office:value="108.08799999999999" table:style-name="ce1">
            <text:p>108.088</text:p>
          </table:table-cell>
          <table:table-cell table:number-columns-repeated="16379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126.919" table:style-name="ce1">
            <text:p>126.919</text:p>
          </table:table-cell>
          <table:table-cell office:value-type="float" office:value="128.566" table:style-name="ce1">
            <text:p>128.566</text:p>
          </table:table-cell>
          <table:table-cell office:value-type="float" office:value="134.16800000000001" table:style-name="ce1">
            <text:p>134.168</text:p>
          </table:table-cell>
          <table:table-cell table:number-columns-repeated="16379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1000" table:style-name="ce1">
            <text:p>1000</text:p>
          </table:table-cell>
          <table:table-cell office:value-type="float" office:value="143.15899999999999" table:style-name="ce1">
            <text:p>143.159</text:p>
          </table:table-cell>
          <table:table-cell office:value-type="float" office:value="147.167" table:style-name="ce1">
            <text:p>147.167</text:p>
          </table:table-cell>
          <table:table-cell office:value-type="float" office:value="146.94" table:style-name="ce1">
            <text:p>146.94</text:p>
          </table:table-cell>
          <table:table-cell table:number-columns-repeated="16379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float" office:value="1000" table:style-name="ce1">
            <text:p>1000</text:p>
          </table:table-cell>
          <table:table-cell office:value-type="float" office:value="165.65600000000001" table:style-name="ce1">
            <text:p>165.656</text:p>
          </table:table-cell>
          <table:table-cell office:value-type="float" office:value="157.41300000000001" table:style-name="ce1">
            <text:p>157.413</text:p>
          </table:table-cell>
          <table:table-cell office:value-type="float" office:value="162.21" table:style-name="ce1">
            <text:p>162.21</text:p>
          </table:table-cell>
          <table:table-cell table:number-columns-repeated="16379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382.93799999999999" table:style-name="ce1">
            <text:p>382.938</text:p>
          </table:table-cell>
          <table:table-cell office:value-type="float" office:value="374.11900000000003" table:style-name="ce1">
            <text:p>374.119</text:p>
          </table:table-cell>
          <table:table-cell office:value-type="float" office:value="375.87" table:style-name="ce1">
            <text:p>375.87</text:p>
          </table:table-cell>
          <table:table-cell table:number-columns-repeated="16379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float" office:value="1000" table:style-name="ce1">
            <text:p>1000</text:p>
          </table:table-cell>
          <table:table-cell office:value-type="float" office:value="6584.08" table:style-name="ce1">
            <text:p>6584.08</text:p>
          </table:table-cell>
          <table:table-cell office:value-type="float" office:value="5344.25" table:style-name="ce1">
            <text:p>5344.25</text:p>
          </table:table-cell>
          <table:table-cell office:value-type="float" office:value="5308.91" table:style-name="ce1">
            <text:p>5308.91</text:p>
          </table:table-cell>
          <table:table-cell table:number-columns-repeated="16379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1000" table:style-name="ce1">
            <text:p>1000</text:p>
          </table:table-cell>
          <table:table-cell office:value-type="float" office:value="20223.8" table:style-name="ce1">
            <text:p>20223.8</text:p>
          </table:table-cell>
          <table:table-cell office:value-type="float" office:value="20294.400000000001" table:style-name="ce1">
            <text:p>20294.4</text:p>
          </table:table-cell>
          <table:table-cell office:value-type="float" office:value="20245" table:style-name="ce1">
            <text:p>20245</text:p>
          </table:table-cell>
          <table:table-cell table:number-columns-repeated="16379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float" office:value="1000" table:style-name="ce1">
            <text:p>1000</text:p>
          </table:table-cell>
          <table:table-cell office:value-type="float" office:value="32850" table:style-name="ce1">
            <text:p>32850</text:p>
          </table:table-cell>
          <table:table-cell office:value-type="float" office:value="33431.4" table:style-name="ce1">
            <text:p>33431.4</text:p>
          </table:table-cell>
          <table:table-cell office:value-type="float" office:value="57729.599999999999" table:style-name="ce1">
            <text:p>57729.6</text:p>
          </table:table-cell>
          <table:table-cell table:number-columns-repeated="16379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1000" table:style-name="ce1">
            <text:p>1000</text:p>
          </table:table-cell>
          <table:table-cell office:value-type="float" office:value="74382" table:style-name="ce1">
            <text:p>74382</text:p>
          </table:table-cell>
          <table:table-cell office:value-type="float" office:value="78292.3" table:style-name="ce1">
            <text:p>78292.3</text:p>
          </table:table-cell>
          <table:table-cell office:value-type="float" office:value="79603.8" table:style-name="ce1">
            <text:p>79603.8</text:p>
          </table:table-cell>
          <table:table-cell table:number-columns-repeated="16379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float" office:value="1000" table:style-name="ce1">
            <text:p>1000</text:p>
          </table:table-cell>
          <table:table-cell office:value-type="float" office:value="110286" table:style-name="ce1">
            <text:p>110286</text:p>
          </table:table-cell>
          <table:table-cell office:value-type="float" office:value="103762" table:style-name="ce1">
            <text:p>103762</text:p>
          </table:table-cell>
          <table:table-cell office:value-type="float" office:value="112700" table:style-name="ce1">
            <text:p>112700</text:p>
          </table:table-cell>
          <table:table-cell table:number-columns-repeated="16379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1000" table:style-name="ce1">
            <text:p>1000</text:p>
          </table:table-cell>
          <table:table-cell office:value-type="float" office:value="134223" table:style-name="ce1">
            <text:p>134223</text:p>
          </table:table-cell>
          <table:table-cell office:value-type="float" office:value="134038" table:style-name="ce1">
            <text:p>134038</text:p>
          </table:table-cell>
          <table:table-cell office:value-type="float" office:value="129737" table:style-name="ce1">
            <text:p>129737</text:p>
          </table:table-cell>
          <table:table-cell table:number-columns-repeated="16379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float" office:value="1000" table:style-name="ce1">
            <text:p>1000</text:p>
          </table:table-cell>
          <table:table-cell office:value-type="float" office:value="161871" table:style-name="ce1">
            <text:p>161871</text:p>
          </table:table-cell>
          <table:table-cell office:value-type="float" office:value="158251" table:style-name="ce1">
            <text:p>158251</text:p>
          </table:table-cell>
          <table:table-cell office:value-type="float" office:value="159203" table:style-name="ce1">
            <text:p>159203</text:p>
          </table:table-cell>
          <table:table-cell table:number-columns-repeated="16379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float" office:value="1000" table:style-name="ce1">
            <text:p>1000</text:p>
          </table:table-cell>
          <table:table-cell office:value-type="float" office:value="190107" table:style-name="ce1">
            <text:p>190107</text:p>
          </table:table-cell>
          <table:table-cell office:value-type="float" office:value="192130" table:style-name="ce1">
            <text:p>192130</text:p>
          </table:table-cell>
          <table:table-cell office:value-type="float" office:value="189692" table:style-name="ce1">
            <text:p>189692</text:p>
          </table:table-cell>
          <table:table-cell table:number-columns-repeated="16379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20403" table:style-name="ce1">
            <text:p>220403</text:p>
          </table:table-cell>
          <table:table-cell office:value-type="float" office:value="221413" table:style-name="ce1">
            <text:p>221413</text:p>
          </table:table-cell>
          <table:table-cell office:value-type="float" office:value="218312" table:style-name="ce1">
            <text:p>218312</text:p>
          </table:table-cell>
          <table:table-cell table:number-columns-repeated="16379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office:value-type="float" office:value="253016" table:style-name="ce1">
            <text:p>253016</text:p>
          </table:table-cell>
          <table:table-cell office:value-type="float" office:value="251932" table:style-name="ce1">
            <text:p>251932</text:p>
          </table:table-cell>
          <table:table-cell office:value-type="float" office:value="249083" table:style-name="ce1">
            <text:p>249083</text:p>
          </table:table-cell>
          <table:table-cell table:number-columns-repeated="16379"/>
        </table:table-row>
        <table:table-row table:number-rows-repeated="1048536" table:style-name="ro2">
          <table:table-cell table:number-columns-repeated="16384"/>
        </table:table-row>
      </table:table>
      <table:table table:name="ra-van" table:style-name="ta2">
        <table:table-column table:style-name="co2" table:number-columns-repeated="5" table:default-cell-style-name="ce1"/>
        <table:table-column table:style-name="co3" table:number-columns-repeated="16379" table:default-cell-style-name="ce1"/>
        <table:table-row table:style-name="ro2"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1.9528300000000001" table:style-name="ce1">
            <text:p>1.95283</text:p>
          </table:table-cell>
          <table:table-cell office:value-type="float" office:value="1.9435500000000001" table:style-name="ce1">
            <text:p>1.94355</text:p>
          </table:table-cell>
          <table:table-cell office:value-type="float" office:value="1.74739" table:style-name="ce1">
            <text:p>1.74739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3.1928299999999998" table:style-name="ce1">
            <text:p>3.19283</text:p>
          </table:table-cell>
          <table:table-cell office:value-type="float" office:value="2.9363800000000002" table:style-name="ce1">
            <text:p>2.93638</text:p>
          </table:table-cell>
          <table:table-cell office:value-type="float" office:value="3.4969600000000001" table:style-name="ce1">
            <text:p>3.49696</text:p>
          </table:table-cell>
          <table:table-cell table:number-columns-repeated="16379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4.2250199999999998" table:style-name="ce1">
            <text:p>4.22502</text:p>
          </table:table-cell>
          <table:table-cell office:value-type="float" office:value="4.1916500000000001" table:style-name="ce1">
            <text:p>4.19165</text:p>
          </table:table-cell>
          <table:table-cell office:value-type="float" office:value="4.1084500000000004" table:style-name="ce1">
            <text:p>4.10845</text:p>
          </table:table-cell>
          <table:table-cell table:number-columns-repeated="16379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4.8344300000000002" table:style-name="ce1">
            <text:p>4.83443</text:p>
          </table:table-cell>
          <table:table-cell office:value-type="float" office:value="5.2154199999999999" table:style-name="ce1">
            <text:p>5.21542</text:p>
          </table:table-cell>
          <table:table-cell office:value-type="float" office:value="5.1582400000000002" table:style-name="ce1">
            <text:p>5.15824</text:p>
          </table:table-cell>
          <table:table-cell table:number-columns-repeated="16379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6.2013400000000001" table:style-name="ce1">
            <text:p>6.20134</text:p>
          </table:table-cell>
          <table:table-cell office:value-type="float" office:value="6.0364800000000001" table:style-name="ce1">
            <text:p>6.03648</text:p>
          </table:table-cell>
          <table:table-cell office:value-type="float" office:value="5.9720000000000004" table:style-name="ce1">
            <text:p>5.972</text:p>
          </table:table-cell>
          <table:table-cell table:number-columns-repeated="16379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6.6110100000000003" table:style-name="ce1">
            <text:p>6.61101</text:p>
          </table:table-cell>
          <table:table-cell office:value-type="float" office:value="6.9818600000000002" table:style-name="ce1">
            <text:p>6.98186</text:p>
          </table:table-cell>
          <table:table-cell office:value-type="float" office:value="6.87866" table:style-name="ce1">
            <text:p>6.87866</text:p>
          </table:table-cell>
          <table:table-cell table:number-columns-repeated="16379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8.1442599999999992" table:style-name="ce1">
            <text:p>8.14426</text:p>
          </table:table-cell>
          <table:table-cell office:value-type="float" office:value="7.6564500000000004" table:style-name="ce1">
            <text:p>7.65645</text:p>
          </table:table-cell>
          <table:table-cell office:value-type="float" office:value="8.1583400000000008" table:style-name="ce1">
            <text:p>8.15834</text:p>
          </table:table-cell>
          <table:table-cell table:number-columns-repeated="16379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9.4322599999999994" table:style-name="ce1">
            <text:p>9.43226</text:p>
          </table:table-cell>
          <table:table-cell office:value-type="float" office:value="8.9612499999999997" table:style-name="ce1">
            <text:p>8.96125</text:p>
          </table:table-cell>
          <table:table-cell office:value-type="float" office:value="9.3352599999999999" table:style-name="ce1">
            <text:p>9.33526</text:p>
          </table:table-cell>
          <table:table-cell table:number-columns-repeated="16379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0.4008" table:style-name="ce1">
            <text:p>10.4008</text:p>
          </table:table-cell>
          <table:table-cell office:value-type="float" office:value="10.6214" table:style-name="ce1">
            <text:p>10.6214</text:p>
          </table:table-cell>
          <table:table-cell office:value-type="float" office:value="10.3529" table:style-name="ce1">
            <text:p>10.3529</text:p>
          </table:table-cell>
          <table:table-cell table:number-columns-repeated="16379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6.226700000000001" table:style-name="ce1">
            <text:p>26.2267</text:p>
          </table:table-cell>
          <table:table-cell office:value-type="float" office:value="26.192900000000002" table:style-name="ce1">
            <text:p>26.1929</text:p>
          </table:table-cell>
          <table:table-cell office:value-type="float" office:value="26.417200000000001" table:style-name="ce1">
            <text:p>26.4172</text:p>
          </table:table-cell>
          <table:table-cell table:number-columns-repeated="16379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100" table:style-name="ce1">
            <text:p>100</text:p>
          </table:table-cell>
          <table:table-cell office:value-type="float" office:value="29.843699999999998" table:style-name="ce1">
            <text:p>29.8437</text:p>
          </table:table-cell>
          <table:table-cell office:value-type="float" office:value="30.2133" table:style-name="ce1">
            <text:p>30.2133</text:p>
          </table:table-cell>
          <table:table-cell office:value-type="float" office:value="30.504100000000001" table:style-name="ce1">
            <text:p>30.5041</text:p>
          </table:table-cell>
          <table:table-cell table:number-columns-repeated="16379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48.458799999999997" table:style-name="ce1">
            <text:p>48.4588</text:p>
          </table:table-cell>
          <table:table-cell office:value-type="float" office:value="48.221200000000003" table:style-name="ce1">
            <text:p>48.2212</text:p>
          </table:table-cell>
          <table:table-cell office:value-type="float" office:value="50.325000000000003" table:style-name="ce1">
            <text:p>50.325</text:p>
          </table:table-cell>
          <table:table-cell table:number-columns-repeated="16379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100" table:style-name="ce1">
            <text:p>100</text:p>
          </table:table-cell>
          <table:table-cell office:value-type="float" office:value="91.563999999999993" table:style-name="ce1">
            <text:p>91.564</text:p>
          </table:table-cell>
          <table:table-cell office:value-type="float" office:value="91.578400000000002" table:style-name="ce1">
            <text:p>91.5784</text:p>
          </table:table-cell>
          <table:table-cell office:value-type="float" office:value="120.49" table:style-name="ce1">
            <text:p>120.49</text:p>
          </table:table-cell>
          <table:table-cell table:number-columns-repeated="16379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100" table:style-name="ce1">
            <text:p>100</text:p>
          </table:table-cell>
          <table:table-cell office:value-type="float" office:value="295.64999999999998" table:style-name="ce1">
            <text:p>295.65</text:p>
          </table:table-cell>
          <table:table-cell office:value-type="float" office:value="301.57799999999997" table:style-name="ce1">
            <text:p>301.578</text:p>
          </table:table-cell>
          <table:table-cell office:value-type="float" office:value="589.19000000000005" table:style-name="ce1">
            <text:p>589.19</text:p>
          </table:table-cell>
          <table:table-cell table:number-columns-repeated="16379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2472.61" table:style-name="ce1">
            <text:p>2472.61</text:p>
          </table:table-cell>
          <table:table-cell office:value-type="float" office:value="2475.59" table:style-name="ce1">
            <text:p>2475.59</text:p>
          </table:table-cell>
          <table:table-cell office:value-type="float" office:value="3314.41" table:style-name="ce1">
            <text:p>3314.41</text:p>
          </table:table-cell>
          <table:table-cell table:number-columns-repeated="16379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3882.17" table:style-name="ce1">
            <text:p>3882.17</text:p>
          </table:table-cell>
          <table:table-cell office:value-type="float" office:value="3889.15" table:style-name="ce1">
            <text:p>3889.15</text:p>
          </table:table-cell>
          <table:table-cell office:value-type="float" office:value="3800.3" table:style-name="ce1">
            <text:p>3800.3</text:p>
          </table:table-cell>
          <table:table-cell table:number-columns-repeated="16379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4021.68" table:style-name="ce1">
            <text:p>4021.68</text:p>
          </table:table-cell>
          <table:table-cell office:value-type="float" office:value="4035.68" table:style-name="ce1">
            <text:p>4035.68</text:p>
          </table:table-cell>
          <table:table-cell office:value-type="float" office:value="4025.11" table:style-name="ce1">
            <text:p>4025.11</text:p>
          </table:table-cell>
          <table:table-cell table:number-columns-repeated="16379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100" table:style-name="ce1">
            <text:p>100</text:p>
          </table:table-cell>
          <table:table-cell office:value-type="float" office:value="4314.84" table:style-name="ce1">
            <text:p>4314.84</text:p>
          </table:table-cell>
          <table:table-cell office:value-type="float" office:value="4329.28" table:style-name="ce1">
            <text:p>4329.28</text:p>
          </table:table-cell>
          <table:table-cell office:value-type="float" office:value="4307.5200000000004" table:style-name="ce1">
            <text:p>4307.52</text:p>
          </table:table-cell>
          <table:table-cell table:number-columns-repeated="16379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100" table:style-name="ce1">
            <text:p>100</text:p>
          </table:table-cell>
          <table:table-cell office:value-type="float" office:value="4650.6899999999996" table:style-name="ce1">
            <text:p>4650.69</text:p>
          </table:table-cell>
          <table:table-cell office:value-type="float" office:value="4652.41" table:style-name="ce1">
            <text:p>4652.41</text:p>
          </table:table-cell>
          <table:table-cell office:value-type="float" office:value="4645.2299999999996" table:style-name="ce1">
            <text:p>4645.23</text:p>
          </table:table-cell>
          <table:table-cell table:number-columns-repeated="16379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5104.6400000000003" table:style-name="ce1">
            <text:p>5104.64</text:p>
          </table:table-cell>
          <table:table-cell office:value-type="float" office:value="5108.34" table:style-name="ce1">
            <text:p>5108.34</text:p>
          </table:table-cell>
          <table:table-cell office:value-type="float" office:value="5073.8599999999997" table:style-name="ce1">
            <text:p>5073.86</text:p>
          </table:table-cell>
          <table:table-cell table:number-columns-repeated="16379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0.8872" table:style-name="ce1">
            <text:p>10.8872</text:p>
          </table:table-cell>
          <table:table-cell office:value-type="float" office:value="11.750999999999999" table:style-name="ce1">
            <text:p>11.751</text:p>
          </table:table-cell>
          <table:table-cell office:value-type="float" office:value="11.740399999999999" table:style-name="ce1">
            <text:p>11.7404</text:p>
          </table:table-cell>
          <table:table-cell table:number-columns-repeated="16379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0" table:style-name="ce1">
            <text:p>1000</text:p>
          </table:table-cell>
          <table:table-cell office:value-type="float" office:value="23.594000000000001" table:style-name="ce1">
            <text:p>23.594</text:p>
          </table:table-cell>
          <table:table-cell office:value-type="float" office:value="22.0139" table:style-name="ce1">
            <text:p>22.0139</text:p>
          </table:table-cell>
          <table:table-cell office:value-type="float" office:value="21.2255" table:style-name="ce1">
            <text:p>21.2255</text:p>
          </table:table-cell>
          <table:table-cell table:number-columns-repeated="16379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1000" table:style-name="ce1">
            <text:p>1000</text:p>
          </table:table-cell>
          <table:table-cell office:value-type="float" office:value="33.419800000000002" table:style-name="ce1">
            <text:p>33.4198</text:p>
          </table:table-cell>
          <table:table-cell office:value-type="float" office:value="31.402200000000001" table:style-name="ce1">
            <text:p>31.4022</text:p>
          </table:table-cell>
          <table:table-cell office:value-type="float" office:value="34.176499999999997" table:style-name="ce1">
            <text:p>34.1765</text:p>
          </table:table-cell>
          <table:table-cell table:number-columns-repeated="16379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1000" table:style-name="ce1">
            <text:p>1000</text:p>
          </table:table-cell>
          <table:table-cell office:value-type="float" office:value="42.250700000000002" table:style-name="ce1">
            <text:p>42.2507</text:p>
          </table:table-cell>
          <table:table-cell office:value-type="float" office:value="44.282899999999998" table:style-name="ce1">
            <text:p>44.2829</text:p>
          </table:table-cell>
          <table:table-cell office:value-type="float" office:value="44.370899999999999" table:style-name="ce1">
            <text:p>44.3709</text:p>
          </table:table-cell>
          <table:table-cell table:number-columns-repeated="16379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1000" table:style-name="ce1">
            <text:p>1000</text:p>
          </table:table-cell>
          <table:table-cell office:value-type="float" office:value="55.4377" table:style-name="ce1">
            <text:p>55.4377</text:p>
          </table:table-cell>
          <table:table-cell office:value-type="float" office:value="55.174100000000003" table:style-name="ce1">
            <text:p>55.1741</text:p>
          </table:table-cell>
          <table:table-cell office:value-type="float" office:value="52.475099999999998" table:style-name="ce1">
            <text:p>52.4751</text:p>
          </table:table-cell>
          <table:table-cell table:number-columns-repeated="16379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1000" table:style-name="ce1">
            <text:p>1000</text:p>
          </table:table-cell>
          <table:table-cell office:value-type="float" office:value="64.995500000000007" table:style-name="ce1">
            <text:p>64.9955</text:p>
          </table:table-cell>
          <table:table-cell office:value-type="float" office:value="66.010099999999994" table:style-name="ce1">
            <text:p>66.0101</text:p>
          </table:table-cell>
          <table:table-cell office:value-type="float" office:value="64.863500000000002" table:style-name="ce1">
            <text:p>64.8635</text:p>
          </table:table-cell>
          <table:table-cell table:number-columns-repeated="16379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73.699600000000004" table:style-name="ce1">
            <text:p>73.6996</text:p>
          </table:table-cell>
          <table:table-cell office:value-type="float" office:value="77.443200000000004" table:style-name="ce1">
            <text:p>77.4432</text:p>
          </table:table-cell>
          <table:table-cell office:value-type="float" office:value="78.387200000000007" table:style-name="ce1">
            <text:p>78.3872</text:p>
          </table:table-cell>
          <table:table-cell table:number-columns-repeated="16379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1000" table:style-name="ce1">
            <text:p>1000</text:p>
          </table:table-cell>
          <table:table-cell office:value-type="float" office:value="84.094399999999993" table:style-name="ce1">
            <text:p>84.0944</text:p>
          </table:table-cell>
          <table:table-cell office:value-type="float" office:value="86.891099999999994" table:style-name="ce1">
            <text:p>86.8911</text:p>
          </table:table-cell>
          <table:table-cell office:value-type="float" office:value="89.997799999999998" table:style-name="ce1">
            <text:p>89.9978</text:p>
          </table:table-cell>
          <table:table-cell table:number-columns-repeated="16379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float" office:value="1000" table:style-name="ce1">
            <text:p>1000</text:p>
          </table:table-cell>
          <table:table-cell office:value-type="float" office:value="101.152" table:style-name="ce1">
            <text:p>101.152</text:p>
          </table:table-cell>
          <table:table-cell office:value-type="float" office:value="101.24" table:style-name="ce1">
            <text:p>101.24</text:p>
          </table:table-cell>
          <table:table-cell office:value-type="float" office:value="100.127" table:style-name="ce1">
            <text:p>100.127</text:p>
          </table:table-cell>
          <table:table-cell table:number-columns-repeated="16379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45.98699999999999" table:style-name="ce1">
            <text:p>145.987</text:p>
          </table:table-cell>
          <table:table-cell office:value-type="float" office:value="140.971" table:style-name="ce1">
            <text:p>140.971</text:p>
          </table:table-cell>
          <table:table-cell office:value-type="float" office:value="144.61199999999999" table:style-name="ce1">
            <text:p>144.612</text:p>
          </table:table-cell>
          <table:table-cell table:number-columns-repeated="16379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float" office:value="1000" table:style-name="ce1">
            <text:p>1000</text:p>
          </table:table-cell>
          <table:table-cell office:value-type="float" office:value="293.42599999999999" table:style-name="ce1">
            <text:p>293.426</text:p>
          </table:table-cell>
          <table:table-cell office:value-type="float" office:value="290.90100000000001" table:style-name="ce1">
            <text:p>290.901</text:p>
          </table:table-cell>
          <table:table-cell office:value-type="float" office:value="290.34500000000003" table:style-name="ce1">
            <text:p>290.345</text:p>
          </table:table-cell>
          <table:table-cell table:number-columns-repeated="16379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1000" table:style-name="ce1">
            <text:p>1000</text:p>
          </table:table-cell>
          <table:table-cell office:value-type="float" office:value="333.03199999999998" table:style-name="ce1">
            <text:p>333.032</text:p>
          </table:table-cell>
          <table:table-cell office:value-type="float" office:value="345.34500000000003" table:style-name="ce1">
            <text:p>345.345</text:p>
          </table:table-cell>
          <table:table-cell office:value-type="float" office:value="342.745" table:style-name="ce1">
            <text:p>342.745</text:p>
          </table:table-cell>
          <table:table-cell table:number-columns-repeated="16379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float" office:value="1000" table:style-name="ce1">
            <text:p>1000</text:p>
          </table:table-cell>
          <table:table-cell office:value-type="float" office:value="682.48199999999997" table:style-name="ce1">
            <text:p>682.482</text:p>
          </table:table-cell>
          <table:table-cell office:value-type="float" office:value="698.48599999999999" table:style-name="ce1">
            <text:p>698.486</text:p>
          </table:table-cell>
          <table:table-cell office:value-type="float" office:value="694.96900000000005" table:style-name="ce1">
            <text:p>694.969</text:p>
          </table:table-cell>
          <table:table-cell table:number-columns-repeated="16379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1000" table:style-name="ce1">
            <text:p>1000</text:p>
          </table:table-cell>
          <table:table-cell office:value-type="float" office:value="1344.55" table:style-name="ce1">
            <text:p>1344.55</text:p>
          </table:table-cell>
          <table:table-cell office:value-type="float" office:value="1342.07" table:style-name="ce1">
            <text:p>1342.07</text:p>
          </table:table-cell>
          <table:table-cell office:value-type="float" office:value="1342.09" table:style-name="ce1">
            <text:p>1342.09</text:p>
          </table:table-cell>
          <table:table-cell table:number-columns-repeated="16379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float" office:value="1000" table:style-name="ce1">
            <text:p>1000</text:p>
          </table:table-cell>
          <table:table-cell office:value-type="float" office:value="10325.5" table:style-name="ce1">
            <text:p>10325.5</text:p>
          </table:table-cell>
          <table:table-cell office:value-type="float" office:value="10392.4" table:style-name="ce1">
            <text:p>10392.4</text:p>
          </table:table-cell>
          <table:table-cell office:value-type="float" office:value="10402.799999999999" table:style-name="ce1">
            <text:p>10402.8</text:p>
          </table:table-cell>
          <table:table-cell table:number-columns-repeated="16379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1000" table:style-name="ce1">
            <text:p>1000</text:p>
          </table:table-cell>
          <table:table-cell office:value-type="float" office:value="42700.1" table:style-name="ce1">
            <text:p>42700.1</text:p>
          </table:table-cell>
          <table:table-cell office:value-type="float" office:value="42627.3" table:style-name="ce1">
            <text:p>42627.3</text:p>
          </table:table-cell>
          <table:table-cell office:value-type="float" office:value="43931.199999999997" table:style-name="ce1">
            <text:p>43931.2</text:p>
          </table:table-cell>
          <table:table-cell table:number-columns-repeated="16379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float" office:value="1000" table:style-name="ce1">
            <text:p>1000</text:p>
          </table:table-cell>
          <table:table-cell office:value-type="float" office:value="43544.9" table:style-name="ce1">
            <text:p>43544.9</text:p>
          </table:table-cell>
          <table:table-cell office:value-type="float" office:value="43811.199999999997" table:style-name="ce1">
            <text:p>43811.2</text:p>
          </table:table-cell>
          <table:table-cell office:value-type="float" office:value="43633.8" table:style-name="ce1">
            <text:p>43633.8</text:p>
          </table:table-cell>
          <table:table-cell table:number-columns-repeated="16379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float" office:value="1000" table:style-name="ce1">
            <text:p>1000</text:p>
          </table:table-cell>
          <table:table-cell office:value-type="float" office:value="45748.7" table:style-name="ce1">
            <text:p>45748.7</text:p>
          </table:table-cell>
          <table:table-cell office:value-type="float" office:value="45826.9" table:style-name="ce1">
            <text:p>45826.9</text:p>
          </table:table-cell>
          <table:table-cell office:value-type="float" office:value="45497.4" table:style-name="ce1">
            <text:p>45497.4</text:p>
          </table:table-cell>
          <table:table-cell table:number-columns-repeated="16379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49055.4" table:style-name="ce1">
            <text:p>49055.4</text:p>
          </table:table-cell>
          <table:table-cell office:value-type="float" office:value="48939.1" table:style-name="ce1">
            <text:p>48939.1</text:p>
          </table:table-cell>
          <table:table-cell office:value-type="float" office:value="48975.9" table:style-name="ce1">
            <text:p>48975.9</text:p>
          </table:table-cell>
          <table:table-cell table:number-columns-repeated="16379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office:value-type="float" office:value="52685.1" table:style-name="ce1">
            <text:p>52685.1</text:p>
          </table:table-cell>
          <table:table-cell office:value-type="float" office:value="52594.8" table:style-name="ce1">
            <text:p>52594.8</text:p>
          </table:table-cell>
          <table:table-cell office:value-type="float" office:value="52726.400000000001" table:style-name="ce1">
            <text:p>52726.4</text:p>
          </table:table-cell>
          <table:table-cell table:number-columns-repeated="16379"/>
        </table:table-row>
        <table:table-row table:number-rows-repeated="1048536" table:style-name="ro2">
          <table:table-cell table:number-columns-repeated="16384"/>
        </table:table-row>
      </table:table>
      <table:table table:name="addvec-van" table:style-name="ta2">
        <table:table-column table:style-name="co2" table:number-columns-repeated="5" table:default-cell-style-name="ce1"/>
        <table:table-column table:style-name="co3" table:number-columns-repeated="16379" table:default-cell-style-name="ce1"/>
        <table:table-row table:style-name="ro2"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2.0817899999999998" table:style-name="ce1">
            <text:p>2.08179</text:p>
          </table:table-cell>
          <table:table-cell office:value-type="float" office:value="2.3891499999999999" table:style-name="ce1">
            <text:p>2.38915</text:p>
          </table:table-cell>
          <table:table-cell office:value-type="float" office:value="2.4287000000000001" table:style-name="ce1">
            <text:p>2.4287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3.9864299999999999" table:style-name="ce1">
            <text:p>3.98643</text:p>
          </table:table-cell>
          <table:table-cell office:value-type="float" office:value="3.9813399999999999" table:style-name="ce1">
            <text:p>3.98134</text:p>
          </table:table-cell>
          <table:table-cell office:value-type="float" office:value="3.9567700000000001" table:style-name="ce1">
            <text:p>3.95677</text:p>
          </table:table-cell>
          <table:table-cell table:number-columns-repeated="16379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5.4910699999999997" table:style-name="ce1">
            <text:p>5.49107</text:p>
          </table:table-cell>
          <table:table-cell office:value-type="float" office:value="5.4408300000000001" table:style-name="ce1">
            <text:p>5.44083</text:p>
          </table:table-cell>
          <table:table-cell office:value-type="float" office:value="5.4409900000000002" table:style-name="ce1">
            <text:p>5.44099</text:p>
          </table:table-cell>
          <table:table-cell table:number-columns-repeated="16379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7.3820199999999998" table:style-name="ce1">
            <text:p>7.38202</text:p>
          </table:table-cell>
          <table:table-cell office:value-type="float" office:value="6.9705899999999996" table:style-name="ce1">
            <text:p>6.97059</text:p>
          </table:table-cell>
          <table:table-cell office:value-type="float" office:value="6.9944300000000004" table:style-name="ce1">
            <text:p>6.99443</text:p>
          </table:table-cell>
          <table:table-cell table:number-columns-repeated="16379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9.2406699999999997" table:style-name="ce1">
            <text:p>9.24067</text:p>
          </table:table-cell>
          <table:table-cell office:value-type="float" office:value="8.6653800000000007" table:style-name="ce1">
            <text:p>8.66538</text:p>
          </table:table-cell>
          <table:table-cell office:value-type="float" office:value="8.8023000000000007" table:style-name="ce1">
            <text:p>8.8023</text:p>
          </table:table-cell>
          <table:table-cell table:number-columns-repeated="16379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12.206099999999999" table:style-name="ce1">
            <text:p>12.2061</text:p>
          </table:table-cell>
          <table:table-cell office:value-type="float" office:value="9.7822700000000005" table:style-name="ce1">
            <text:p>9.78227</text:p>
          </table:table-cell>
          <table:table-cell office:value-type="float" office:value="9.5887399999999996" table:style-name="ce1">
            <text:p>9.58874</text:p>
          </table:table-cell>
          <table:table-cell table:number-columns-repeated="16379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1.4413" table:style-name="ce1">
            <text:p>11.4413</text:p>
          </table:table-cell>
          <table:table-cell office:value-type="float" office:value="11.6234" table:style-name="ce1">
            <text:p>11.6234</text:p>
          </table:table-cell>
          <table:table-cell office:value-type="float" office:value="11.7578" table:style-name="ce1">
            <text:p>11.7578</text:p>
          </table:table-cell>
          <table:table-cell table:number-columns-repeated="16379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12.8523" table:style-name="ce1">
            <text:p>12.8523</text:p>
          </table:table-cell>
          <table:table-cell office:value-type="float" office:value="13.793799999999999" table:style-name="ce1">
            <text:p>13.7938</text:p>
          </table:table-cell>
          <table:table-cell office:value-type="float" office:value="13.631500000000001" table:style-name="ce1">
            <text:p>13.6315</text:p>
          </table:table-cell>
          <table:table-cell table:number-columns-repeated="16379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4.632199999999999" table:style-name="ce1">
            <text:p>14.6322</text:p>
          </table:table-cell>
          <table:table-cell office:value-type="float" office:value="15.1706" table:style-name="ce1">
            <text:p>15.1706</text:p>
          </table:table-cell>
          <table:table-cell office:value-type="float" office:value="15.3103" table:style-name="ce1">
            <text:p>15.3103</text:p>
          </table:table-cell>
          <table:table-cell table:number-columns-repeated="16379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6.413699999999999" table:style-name="ce1">
            <text:p>16.4137</text:p>
          </table:table-cell>
          <table:table-cell office:value-type="float" office:value="14.314500000000001" table:style-name="ce1">
            <text:p>14.3145</text:p>
          </table:table-cell>
          <table:table-cell office:value-type="float" office:value="16.420200000000001" table:style-name="ce1">
            <text:p>16.4202</text:p>
          </table:table-cell>
          <table:table-cell table:number-columns-repeated="16379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100" table:style-name="ce1">
            <text:p>100</text:p>
          </table:table-cell>
          <table:table-cell office:value-type="float" office:value="16.708400000000001" table:style-name="ce1">
            <text:p>16.7084</text:p>
          </table:table-cell>
          <table:table-cell office:value-type="float" office:value="19.0367" table:style-name="ce1">
            <text:p>19.0367</text:p>
          </table:table-cell>
          <table:table-cell office:value-type="float" office:value="18.804099999999998" table:style-name="ce1">
            <text:p>18.8041</text:p>
          </table:table-cell>
          <table:table-cell table:number-columns-repeated="16379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19.040299999999998" table:style-name="ce1">
            <text:p>19.0403</text:p>
          </table:table-cell>
          <table:table-cell office:value-type="float" office:value="20.065300000000001" table:style-name="ce1">
            <text:p>20.0653</text:p>
          </table:table-cell>
          <table:table-cell office:value-type="float" office:value="18.901" table:style-name="ce1">
            <text:p>18.901</text:p>
          </table:table-cell>
          <table:table-cell table:number-columns-repeated="16379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100" table:style-name="ce1">
            <text:p>100</text:p>
          </table:table-cell>
          <table:table-cell office:value-type="float" office:value="23.606300000000001" table:style-name="ce1">
            <text:p>23.6063</text:p>
          </table:table-cell>
          <table:table-cell office:value-type="float" office:value="21.259499999999999" table:style-name="ce1">
            <text:p>21.2595</text:p>
          </table:table-cell>
          <table:table-cell office:value-type="float" office:value="23.895" table:style-name="ce1">
            <text:p>23.895</text:p>
          </table:table-cell>
          <table:table-cell table:number-columns-repeated="16379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100" table:style-name="ce1">
            <text:p>100</text:p>
          </table:table-cell>
          <table:table-cell office:value-type="float" office:value="26.1965" table:style-name="ce1">
            <text:p>26.1965</text:p>
          </table:table-cell>
          <table:table-cell office:value-type="float" office:value="26.209299999999999" table:style-name="ce1">
            <text:p>26.2093</text:p>
          </table:table-cell>
          <table:table-cell office:value-type="float" office:value="26.309799999999999" table:style-name="ce1">
            <text:p>26.3098</text:p>
          </table:table-cell>
          <table:table-cell table:number-columns-repeated="16379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28.741599999999998" table:style-name="ce1">
            <text:p>28.7416</text:p>
          </table:table-cell>
          <table:table-cell office:value-type="float" office:value="28.8338" table:style-name="ce1">
            <text:p>28.8338</text:p>
          </table:table-cell>
          <table:table-cell office:value-type="float" office:value="28.823699999999999" table:style-name="ce1">
            <text:p>28.8237</text:p>
          </table:table-cell>
          <table:table-cell table:number-columns-repeated="16379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30.148599999999998" table:style-name="ce1">
            <text:p>30.1486</text:p>
          </table:table-cell>
          <table:table-cell office:value-type="float" office:value="30.173200000000001" table:style-name="ce1">
            <text:p>30.1732</text:p>
          </table:table-cell>
          <table:table-cell office:value-type="float" office:value="28.2104" table:style-name="ce1">
            <text:p>28.2104</text:p>
          </table:table-cell>
          <table:table-cell table:number-columns-repeated="16379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34.46" table:style-name="ce1">
            <text:p>34.46</text:p>
          </table:table-cell>
          <table:table-cell office:value-type="float" office:value="30.628900000000002" table:style-name="ce1">
            <text:p>30.6289</text:p>
          </table:table-cell>
          <table:table-cell office:value-type="float" office:value="30.867599999999999" table:style-name="ce1">
            <text:p>30.8676</text:p>
          </table:table-cell>
          <table:table-cell table:number-columns-repeated="16379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100" table:style-name="ce1">
            <text:p>100</text:p>
          </table:table-cell>
          <table:table-cell office:value-type="float" office:value="36.158799999999999" table:style-name="ce1">
            <text:p>36.1588</text:p>
          </table:table-cell>
          <table:table-cell office:value-type="float" office:value="32.942100000000003" table:style-name="ce1">
            <text:p>32.9421</text:p>
          </table:table-cell>
          <table:table-cell office:value-type="float" office:value="34.753" table:style-name="ce1">
            <text:p>34.753</text:p>
          </table:table-cell>
          <table:table-cell table:number-columns-repeated="16379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100" table:style-name="ce1">
            <text:p>100</text:p>
          </table:table-cell>
          <table:table-cell office:value-type="float" office:value="37.305399999999999" table:style-name="ce1">
            <text:p>37.3054</text:p>
          </table:table-cell>
          <table:table-cell office:value-type="float" office:value="35.392400000000002" table:style-name="ce1">
            <text:p>35.3924</text:p>
          </table:table-cell>
          <table:table-cell office:value-type="float" office:value="38.697000000000003" table:style-name="ce1">
            <text:p>38.697</text:p>
          </table:table-cell>
          <table:table-cell table:number-columns-repeated="16379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37.715400000000002" table:style-name="ce1">
            <text:p>37.7154</text:p>
          </table:table-cell>
          <table:table-cell office:value-type="float" office:value="40.970199999999998" table:style-name="ce1">
            <text:p>40.9702</text:p>
          </table:table-cell>
          <table:table-cell office:value-type="float" office:value="41.015300000000003" table:style-name="ce1">
            <text:p>41.0153</text:p>
          </table:table-cell>
          <table:table-cell table:number-columns-repeated="16379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6.174099999999999" table:style-name="ce1">
            <text:p>16.1741</text:p>
          </table:table-cell>
          <table:table-cell office:value-type="float" office:value="16.121200000000002" table:style-name="ce1">
            <text:p>16.1212</text:p>
          </table:table-cell>
          <table:table-cell office:value-type="float" office:value="15.9779" table:style-name="ce1">
            <text:p>15.9779</text:p>
          </table:table-cell>
          <table:table-cell table:number-columns-repeated="16379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0" table:style-name="ce1">
            <text:p>1000</text:p>
          </table:table-cell>
          <table:table-cell office:value-type="float" office:value="31.027200000000001" table:style-name="ce1">
            <text:p>31.0272</text:p>
          </table:table-cell>
          <table:table-cell office:value-type="float" office:value="31.293399999999998" table:style-name="ce1">
            <text:p>31.2934</text:p>
          </table:table-cell>
          <table:table-cell office:value-type="float" office:value="31.2209" table:style-name="ce1">
            <text:p>31.2209</text:p>
          </table:table-cell>
          <table:table-cell table:number-columns-repeated="16379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1000" table:style-name="ce1">
            <text:p>1000</text:p>
          </table:table-cell>
          <table:table-cell office:value-type="float" office:value="43.000799999999998" table:style-name="ce1">
            <text:p>43.0008</text:p>
          </table:table-cell>
          <table:table-cell office:value-type="float" office:value="46.355800000000002" table:style-name="ce1">
            <text:p>46.3558</text:p>
          </table:table-cell>
          <table:table-cell office:value-type="float" office:value="42.847200000000001" table:style-name="ce1">
            <text:p>42.8472</text:p>
          </table:table-cell>
          <table:table-cell table:number-columns-repeated="16379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1000" table:style-name="ce1">
            <text:p>1000</text:p>
          </table:table-cell>
          <table:table-cell office:value-type="float" office:value="61.199399999999997" table:style-name="ce1">
            <text:p>61.1994</text:p>
          </table:table-cell>
          <table:table-cell office:value-type="float" office:value="61.837800000000001" table:style-name="ce1">
            <text:p>61.8378</text:p>
          </table:table-cell>
          <table:table-cell office:value-type="float" office:value="61.299799999999998" table:style-name="ce1">
            <text:p>61.2998</text:p>
          </table:table-cell>
          <table:table-cell table:number-columns-repeated="16379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1000" table:style-name="ce1">
            <text:p>1000</text:p>
          </table:table-cell>
          <table:table-cell office:value-type="float" office:value="75.328800000000001" table:style-name="ce1">
            <text:p>75.3288</text:p>
          </table:table-cell>
          <table:table-cell office:value-type="float" office:value="71.617500000000007" table:style-name="ce1">
            <text:p>71.6175</text:p>
          </table:table-cell>
          <table:table-cell office:value-type="float" office:value="77.593900000000005" table:style-name="ce1">
            <text:p>77.5939</text:p>
          </table:table-cell>
          <table:table-cell table:number-columns-repeated="16379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1000" table:style-name="ce1">
            <text:p>1000</text:p>
          </table:table-cell>
          <table:table-cell office:value-type="float" office:value="91.623599999999996" table:style-name="ce1">
            <text:p>91.6236</text:p>
          </table:table-cell>
          <table:table-cell office:value-type="float" office:value="90.739099999999993" table:style-name="ce1">
            <text:p>90.7391</text:p>
          </table:table-cell>
          <table:table-cell office:value-type="float" office:value="88.786900000000003" table:style-name="ce1">
            <text:p>88.7869</text:p>
          </table:table-cell>
          <table:table-cell table:number-columns-repeated="16379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103.67400000000001" table:style-name="ce1">
            <text:p>103.674</text:p>
          </table:table-cell>
          <table:table-cell office:value-type="float" office:value="105.446" table:style-name="ce1">
            <text:p>105.446</text:p>
          </table:table-cell>
          <table:table-cell office:value-type="float" office:value="105.54" table:style-name="ce1">
            <text:p>105.54</text:p>
          </table:table-cell>
          <table:table-cell table:number-columns-repeated="16379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1000" table:style-name="ce1">
            <text:p>1000</text:p>
          </table:table-cell>
          <table:table-cell office:value-type="float" office:value="121.232" table:style-name="ce1">
            <text:p>121.232</text:p>
          </table:table-cell>
          <table:table-cell office:value-type="float" office:value="121.226" table:style-name="ce1">
            <text:p>121.226</text:p>
          </table:table-cell>
          <table:table-cell office:value-type="float" office:value="119.616" table:style-name="ce1">
            <text:p>119.616</text:p>
          </table:table-cell>
          <table:table-cell table:number-columns-repeated="16379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float" office:value="1000" table:style-name="ce1">
            <text:p>1000</text:p>
          </table:table-cell>
          <table:table-cell office:value-type="float" office:value="136.21600000000001" table:style-name="ce1">
            <text:p>136.216</text:p>
          </table:table-cell>
          <table:table-cell office:value-type="float" office:value="136.60300000000001" table:style-name="ce1">
            <text:p>136.603</text:p>
          </table:table-cell>
          <table:table-cell office:value-type="float" office:value="132.809" table:style-name="ce1">
            <text:p>132.809</text:p>
          </table:table-cell>
          <table:table-cell table:number-columns-repeated="16379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51.05500000000001" table:style-name="ce1">
            <text:p>151.055</text:p>
          </table:table-cell>
          <table:table-cell office:value-type="float" office:value="148.10499999999999" table:style-name="ce1">
            <text:p>148.105</text:p>
          </table:table-cell>
          <table:table-cell office:value-type="float" office:value="152.40600000000001" table:style-name="ce1">
            <text:p>152.406</text:p>
          </table:table-cell>
          <table:table-cell table:number-columns-repeated="16379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float" office:value="1000" table:style-name="ce1">
            <text:p>1000</text:p>
          </table:table-cell>
          <table:table-cell office:value-type="float" office:value="167.714" table:style-name="ce1">
            <text:p>167.714</text:p>
          </table:table-cell>
          <table:table-cell office:value-type="float" office:value="174.16" table:style-name="ce1">
            <text:p>174.16</text:p>
          </table:table-cell>
          <table:table-cell office:value-type="float" office:value="173.49700000000001" table:style-name="ce1">
            <text:p>173.497</text:p>
          </table:table-cell>
          <table:table-cell table:number-columns-repeated="16379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1000" table:style-name="ce1">
            <text:p>1000</text:p>
          </table:table-cell>
          <table:table-cell office:value-type="float" office:value="197.78899999999999" table:style-name="ce1">
            <text:p>197.789</text:p>
          </table:table-cell>
          <table:table-cell office:value-type="float" office:value="189.34200000000001" table:style-name="ce1">
            <text:p>189.342</text:p>
          </table:table-cell>
          <table:table-cell office:value-type="float" office:value="195.87100000000001" table:style-name="ce1">
            <text:p>195.871</text:p>
          </table:table-cell>
          <table:table-cell table:number-columns-repeated="16379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float" office:value="1000" table:style-name="ce1">
            <text:p>1000</text:p>
          </table:table-cell>
          <table:table-cell office:value-type="float" office:value="218.09800000000001" table:style-name="ce1">
            <text:p>218.098</text:p>
          </table:table-cell>
          <table:table-cell office:value-type="float" office:value="220.929" table:style-name="ce1">
            <text:p>220.929</text:p>
          </table:table-cell>
          <table:table-cell office:value-type="float" office:value="220.376" table:style-name="ce1">
            <text:p>220.376</text:p>
          </table:table-cell>
          <table:table-cell table:number-columns-repeated="16379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1000" table:style-name="ce1">
            <text:p>1000</text:p>
          </table:table-cell>
          <table:table-cell office:value-type="float" office:value="243.357" table:style-name="ce1">
            <text:p>243.357</text:p>
          </table:table-cell>
          <table:table-cell office:value-type="float" office:value="243.934" table:style-name="ce1">
            <text:p>243.934</text:p>
          </table:table-cell>
          <table:table-cell office:value-type="float" office:value="242.09800000000001" table:style-name="ce1">
            <text:p>242.098</text:p>
          </table:table-cell>
          <table:table-cell table:number-columns-repeated="16379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float" office:value="1000" table:style-name="ce1">
            <text:p>1000</text:p>
          </table:table-cell>
          <table:table-cell office:value-type="float" office:value="268.41899999999998" table:style-name="ce1">
            <text:p>268.419</text:p>
          </table:table-cell>
          <table:table-cell office:value-type="float" office:value="266.572" table:style-name="ce1">
            <text:p>266.572</text:p>
          </table:table-cell>
          <table:table-cell office:value-type="float" office:value="266.68400000000003" table:style-name="ce1">
            <text:p>266.684</text:p>
          </table:table-cell>
          <table:table-cell table:number-columns-repeated="16379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1000" table:style-name="ce1">
            <text:p>1000</text:p>
          </table:table-cell>
          <table:table-cell office:value-type="float" office:value="289.75200000000001" table:style-name="ce1">
            <text:p>289.752</text:p>
          </table:table-cell>
          <table:table-cell office:value-type="float" office:value="280.17200000000003" table:style-name="ce1">
            <text:p>280.172</text:p>
          </table:table-cell>
          <table:table-cell office:value-type="float" office:value="289.541" table:style-name="ce1">
            <text:p>289.541</text:p>
          </table:table-cell>
          <table:table-cell table:number-columns-repeated="16379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float" office:value="1000" table:style-name="ce1">
            <text:p>1000</text:p>
          </table:table-cell>
          <table:table-cell office:value-type="float" office:value="314.45699999999999" table:style-name="ce1">
            <text:p>314.457</text:p>
          </table:table-cell>
          <table:table-cell office:value-type="float" office:value="320.32100000000003" table:style-name="ce1">
            <text:p>320.321</text:p>
          </table:table-cell>
          <table:table-cell office:value-type="float" office:value="313.75799999999998" table:style-name="ce1">
            <text:p>313.758</text:p>
          </table:table-cell>
          <table:table-cell table:number-columns-repeated="16379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float" office:value="1000" table:style-name="ce1">
            <text:p>1000</text:p>
          </table:table-cell>
          <table:table-cell office:value-type="float" office:value="325.95800000000003" table:style-name="ce1">
            <text:p>325.958</text:p>
          </table:table-cell>
          <table:table-cell office:value-type="float" office:value="341.58199999999999" table:style-name="ce1">
            <text:p>341.582</text:p>
          </table:table-cell>
          <table:table-cell office:value-type="float" office:value="336.60700000000003" table:style-name="ce1">
            <text:p>336.607</text:p>
          </table:table-cell>
          <table:table-cell table:number-columns-repeated="16379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360.43200000000002" table:style-name="ce1">
            <text:p>360.432</text:p>
          </table:table-cell>
          <table:table-cell office:value-type="float" office:value="363.113" table:style-name="ce1">
            <text:p>363.113</text:p>
          </table:table-cell>
          <table:table-cell office:value-type="float" office:value="360.50099999999998" table:style-name="ce1">
            <text:p>360.501</text:p>
          </table:table-cell>
          <table:table-cell table:number-columns-repeated="16379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office:value-type="float" office:value="370.83600000000001" table:style-name="ce1">
            <text:p>370.836</text:p>
          </table:table-cell>
          <table:table-cell office:value-type="float" office:value="381.255" table:style-name="ce1">
            <text:p>381.255</text:p>
          </table:table-cell>
          <table:table-cell office:value-type="float" office:value="388.09899999999999" table:style-name="ce1">
            <text:p>388.099</text:p>
          </table:table-cell>
          <table:table-cell table:number-columns-repeated="16379"/>
        </table:table-row>
        <table:table-row table:number-rows-repeated="1048536" table:style-name="ro2">
          <table:table-cell table:number-columns-repeated="16384"/>
        </table:table-row>
      </table:table>
      <table:table table:name="pathfinder-van" table:style-name="ta2">
        <table:table-column table:style-name="co2" table:number-columns-repeated="5" table:default-cell-style-name="ce1"/>
        <table:table-column table:style-name="co3" table:number-columns-repeated="16379" table:default-cell-style-name="ce1"/>
        <table:table-row table:style-name="ro2"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5.0559999999999997E-3" table:style-name="ce1">
            <text:p>0.005056</text:p>
          </table:table-cell>
          <table:table-cell office:value-type="float" office:value="6.1440000000000002E-3" table:style-name="ce1">
            <text:p>0.006144</text:p>
          </table:table-cell>
          <table:table-cell office:value-type="float" office:value="5.0239999999999998E-3" table:style-name="ce1">
            <text:p>0.005024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5.3439999999999998E-3" table:style-name="ce1">
            <text:p>0.005344</text:p>
          </table:table-cell>
          <table:table-cell office:value-type="float" office:value="4.5440000000000003E-3" table:style-name="ce1">
            <text:p>0.004544</text:p>
          </table:table-cell>
          <table:table-cell office:value-type="float" office:value="5.3759999999999997E-3" table:style-name="ce1">
            <text:p>0.005376</text:p>
          </table:table-cell>
          <table:table-cell table:number-columns-repeated="16379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5.1200000000000004E-3" table:style-name="ce1">
            <text:p>0.00512</text:p>
          </table:table-cell>
          <table:table-cell office:value-type="float" office:value="5.0239999999999998E-3" table:style-name="ce1">
            <text:p>0.005024</text:p>
          </table:table-cell>
          <table:table-cell office:value-type="float" office:value="5.1200000000000004E-3" table:style-name="ce1">
            <text:p>0.00512</text:p>
          </table:table-cell>
          <table:table-cell table:number-columns-repeated="16379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7.98848" table:style-name="ce1">
            <text:p>7.98848</text:p>
          </table:table-cell>
          <table:table-cell office:value-type="float" office:value="8.0030400000000004" table:style-name="ce1">
            <text:p>8.00304</text:p>
          </table:table-cell>
          <table:table-cell office:value-type="float" office:value="7.9718400000000003" table:style-name="ce1">
            <text:p>7.97184</text:p>
          </table:table-cell>
          <table:table-cell table:number-columns-repeated="16379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7.9104000000000001" table:style-name="ce1">
            <text:p>7.9104</text:p>
          </table:table-cell>
          <table:table-cell office:value-type="float" office:value="7.8766100000000003" table:style-name="ce1">
            <text:p>7.87661</text:p>
          </table:table-cell>
          <table:table-cell office:value-type="float" office:value="7.9503399999999997" table:style-name="ce1">
            <text:p>7.95034</text:p>
          </table:table-cell>
          <table:table-cell table:number-columns-repeated="16379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7.8892800000000003" table:style-name="ce1">
            <text:p>7.88928</text:p>
          </table:table-cell>
          <table:table-cell office:value-type="float" office:value="8.1326099999999997" table:style-name="ce1">
            <text:p>8.13261</text:p>
          </table:table-cell>
          <table:table-cell office:value-type="float" office:value="7.9585600000000003" table:style-name="ce1">
            <text:p>7.95856</text:p>
          </table:table-cell>
          <table:table-cell table:number-columns-repeated="16379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8.0725800000000003" table:style-name="ce1">
            <text:p>8.07258</text:p>
          </table:table-cell>
          <table:table-cell office:value-type="float" office:value="7.2233000000000001" table:style-name="ce1">
            <text:p>7.2233</text:p>
          </table:table-cell>
          <table:table-cell office:value-type="float" office:value="7.9914199999999997" table:style-name="ce1">
            <text:p>7.99142</text:p>
          </table:table-cell>
          <table:table-cell table:number-columns-repeated="16379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40.188899999999997" table:style-name="ce1">
            <text:p>40.1889</text:p>
          </table:table-cell>
          <table:table-cell office:value-type="float" office:value="43.424799999999998" table:style-name="ce1">
            <text:p>43.4248</text:p>
          </table:table-cell>
          <table:table-cell office:value-type="float" office:value="41.886800000000001" table:style-name="ce1">
            <text:p>41.8868</text:p>
          </table:table-cell>
          <table:table-cell table:number-columns-repeated="16379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43.652200000000001" table:style-name="ce1">
            <text:p>43.6522</text:p>
          </table:table-cell>
          <table:table-cell office:value-type="float" office:value="43.1539" table:style-name="ce1">
            <text:p>43.1539</text:p>
          </table:table-cell>
          <table:table-cell office:value-type="float" office:value="43.295699999999997" table:style-name="ce1">
            <text:p>43.2957</text:p>
          </table:table-cell>
          <table:table-cell table:number-columns-repeated="16379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42.921999999999997" table:style-name="ce1">
            <text:p>42.922</text:p>
          </table:table-cell>
          <table:table-cell office:value-type="float" office:value="44.587000000000003" table:style-name="ce1">
            <text:p>44.587</text:p>
          </table:table-cell>
          <table:table-cell office:value-type="float" office:value="42.931199999999997" table:style-name="ce1">
            <text:p>42.9312</text:p>
          </table:table-cell>
          <table:table-cell table:number-columns-repeated="16379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100" table:style-name="ce1">
            <text:p>100</text:p>
          </table:table-cell>
          <table:table-cell office:value-type="float" office:value="43.213799999999999" table:style-name="ce1">
            <text:p>43.2138</text:p>
          </table:table-cell>
          <table:table-cell office:value-type="float" office:value="42.732500000000002" table:style-name="ce1">
            <text:p>42.7325</text:p>
          </table:table-cell>
          <table:table-cell office:value-type="float" office:value="41.910699999999999" table:style-name="ce1">
            <text:p>41.9107</text:p>
          </table:table-cell>
          <table:table-cell table:number-columns-repeated="16379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105.178" table:style-name="ce1">
            <text:p>105.178</text:p>
          </table:table-cell>
          <table:table-cell office:value-type="float" office:value="107.01" table:style-name="ce1">
            <text:p>107.01</text:p>
          </table:table-cell>
          <table:table-cell office:value-type="float" office:value="105.86199999999999" table:style-name="ce1">
            <text:p>105.862</text:p>
          </table:table-cell>
          <table:table-cell table:number-columns-repeated="16379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100" table:style-name="ce1">
            <text:p>100</text:p>
          </table:table-cell>
          <table:table-cell office:value-type="float" office:value="105.93" table:style-name="ce1">
            <text:p>105.93</text:p>
          </table:table-cell>
          <table:table-cell office:value-type="float" office:value="98.274299999999997" table:style-name="ce1">
            <text:p>98.2743</text:p>
          </table:table-cell>
          <table:table-cell office:value-type="float" office:value="105.36" table:style-name="ce1">
            <text:p>105.36</text:p>
          </table:table-cell>
          <table:table-cell table:number-columns-repeated="16379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100" table:style-name="ce1">
            <text:p>100</text:p>
          </table:table-cell>
          <table:table-cell office:value-type="float" office:value="105.959" table:style-name="ce1">
            <text:p>105.959</text:p>
          </table:table-cell>
          <table:table-cell office:value-type="float" office:value="105.148" table:style-name="ce1">
            <text:p>105.148</text:p>
          </table:table-cell>
          <table:table-cell office:value-type="float" office:value="98.834800000000001" table:style-name="ce1">
            <text:p>98.8348</text:p>
          </table:table-cell>
          <table:table-cell table:number-columns-repeated="16379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104.501" table:style-name="ce1">
            <text:p>104.501</text:p>
          </table:table-cell>
          <table:table-cell office:value-type="float" office:value="105.408" table:style-name="ce1">
            <text:p>105.408</text:p>
          </table:table-cell>
          <table:table-cell office:value-type="float" office:value="105.81100000000001" table:style-name="ce1">
            <text:p>105.811</text:p>
          </table:table-cell>
          <table:table-cell table:number-columns-repeated="16379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188.05" table:style-name="ce1">
            <text:p>188.05</text:p>
          </table:table-cell>
          <table:table-cell office:value-type="float" office:value="184.18299999999999" table:style-name="ce1">
            <text:p>184.183</text:p>
          </table:table-cell>
          <table:table-cell office:value-type="float" office:value="193.83099999999999" table:style-name="ce1">
            <text:p>193.831</text:p>
          </table:table-cell>
          <table:table-cell table:number-columns-repeated="16379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175.61" table:style-name="ce1">
            <text:p>175.61</text:p>
          </table:table-cell>
          <table:table-cell office:value-type="float" office:value="189.43799999999999" table:style-name="ce1">
            <text:p>189.438</text:p>
          </table:table-cell>
          <table:table-cell office:value-type="float" office:value="174.32499999999999" table:style-name="ce1">
            <text:p>174.325</text:p>
          </table:table-cell>
          <table:table-cell table:number-columns-repeated="16379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100" table:style-name="ce1">
            <text:p>100</text:p>
          </table:table-cell>
          <table:table-cell office:value-type="float" office:value="189.744" table:style-name="ce1">
            <text:p>189.744</text:p>
          </table:table-cell>
          <table:table-cell office:value-type="float" office:value="186.00899999999999" table:style-name="ce1">
            <text:p>186.009</text:p>
          </table:table-cell>
          <table:table-cell office:value-type="float" office:value="189.52500000000001" table:style-name="ce1">
            <text:p>189.525</text:p>
          </table:table-cell>
          <table:table-cell table:number-columns-repeated="16379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100" table:style-name="ce1">
            <text:p>100</text:p>
          </table:table-cell>
          <table:table-cell office:value-type="float" office:value="187.268" table:style-name="ce1">
            <text:p>187.268</text:p>
          </table:table-cell>
          <table:table-cell office:value-type="float" office:value="189.12299999999999" table:style-name="ce1">
            <text:p>189.123</text:p>
          </table:table-cell>
          <table:table-cell office:value-type="float" office:value="173.435" table:style-name="ce1">
            <text:p>173.435</text:p>
          </table:table-cell>
          <table:table-cell table:number-columns-repeated="16379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289.94299999999998" table:style-name="ce1">
            <text:p>289.943</text:p>
          </table:table-cell>
          <table:table-cell office:value-type="float" office:value="292.21800000000002" table:style-name="ce1">
            <text:p>292.218</text:p>
          </table:table-cell>
          <table:table-cell office:value-type="float" office:value="293.31799999999998" table:style-name="ce1">
            <text:p>293.318</text:p>
          </table:table-cell>
          <table:table-cell table:number-columns-repeated="16379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100" table:style-name="ce1">
            <text:p>100</text:p>
          </table:table-cell>
          <table:table-cell office:value-type="float" office:value="1922.56" table:style-name="ce1">
            <text:p>1922.56</text:p>
          </table:table-cell>
          <table:table-cell office:value-type="float" office:value="1723.74" table:style-name="ce1">
            <text:p>1723.74</text:p>
          </table:table-cell>
          <table:table-cell office:value-type="float" office:value="1944.22" table:style-name="ce1">
            <text:p>1944.22</text:p>
          </table:table-cell>
          <table:table-cell table:number-columns-repeated="16379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100" table:style-name="ce1">
            <text:p>100</text:p>
          </table:table-cell>
          <table:table-cell office:value-type="float" office:value="9856.34" table:style-name="ce1">
            <text:p>9856.34</text:p>
          </table:table-cell>
          <table:table-cell office:value-type="float" office:value="9394.6" table:style-name="ce1">
            <text:p>9394.6</text:p>
          </table:table-cell>
          <table:table-cell office:value-type="float" office:value="9919.18" table:style-name="ce1">
            <text:p>9919.18</text:p>
          </table:table-cell>
          <table:table-cell table:number-columns-repeated="16379"/>
        </table:table-row>
        <table:table-row table:number-rows-repeated="1048554" table:style-name="ro2">
          <table:table-cell table:number-columns-repeated="16384"/>
        </table:table-row>
      </table:table>
      <table:table table:name="fdtd" table:style-name="ta2">
        <table:table-column table:style-name="co2" table:number-columns-repeated="3" table:default-cell-style-name="ce1"/>
        <table:table-column table:style-name="co3" table:number-columns-repeated="16381" table:default-cell-style-name="ce1"/>
        <table:table-row table:style-name="ro2"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4.3755499999999996" table:style-name="ce1">
            <text:p>4.37555</text:p>
          </table:table-cell>
          <table:table-cell table:number-columns-repeated="1638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6.77888" table:style-name="ce1">
            <text:p>6.77888</text:p>
          </table:table-cell>
          <table:table-cell table:number-columns-repeated="1638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9.9727399999999999" table:style-name="ce1">
            <text:p>9.97274</text:p>
          </table:table-cell>
          <table:table-cell table:number-columns-repeated="1638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13.077500000000001" table:style-name="ce1">
            <text:p>13.0775</text:p>
          </table:table-cell>
          <table:table-cell table:number-columns-repeated="1638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4.2746" table:style-name="ce1">
            <text:p>14.2746</text:p>
          </table:table-cell>
          <table:table-cell table:number-columns-repeated="1638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17.960999999999999" table:style-name="ce1">
            <text:p>17.961</text:p>
          </table:table-cell>
          <table:table-cell table:number-columns-repeated="1638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9.772400000000001" table:style-name="ce1">
            <text:p>19.7724</text:p>
          </table:table-cell>
          <table:table-cell table:number-columns-repeated="16381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23.2197" table:style-name="ce1">
            <text:p>23.2197</text:p>
          </table:table-cell>
          <table:table-cell table:number-columns-repeated="16381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25.917899999999999" table:style-name="ce1">
            <text:p>25.9179</text:p>
          </table:table-cell>
          <table:table-cell table:number-columns-repeated="1638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114.68300000000001" table:style-name="ce1">
            <text:p>114.683</text:p>
          </table:table-cell>
          <table:table-cell table:number-columns-repeated="16381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100" table:style-name="ce1">
            <text:p>100</text:p>
          </table:table-cell>
          <table:table-cell office:value-type="float" office:value="128.89099999999999" table:style-name="ce1">
            <text:p>128.891</text:p>
          </table:table-cell>
          <table:table-cell table:number-columns-repeated="16381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153.94200000000001" table:style-name="ce1">
            <text:p>153.942</text:p>
          </table:table-cell>
          <table:table-cell table:number-columns-repeated="16381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100" table:style-name="ce1">
            <text:p>100</text:p>
          </table:table-cell>
          <table:table-cell office:value-type="float" office:value="167.392" table:style-name="ce1">
            <text:p>167.392</text:p>
          </table:table-cell>
          <table:table-cell table:number-columns-repeated="16381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100" table:style-name="ce1">
            <text:p>100</text:p>
          </table:table-cell>
          <table:table-cell office:value-type="float" office:value="208.327" table:style-name="ce1">
            <text:p>208.327</text:p>
          </table:table-cell>
          <table:table-cell table:number-columns-repeated="16381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342.49" table:style-name="ce1">
            <text:p>342.49</text:p>
          </table:table-cell>
          <table:table-cell table:number-columns-repeated="16381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366.32" table:style-name="ce1">
            <text:p>366.32</text:p>
          </table:table-cell>
          <table:table-cell table:number-columns-repeated="16381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419.05200000000002" table:style-name="ce1">
            <text:p>419.052</text:p>
          </table:table-cell>
          <table:table-cell table:number-columns-repeated="16381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100" table:style-name="ce1">
            <text:p>100</text:p>
          </table:table-cell>
          <table:table-cell office:value-type="float" office:value="441.96" table:style-name="ce1">
            <text:p>441.96</text:p>
          </table:table-cell>
          <table:table-cell table:number-columns-repeated="16381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100" table:style-name="ce1">
            <text:p>100</text:p>
          </table:table-cell>
          <table:table-cell office:value-type="float" office:value="469.44200000000001" table:style-name="ce1">
            <text:p>469.442</text:p>
          </table:table-cell>
          <table:table-cell table:number-columns-repeated="1638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509.73200000000003" table:style-name="ce1">
            <text:p>509.732</text:p>
          </table:table-cell>
          <table:table-cell table:number-columns-repeated="1638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8.767199999999999" table:style-name="ce1">
            <text:p>28.7672</text:p>
          </table:table-cell>
          <table:table-cell table:number-columns-repeated="1638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0" table:style-name="ce1">
            <text:p>1000</text:p>
          </table:table-cell>
          <table:table-cell office:value-type="float" office:value="55.710799999999999" table:style-name="ce1">
            <text:p>55.7108</text:p>
          </table:table-cell>
          <table:table-cell table:number-columns-repeated="16381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1000" table:style-name="ce1">
            <text:p>1000</text:p>
          </table:table-cell>
          <table:table-cell office:value-type="float" office:value="80.984099999999998" table:style-name="ce1">
            <text:p>80.9841</text:p>
          </table:table-cell>
          <table:table-cell table:number-columns-repeated="16381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1000" table:style-name="ce1">
            <text:p>1000</text:p>
          </table:table-cell>
          <table:table-cell office:value-type="float" office:value="109.46" table:style-name="ce1">
            <text:p>109.46</text:p>
          </table:table-cell>
          <table:table-cell table:number-columns-repeated="16381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1000" table:style-name="ce1">
            <text:p>1000</text:p>
          </table:table-cell>
          <table:table-cell office:value-type="float" office:value="130.36199999999999" table:style-name="ce1">
            <text:p>130.362</text:p>
          </table:table-cell>
          <table:table-cell table:number-columns-repeated="16381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1000" table:style-name="ce1">
            <text:p>1000</text:p>
          </table:table-cell>
          <table:table-cell office:value-type="float" office:value="163.505" table:style-name="ce1">
            <text:p>163.505</text:p>
          </table:table-cell>
          <table:table-cell table:number-columns-repeated="16381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189.55600000000001" table:style-name="ce1">
            <text:p>189.556</text:p>
          </table:table-cell>
          <table:table-cell table:number-columns-repeated="16381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1000" table:style-name="ce1">
            <text:p>1000</text:p>
          </table:table-cell>
          <table:table-cell office:value-type="float" office:value="213.452" table:style-name="ce1">
            <text:p>213.452</text:p>
          </table:table-cell>
          <table:table-cell table:number-columns-repeated="16381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float" office:value="1000" table:style-name="ce1">
            <text:p>1000</text:p>
          </table:table-cell>
          <table:table-cell office:value-type="float" office:value="234.56899999999999" table:style-name="ce1">
            <text:p>234.569</text:p>
          </table:table-cell>
          <table:table-cell table:number-columns-repeated="1638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110.45" table:style-name="ce1">
            <text:p>1110.45</text:p>
          </table:table-cell>
          <table:table-cell table:number-columns-repeated="16381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float" office:value="1000" table:style-name="ce1">
            <text:p>1000</text:p>
          </table:table-cell>
          <table:table-cell office:value-type="float" office:value="1207.46" table:style-name="ce1">
            <text:p>1207.46</text:p>
          </table:table-cell>
          <table:table-cell table:number-columns-repeated="16381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1000" table:style-name="ce1">
            <text:p>1000</text:p>
          </table:table-cell>
          <table:table-cell office:value-type="float" office:value="1349.54" table:style-name="ce1">
            <text:p>1349.54</text:p>
          </table:table-cell>
          <table:table-cell table:number-columns-repeated="16381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float" office:value="1000" table:style-name="ce1">
            <text:p>1000</text:p>
          </table:table-cell>
          <table:table-cell office:value-type="float" office:value="1554.86" table:style-name="ce1">
            <text:p>1554.86</text:p>
          </table:table-cell>
          <table:table-cell table:number-columns-repeated="16381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1000" table:style-name="ce1">
            <text:p>1000</text:p>
          </table:table-cell>
          <table:table-cell office:value-type="float" office:value="1821.3" table:style-name="ce1">
            <text:p>1821.3</text:p>
          </table:table-cell>
          <table:table-cell table:number-columns-repeated="16381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float" office:value="1000" table:style-name="ce1">
            <text:p>1000</text:p>
          </table:table-cell>
          <table:table-cell office:value-type="float" office:value="2536.63" table:style-name="ce1">
            <text:p>2536.63</text:p>
          </table:table-cell>
          <table:table-cell table:number-columns-repeated="16381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1000" table:style-name="ce1">
            <text:p>1000</text:p>
          </table:table-cell>
          <table:table-cell office:value-type="float" office:value="3364.01" table:style-name="ce1">
            <text:p>3364.01</text:p>
          </table:table-cell>
          <table:table-cell table:number-columns-repeated="16381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float" office:value="1000" table:style-name="ce1">
            <text:p>1000</text:p>
          </table:table-cell>
          <table:table-cell office:value-type="float" office:value="3866.61" table:style-name="ce1">
            <text:p>3866.61</text:p>
          </table:table-cell>
          <table:table-cell table:number-columns-repeated="16381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float" office:value="1000" table:style-name="ce1">
            <text:p>1000</text:p>
          </table:table-cell>
          <table:table-cell office:value-type="float" office:value="4139.5" table:style-name="ce1">
            <text:p>4139.5</text:p>
          </table:table-cell>
          <table:table-cell table:number-columns-repeated="16381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4348.1400000000003" table:style-name="ce1">
            <text:p>4348.14</text:p>
          </table:table-cell>
          <table:table-cell table:number-columns-repeated="16381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office:value-type="float" office:value="4520.49" table:style-name="ce1">
            <text:p>4520.49</text:p>
          </table:table-cell>
          <table:table-cell table:number-columns-repeated="16381"/>
        </table:table-row>
        <table:table-row table:number-rows-repeated="1048536" table:style-name="ro2">
          <table:table-cell table:number-columns-repeated="16384"/>
        </table:table-row>
      </table:table>
      <table:table table:name="nw" table:style-name="ta2">
        <table:table-column table:style-name="co2" table:number-columns-repeated="3" table:default-cell-style-name="ce1"/>
        <table:table-column table:style-name="co3" table:number-columns-repeated="16381" table:default-cell-style-name="ce1"/>
        <table:table-row table:style-name="ro2"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3.62365" table:style-name="ce1">
            <text:p>3.62365</text:p>
          </table:table-cell>
          <table:table-cell table:number-columns-repeated="1638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6.0231700000000004" table:style-name="ce1">
            <text:p>6.02317</text:p>
          </table:table-cell>
          <table:table-cell table:number-columns-repeated="1638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8.4009" table:style-name="ce1">
            <text:p>8.4009</text:p>
          </table:table-cell>
          <table:table-cell table:number-columns-repeated="1638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9.7549799999999998" table:style-name="ce1">
            <text:p>9.75498</text:p>
          </table:table-cell>
          <table:table-cell table:number-columns-repeated="1638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2.3569" table:style-name="ce1">
            <text:p>12.3569</text:p>
          </table:table-cell>
          <table:table-cell table:number-columns-repeated="1638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12.5097" table:style-name="ce1">
            <text:p>12.5097</text:p>
          </table:table-cell>
          <table:table-cell table:number-columns-repeated="1638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15.127599999999999" table:style-name="ce1">
            <text:p>15.1276</text:p>
          </table:table-cell>
          <table:table-cell table:number-columns-repeated="16381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18.302" table:style-name="ce1">
            <text:p>18.302</text:p>
          </table:table-cell>
          <table:table-cell table:number-columns-repeated="16381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9.882100000000001" table:style-name="ce1">
            <text:p>19.8821</text:p>
          </table:table-cell>
          <table:table-cell table:number-columns-repeated="1638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75.4422" table:style-name="ce1">
            <text:p>75.4422</text:p>
          </table:table-cell>
          <table:table-cell table:number-columns-repeated="16381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100" table:style-name="ce1">
            <text:p>100</text:p>
          </table:table-cell>
          <table:table-cell office:value-type="float" office:value="653.56600000000003" table:style-name="ce1">
            <text:p>653.566</text:p>
          </table:table-cell>
          <table:table-cell table:number-columns-repeated="16381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1599.72" table:style-name="ce1">
            <text:p>1599.72</text:p>
          </table:table-cell>
          <table:table-cell table:number-columns-repeated="16381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100" table:style-name="ce1">
            <text:p>100</text:p>
          </table:table-cell>
          <table:table-cell office:value-type="float" office:value="2610.63" table:style-name="ce1">
            <text:p>2610.63</text:p>
          </table:table-cell>
          <table:table-cell table:number-columns-repeated="16381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100" table:style-name="ce1">
            <text:p>100</text:p>
          </table:table-cell>
          <table:table-cell office:value-type="float" office:value="3755.2" table:style-name="ce1">
            <text:p>3755.2</text:p>
          </table:table-cell>
          <table:table-cell table:number-columns-repeated="16381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4679.1000000000004" table:style-name="ce1">
            <text:p>4679.1</text:p>
          </table:table-cell>
          <table:table-cell table:number-columns-repeated="16381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5982.73" table:style-name="ce1">
            <text:p>5982.73</text:p>
          </table:table-cell>
          <table:table-cell table:number-columns-repeated="16381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7861.3" table:style-name="ce1">
            <text:p>7861.3</text:p>
          </table:table-cell>
          <table:table-cell table:number-columns-repeated="16381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100" table:style-name="ce1">
            <text:p>100</text:p>
          </table:table-cell>
          <table:table-cell office:value-type="float" office:value="8934.41" table:style-name="ce1">
            <text:p>8934.41</text:p>
          </table:table-cell>
          <table:table-cell table:number-columns-repeated="16381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100" table:style-name="ce1">
            <text:p>100</text:p>
          </table:table-cell>
          <table:table-cell office:value-type="float" office:value="11028.4" table:style-name="ce1">
            <text:p>11028.4</text:p>
          </table:table-cell>
          <table:table-cell table:number-columns-repeated="1638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13196.7" table:style-name="ce1">
            <text:p>13196.7</text:p>
          </table:table-cell>
          <table:table-cell table:number-columns-repeated="1638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20.575299999999999" table:style-name="ce1">
            <text:p>20.5753</text:p>
          </table:table-cell>
          <table:table-cell table:number-columns-repeated="1638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0" table:style-name="ce1">
            <text:p>1000</text:p>
          </table:table-cell>
          <table:table-cell office:value-type="float" office:value="41.878700000000002" table:style-name="ce1">
            <text:p>41.8787</text:p>
          </table:table-cell>
          <table:table-cell table:number-columns-repeated="16381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1000" table:style-name="ce1">
            <text:p>1000</text:p>
          </table:table-cell>
          <table:table-cell office:value-type="float" office:value="61.229199999999999" table:style-name="ce1">
            <text:p>61.2292</text:p>
          </table:table-cell>
          <table:table-cell table:number-columns-repeated="16381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1000" table:style-name="ce1">
            <text:p>1000</text:p>
          </table:table-cell>
          <table:table-cell office:value-type="float" office:value="76.450199999999995" table:style-name="ce1">
            <text:p>76.4502</text:p>
          </table:table-cell>
          <table:table-cell table:number-columns-repeated="16381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1000" table:style-name="ce1">
            <text:p>1000</text:p>
          </table:table-cell>
          <table:table-cell office:value-type="float" office:value="94.134500000000003" table:style-name="ce1">
            <text:p>94.1345</text:p>
          </table:table-cell>
          <table:table-cell table:number-columns-repeated="16381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1000" table:style-name="ce1">
            <text:p>1000</text:p>
          </table:table-cell>
          <table:table-cell office:value-type="float" office:value="112.428" table:style-name="ce1">
            <text:p>112.428</text:p>
          </table:table-cell>
          <table:table-cell table:number-columns-repeated="16381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128.541" table:style-name="ce1">
            <text:p>128.541</text:p>
          </table:table-cell>
          <table:table-cell table:number-columns-repeated="16381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1000" table:style-name="ce1">
            <text:p>1000</text:p>
          </table:table-cell>
          <table:table-cell office:value-type="float" office:value="143.72" table:style-name="ce1">
            <text:p>143.72</text:p>
          </table:table-cell>
          <table:table-cell table:number-columns-repeated="16381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float" office:value="1000" table:style-name="ce1">
            <text:p>1000</text:p>
          </table:table-cell>
          <table:table-cell office:value-type="float" office:value="160.73400000000001" table:style-name="ce1">
            <text:p>160.734</text:p>
          </table:table-cell>
          <table:table-cell table:number-columns-repeated="1638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383.61799999999999" table:style-name="ce1">
            <text:p>383.618</text:p>
          </table:table-cell>
          <table:table-cell table:number-columns-repeated="16381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float" office:value="1000" table:style-name="ce1">
            <text:p>1000</text:p>
          </table:table-cell>
          <table:table-cell office:value-type="float" office:value="6508.29" table:style-name="ce1">
            <text:p>6508.29</text:p>
          </table:table-cell>
          <table:table-cell table:number-columns-repeated="16381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1000" table:style-name="ce1">
            <text:p>1000</text:p>
          </table:table-cell>
          <table:table-cell office:value-type="float" office:value="19049.8" table:style-name="ce1">
            <text:p>19049.8</text:p>
          </table:table-cell>
          <table:table-cell table:number-columns-repeated="16381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float" office:value="1000" table:style-name="ce1">
            <text:p>1000</text:p>
          </table:table-cell>
          <table:table-cell office:value-type="float" office:value="55795.199999999997" table:style-name="ce1">
            <text:p>55795.2</text:p>
          </table:table-cell>
          <table:table-cell table:number-columns-repeated="16381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1000" table:style-name="ce1">
            <text:p>1000</text:p>
          </table:table-cell>
          <table:table-cell office:value-type="float" office:value="89645.8" table:style-name="ce1">
            <text:p>89645.8</text:p>
          </table:table-cell>
          <table:table-cell table:number-columns-repeated="16381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float" office:value="1000" table:style-name="ce1">
            <text:p>1000</text:p>
          </table:table-cell>
          <table:table-cell office:value-type="float" office:value="116498" table:style-name="ce1">
            <text:p>116498</text:p>
          </table:table-cell>
          <table:table-cell table:number-columns-repeated="16381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1000" table:style-name="ce1">
            <text:p>1000</text:p>
          </table:table-cell>
          <table:table-cell office:value-type="float" office:value="128833" table:style-name="ce1">
            <text:p>128833</text:p>
          </table:table-cell>
          <table:table-cell table:number-columns-repeated="16381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float" office:value="1000" table:style-name="ce1">
            <text:p>1000</text:p>
          </table:table-cell>
          <table:table-cell office:value-type="float" office:value="162523" table:style-name="ce1">
            <text:p>162523</text:p>
          </table:table-cell>
          <table:table-cell table:number-columns-repeated="16381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float" office:value="1000" table:style-name="ce1">
            <text:p>1000</text:p>
          </table:table-cell>
          <table:table-cell office:value-type="float" office:value="163951" table:style-name="ce1">
            <text:p>163951</text:p>
          </table:table-cell>
          <table:table-cell table:number-columns-repeated="16381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205601" table:style-name="ce1">
            <text:p>205601</text:p>
          </table:table-cell>
          <table:table-cell table:number-columns-repeated="16381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office:value-type="float" office:value="243212" table:style-name="ce1">
            <text:p>243212</text:p>
          </table:table-cell>
          <table:table-cell table:number-columns-repeated="16381"/>
        </table:table-row>
        <table:table-row table:number-rows-repeated="1048536" table:style-name="ro2">
          <table:table-cell table:number-columns-repeated="16384"/>
        </table:table-row>
      </table:table>
      <table:table table:name="ra" table:style-name="ta2">
        <table:table-column table:style-name="co2" table:number-columns-repeated="3" table:default-cell-style-name="ce1"/>
        <table:table-column table:style-name="co3" table:number-columns-repeated="16381" table:default-cell-style-name="ce1"/>
        <table:table-row table:style-name="ro2"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float" office:value="1.68346" table:style-name="ce1">
            <text:p>1.68346</text:p>
          </table:table-cell>
          <table:table-cell table:number-columns-repeated="1638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.98291" table:style-name="ce1">
            <text:p>2.98291</text:p>
          </table:table-cell>
          <table:table-cell table:number-columns-repeated="1638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4.11782" table:style-name="ce1">
            <text:p>4.11782</text:p>
          </table:table-cell>
          <table:table-cell table:number-columns-repeated="16381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4.8752599999999999" table:style-name="ce1">
            <text:p>4.87526</text:p>
          </table:table-cell>
          <table:table-cell table:number-columns-repeated="1638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6.2730899999999998" table:style-name="ce1">
            <text:p>6.27309</text:p>
          </table:table-cell>
          <table:table-cell table:number-columns-repeated="1638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office:value-type="float" office:value="7.2408000000000001" table:style-name="ce1">
            <text:p>7.2408</text:p>
          </table:table-cell>
          <table:table-cell table:number-columns-repeated="1638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8.2186199999999996" table:style-name="ce1">
            <text:p>8.21862</text:p>
          </table:table-cell>
          <table:table-cell table:number-columns-repeated="16381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office:value-type="float" office:value="9.2108799999999995" table:style-name="ce1">
            <text:p>9.21088</text:p>
          </table:table-cell>
          <table:table-cell table:number-columns-repeated="16381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office:value-type="float" office:value="10.297599999999999" table:style-name="ce1">
            <text:p>10.2976</text:p>
          </table:table-cell>
          <table:table-cell table:number-columns-repeated="1638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6.418600000000001" table:style-name="ce1">
            <text:p>26.4186</text:p>
          </table:table-cell>
          <table:table-cell table:number-columns-repeated="16381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100" table:style-name="ce1">
            <text:p>100</text:p>
          </table:table-cell>
          <table:table-cell office:value-type="float" office:value="30.7273" table:style-name="ce1">
            <text:p>30.7273</text:p>
          </table:table-cell>
          <table:table-cell table:number-columns-repeated="16381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office:value-type="float" office:value="44.131300000000003" table:style-name="ce1">
            <text:p>44.1313</text:p>
          </table:table-cell>
          <table:table-cell table:number-columns-repeated="16381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100" table:style-name="ce1">
            <text:p>100</text:p>
          </table:table-cell>
          <table:table-cell office:value-type="float" office:value="114.602" table:style-name="ce1">
            <text:p>114.602</text:p>
          </table:table-cell>
          <table:table-cell table:number-columns-repeated="16381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100" table:style-name="ce1">
            <text:p>100</text:p>
          </table:table-cell>
          <table:table-cell office:value-type="float" office:value="635.76300000000003" table:style-name="ce1">
            <text:p>635.763</text:p>
          </table:table-cell>
          <table:table-cell table:number-columns-repeated="16381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2445.9499999999998" table:style-name="ce1">
            <text:p>2445.95</text:p>
          </table:table-cell>
          <table:table-cell table:number-columns-repeated="16381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office:value-type="float" office:value="3866.88" table:style-name="ce1">
            <text:p>3866.88</text:p>
          </table:table-cell>
          <table:table-cell table:number-columns-repeated="16381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office:value-type="float" office:value="4044.62" table:style-name="ce1">
            <text:p>4044.62</text:p>
          </table:table-cell>
          <table:table-cell table:number-columns-repeated="16381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100" table:style-name="ce1">
            <text:p>100</text:p>
          </table:table-cell>
          <table:table-cell office:value-type="float" office:value="4320.72" table:style-name="ce1">
            <text:p>4320.72</text:p>
          </table:table-cell>
          <table:table-cell table:number-columns-repeated="16381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100" table:style-name="ce1">
            <text:p>100</text:p>
          </table:table-cell>
          <table:table-cell office:value-type="float" office:value="4712.8500000000004" table:style-name="ce1">
            <text:p>4712.85</text:p>
          </table:table-cell>
          <table:table-cell table:number-columns-repeated="1638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5145.5600000000004" table:style-name="ce1">
            <text:p>5145.56</text:p>
          </table:table-cell>
          <table:table-cell table:number-columns-repeated="1638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12.230700000000001" table:style-name="ce1">
            <text:p>12.2307</text:p>
          </table:table-cell>
          <table:table-cell table:number-columns-repeated="1638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0" table:style-name="ce1">
            <text:p>1000</text:p>
          </table:table-cell>
          <table:table-cell office:value-type="float" office:value="21.139500000000002" table:style-name="ce1">
            <text:p>21.1395</text:p>
          </table:table-cell>
          <table:table-cell table:number-columns-repeated="16381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1000" table:style-name="ce1">
            <text:p>1000</text:p>
          </table:table-cell>
          <table:table-cell office:value-type="float" office:value="32.500700000000002" table:style-name="ce1">
            <text:p>32.5007</text:p>
          </table:table-cell>
          <table:table-cell table:number-columns-repeated="16381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1000" table:style-name="ce1">
            <text:p>1000</text:p>
          </table:table-cell>
          <table:table-cell office:value-type="float" office:value="44.380499999999998" table:style-name="ce1">
            <text:p>44.3805</text:p>
          </table:table-cell>
          <table:table-cell table:number-columns-repeated="16381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1000" table:style-name="ce1">
            <text:p>1000</text:p>
          </table:table-cell>
          <table:table-cell office:value-type="float" office:value="53.702199999999998" table:style-name="ce1">
            <text:p>53.7022</text:p>
          </table:table-cell>
          <table:table-cell table:number-columns-repeated="16381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1000" table:style-name="ce1">
            <text:p>1000</text:p>
          </table:table-cell>
          <table:table-cell office:value-type="float" office:value="64.7059" table:style-name="ce1">
            <text:p>64.7059</text:p>
          </table:table-cell>
          <table:table-cell table:number-columns-repeated="16381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73.9011" table:style-name="ce1">
            <text:p>73.9011</text:p>
          </table:table-cell>
          <table:table-cell table:number-columns-repeated="16381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1000" table:style-name="ce1">
            <text:p>1000</text:p>
          </table:table-cell>
          <table:table-cell office:value-type="float" office:value="86.531199999999998" table:style-name="ce1">
            <text:p>86.5312</text:p>
          </table:table-cell>
          <table:table-cell table:number-columns-repeated="16381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float" office:value="1000" table:style-name="ce1">
            <text:p>1000</text:p>
          </table:table-cell>
          <table:table-cell office:value-type="float" office:value="100.486" table:style-name="ce1">
            <text:p>100.486</text:p>
          </table:table-cell>
          <table:table-cell table:number-columns-repeated="1638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47.26599999999999" table:style-name="ce1">
            <text:p>147.266</text:p>
          </table:table-cell>
          <table:table-cell table:number-columns-repeated="16381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float" office:value="1000" table:style-name="ce1">
            <text:p>1000</text:p>
          </table:table-cell>
          <table:table-cell office:value-type="float" office:value="289.15600000000001" table:style-name="ce1">
            <text:p>289.156</text:p>
          </table:table-cell>
          <table:table-cell table:number-columns-repeated="16381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1000" table:style-name="ce1">
            <text:p>1000</text:p>
          </table:table-cell>
          <table:table-cell office:value-type="float" office:value="336" table:style-name="ce1">
            <text:p>336</text:p>
          </table:table-cell>
          <table:table-cell table:number-columns-repeated="16381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float" office:value="1000" table:style-name="ce1">
            <text:p>1000</text:p>
          </table:table-cell>
          <table:table-cell office:value-type="float" office:value="601.01300000000003" table:style-name="ce1">
            <text:p>601.013</text:p>
          </table:table-cell>
          <table:table-cell table:number-columns-repeated="16381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1000" table:style-name="ce1">
            <text:p>1000</text:p>
          </table:table-cell>
          <table:table-cell office:value-type="float" office:value="1190.33" table:style-name="ce1">
            <text:p>1190.33</text:p>
          </table:table-cell>
          <table:table-cell table:number-columns-repeated="16381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float" office:value="1000" table:style-name="ce1">
            <text:p>1000</text:p>
          </table:table-cell>
          <table:table-cell office:value-type="float" office:value="11330.6" table:style-name="ce1">
            <text:p>11330.6</text:p>
          </table:table-cell>
          <table:table-cell table:number-columns-repeated="16381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1000" table:style-name="ce1">
            <text:p>1000</text:p>
          </table:table-cell>
          <table:table-cell office:value-type="float" office:value="42766" table:style-name="ce1">
            <text:p>42766</text:p>
          </table:table-cell>
          <table:table-cell table:number-columns-repeated="16381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float" office:value="1000" table:style-name="ce1">
            <text:p>1000</text:p>
          </table:table-cell>
          <table:table-cell office:value-type="float" office:value="43682.5" table:style-name="ce1">
            <text:p>43682.5</text:p>
          </table:table-cell>
          <table:table-cell table:number-columns-repeated="16381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float" office:value="1000" table:style-name="ce1">
            <text:p>1000</text:p>
          </table:table-cell>
          <table:table-cell office:value-type="float" office:value="45653.5" table:style-name="ce1">
            <text:p>45653.5</text:p>
          </table:table-cell>
          <table:table-cell table:number-columns-repeated="16381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office:value-type="float" office:value="48988.1" table:style-name="ce1">
            <text:p>48988.1</text:p>
          </table:table-cell>
          <table:table-cell table:number-columns-repeated="16381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office:value-type="float" office:value="52654.9" table:style-name="ce1">
            <text:p>52654.9</text:p>
          </table:table-cell>
          <table:table-cell table:number-columns-repeated="16381"/>
        </table:table-row>
        <table:table-row table:number-rows-repeated="1048536" table:style-name="ro2">
          <table:table-cell table:number-columns-repeated="16384"/>
        </table:table-row>
      </table:table>
      <table:table table:name="addvec" table:style-name="ta2">
        <table:table-column table:style-name="co2" table:number-columns-repeated="2" table:default-cell-style-name="ce1"/>
        <table:table-column table:style-name="co3" table:number-columns-repeated="16382" table:default-cell-style-name="ce1"/>
        <table:table-row table:style-name="ro2"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" table:style-name="ce1">
            <text:p>100</text:p>
          </table:table-cell>
          <table:table-cell table:number-columns-repeated="16382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1100" table:style-name="ce1">
            <text:p>11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1200" table:style-name="ce1">
            <text:p>12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1300" table:style-name="ce1">
            <text:p>13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1400" table:style-name="ce1">
            <text:p>14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1500" table:style-name="ce1">
            <text:p>15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1600" table:style-name="ce1">
            <text:p>16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1700" table:style-name="ce1">
            <text:p>17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1800" table:style-name="ce1">
            <text:p>18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1900" table:style-name="ce1">
            <text:p>19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1000" table:style-name="ce1">
            <text:p>1000</text:p>
          </table:table-cell>
          <table:table-cell table:number-columns-repeated="16382"/>
        </table:table-row>
        <table:table-row table:number-rows-repeated="1048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돋움" svg:font-family="돋움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park dojin</dc:creator>
    <meta:creation-date>2020-06-05T16:34:13Z</meta:creation-date>
    <dc:date>2021-04-05T05:22:53Z</dc:date>
    <meta:editing-cycles>65</meta:editing-cycles>
    <meta:editing-duration>PT2223S</meta:editing-duration>
  </office:meta>
</office:document-meta>
</file>